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92.13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eurs_mensuelles" table:style-name="ta1">
        <table:shapes>
          <draw:frame draw:z-index="0" draw:style-name="gr1" draw:text-style-name="P1" svg:width="159.95mm" svg:height="90.04mm" svg:x="292.22mm" svg:y="13.55mm">
            <draw:object draw:notify-on-update-of-ranges="valeurs_mensuelles.E3:valeurs_mensuelles.E3 valeurs_mensuelles.B4:valeurs_mensuelles.B6 valeurs_mensuelles.G1:valeurs_mensuelles.G1 valeurs_mensuelles.C4:valeurs_mensuelles.C6 valeurs_mensuelles.B7:valeurs_mensuelles.B246 valeurs_mensuelles.F1:valeurs_mensuelles.F1 valeurs_mensuelles.C7:valeurs_mensuelles.C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3.91mm" svg:height="90.04mm" svg:x="290.96mm" svg:y="103.59mm">
            <draw:object draw:notify-on-update-of-ranges="valeurs_mensuelles.B4:valeurs_mensuelles.B6 valeurs_mensuelles.G1:valeurs_mensuelles.G1 valeurs_mensuelles.E4:valeurs_mensuelles.E6 valeurs_mensuelles.B7:valeurs_mensuelles.B246 valeurs_mensuelles.F1:valeurs_mensuelles.F1 valeurs_mensuelles.E7:valeurs_mensuelles.E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3.52mm" svg:height="90.05mm" svg:x="291.07mm" svg:y="196.26mm">
            <draw:object draw:notify-on-update-of-ranges="valeurs_mensuelles.B4:valeurs_mensuelles.B6 valeurs_mensuelles.G1:valeurs_mensuelles.G1 valeurs_mensuelles.F4:valeurs_mensuelles.F6 valeurs_mensuelles.B7:valeurs_mensuelles.B245 valeurs_mensuelles.F1:valeurs_mensuelles.F1 valeurs_mensuelles.F7:valeurs_mensuelles.F2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table:style-name="Default" office:value-type="string" calcext:value-type="string">
            <text:p>Libellé</text:p>
          </table:table-cell>
          <table:table-cell/>
          <table:table-cell office:value-type="string" calcext:value-type="string">
            <text:p>Démographie - Nombre de décès - France métropolitaine</text:p>
          </table:table-cell>
          <table:table-cell office:value-type="string" calcext:value-type="string">
            <text:p>Codes</text:p>
          </table:table-cell>
          <table:table-cell table:style-name="Default"/>
          <table:table-cell table:style-name="Default" office:value-type="string" calcext:value-type="string">
            <text:p>2000-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style-name="Default" office:value-type="string" calcext:value-type="string">
            <text:p>idBank</text:p>
          </table:table-cell>
          <table:table-cell/>
          <table:table-cell office:value-type="float" office:value="436394" calcext:value-type="float">
            <text:p>43639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ério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Démographie - Nombre de décès - France métropolitaine</text:p>
          </table:table-cell>
          <table:table-cell/>
          <table:table-cell table:style-name="Default" office:value-type="string" calcext:value-type="string">
            <text:p>Pourcentage / Mars 2020</text:p>
          </table:table-cell>
          <table:table-cell table:style-name="Default" office:value-type="string" calcext:value-type="string">
            <text:p>Pourcentage différence avec mois précédent</text:p>
          </table:table-cell>
          <table:table-cell/>
        </table:table-row>
        <table:table-row table:style-name="ro1">
          <table:table-cell office:value-type="string" calcext:value-type="string">
            <text:p>2020-03</text:p>
          </table:table-cell>
          <table:table-cell table:formula="of:=INT(RIGHT([.A4];2))" office:value-type="float" office:value="3" calcext:value-type="float">
            <text:p>3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P</text:p>
          </table:table-cell>
          <table:table-cell table:formula="of:=[.C4]/[.C$4]" office:value-type="percentage" office:value="1" calcext:value-type="percentage">
            <text:p>100.00%</text:p>
          </table:table-cell>
          <table:table-cell table:formula="of:=([.C4]-[.C5])/[.C5]" office:value-type="percentage" office:value="0.205588822355289" calcext:value-type="percentage">
            <text:p>20.56%</text:p>
          </table:table-cell>
          <table:table-cell/>
        </table:table-row>
        <table:table-row table:style-name="ro1">
          <table:table-cell office:value-type="string" calcext:value-type="string">
            <text:p>2020-02</text:p>
          </table:table-cell>
          <table:table-cell table:formula="of:=INT(RIGHT([.A5];2))" office:value-type="float" office:value="2" calcext:value-type="float">
            <text:p>2</text:p>
          </table:table-cell>
          <table:table-cell office:value-type="float" office:value="50100" calcext:value-type="float">
            <text:p>50100</text:p>
          </table:table-cell>
          <table:table-cell office:value-type="string" calcext:value-type="string">
            <text:p>P</text:p>
          </table:table-cell>
          <table:table-cell table:formula="of:=[.C5]/[.C$4]" office:value-type="percentage" office:value="0.829470198675497" calcext:value-type="percentage">
            <text:p>82.95%</text:p>
          </table:table-cell>
          <table:table-cell table:formula="of:=([.C5]-[.C6])/[.C6]" office:value-type="percentage" office:value="-0.103756708407871" calcext:value-type="percentage">
            <text:p>-10.38%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table:formula="of:=INT(RIGHT([.A6];2))" office:value-type="float" office:value="1" calcext:value-type="float">
            <text:p>1</text:p>
          </table:table-cell>
          <table:table-cell office:value-type="float" office:value="55900" calcext:value-type="float">
            <text:p>55900</text:p>
          </table:table-cell>
          <table:table-cell office:value-type="string" calcext:value-type="string">
            <text:p>P</text:p>
          </table:table-cell>
          <table:table-cell table:formula="of:=[.C6]/[.C$4]" office:value-type="percentage" office:value="0.925496688741722" calcext:value-type="percentage">
            <text:p>92.55%</text:p>
          </table:table-cell>
          <table:table-cell table:formula="of:=([.C6]-[.C7])/[.C7]" office:value-type="percentage" office:value="0.0390334572490706" calcext:value-type="percentage">
            <text:p>3.90%</text:p>
          </table:table-cell>
          <table:table-cell/>
        </table:table-row>
        <table:table-row table:style-name="ro1">
          <table:table-cell office:value-type="string" calcext:value-type="string">
            <text:p>2019-12</text:p>
          </table:table-cell>
          <table:table-cell table:formula="of:=INT(RIGHT([.A7];2))" office:value-type="float" office:value="12" calcext:value-type="float">
            <text:p>12</text:p>
          </table:table-cell>
          <table:table-cell office:value-type="float" office:value="53800" calcext:value-type="float">
            <text:p>53800</text:p>
          </table:table-cell>
          <table:table-cell office:value-type="string" calcext:value-type="string">
            <text:p>P</text:p>
          </table:table-cell>
          <table:table-cell table:formula="of:=[.C7]/[.C$4]" office:value-type="percentage" office:value="0.890728476821192" calcext:value-type="percentage">
            <text:p>89.07%</text:p>
          </table:table-cell>
          <table:table-cell table:formula="of:=([.C7]-[.C8])/[.C8]" office:value-type="percentage" office:value="0.0590551181102362" calcext:value-type="percentage">
            <text:p>5.91%</text:p>
          </table:table-cell>
          <table:table-cell/>
        </table:table-row>
        <table:table-row table:style-name="ro1">
          <table:table-cell office:value-type="string" calcext:value-type="string">
            <text:p>2019-11</text:p>
          </table:table-cell>
          <table:table-cell table:formula="of:=INT(RIGHT([.A8];2))" office:value-type="float" office:value="11" calcext:value-type="float">
            <text:p>11</text:p>
          </table:table-cell>
          <table:table-cell office:value-type="float" office:value="50800" calcext:value-type="float">
            <text:p>50800</text:p>
          </table:table-cell>
          <table:table-cell office:value-type="string" calcext:value-type="string">
            <text:p>P</text:p>
          </table:table-cell>
          <table:table-cell table:formula="of:=[.C8]/[.C$4]" office:value-type="percentage" office:value="0.841059602649007" calcext:value-type="percentage">
            <text:p>84.11%</text:p>
          </table:table-cell>
          <table:table-cell table:formula="of:=([.C8]-[.C9])/[.C9]" office:value-type="percentage" office:value="0.032520325203252" calcext:value-type="percentage">
            <text:p>3.25%</text:p>
          </table:table-cell>
          <table:table-cell/>
        </table:table-row>
        <table:table-row table:style-name="ro1">
          <table:table-cell office:value-type="string" calcext:value-type="string">
            <text:p>2019-10</text:p>
          </table:table-cell>
          <table:table-cell table:formula="of:=INT(RIGHT([.A9];2))" office:value-type="float" office:value="10" calcext:value-type="float">
            <text:p>10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P</text:p>
          </table:table-cell>
          <table:table-cell table:formula="of:=[.C9]/[.C$4]" office:value-type="percentage" office:value="0.814569536423841" calcext:value-type="percentage">
            <text:p>81.46%</text:p>
          </table:table-cell>
          <table:table-cell table:formula="of:=([.C9]-[.C10])/[.C10]" office:value-type="percentage" office:value="0.0909090909090909" calcext:value-type="percentage">
            <text:p>9.09%</text:p>
          </table:table-cell>
          <table:table-cell/>
        </table:table-row>
        <table:table-row table:style-name="ro1">
          <table:table-cell office:value-type="string" calcext:value-type="string">
            <text:p>2019-09</text:p>
          </table:table-cell>
          <table:table-cell table:formula="of:=INT(RIGHT([.A10];2))" office:value-type="float" office:value="9" calcext:value-type="float">
            <text:p>9</text:p>
          </table:table-cell>
          <table:table-cell office:value-type="float" office:value="45100" calcext:value-type="float">
            <text:p>45100</text:p>
          </table:table-cell>
          <table:table-cell office:value-type="string" calcext:value-type="string">
            <text:p>P</text:p>
          </table:table-cell>
          <table:table-cell table:formula="of:=[.C10]/[.C$4]" office:value-type="percentage" office:value="0.746688741721854" calcext:value-type="percentage">
            <text:p>74.67%</text:p>
          </table:table-cell>
          <table:table-cell table:formula="of:=([.C10]-[.C11])/[.C11]" office:value-type="percentage" office:value="-0.0174291938997821" calcext:value-type="percentage">
            <text:p>-1.74%</text:p>
          </table:table-cell>
          <table:table-cell/>
        </table:table-row>
        <table:table-row table:style-name="ro1">
          <table:table-cell office:value-type="string" calcext:value-type="string">
            <text:p>2019-08</text:p>
          </table:table-cell>
          <table:table-cell table:formula="of:=INT(RIGHT([.A11];2))" office:value-type="float" office:value="8" calcext:value-type="float">
            <text:p>8</text:p>
          </table:table-cell>
          <table:table-cell office:value-type="float" office:value="45900" calcext:value-type="float">
            <text:p>45900</text:p>
          </table:table-cell>
          <table:table-cell office:value-type="string" calcext:value-type="string">
            <text:p>P</text:p>
          </table:table-cell>
          <table:table-cell table:formula="of:=[.C11]/[.C$4]" office:value-type="percentage" office:value="0.759933774834437" calcext:value-type="percentage">
            <text:p>75.99%</text:p>
          </table:table-cell>
          <table:table-cell table:formula="of:=([.C11]-[.C12])/[.C12]" office:value-type="percentage" office:value="-0.0192307692307692" calcext:value-type="percentage">
            <text:p>-1.92%</text:p>
          </table:table-cell>
          <table:table-cell/>
        </table:table-row>
        <table:table-row table:style-name="ro1">
          <table:table-cell office:value-type="string" calcext:value-type="string">
            <text:p>2019-07</text:p>
          </table:table-cell>
          <table:table-cell table:formula="of:=INT(RIGHT([.A12];2))" office:value-type="float" office:value="7" calcext:value-type="float">
            <text:p>7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P</text:p>
          </table:table-cell>
          <table:table-cell table:formula="of:=[.C12]/[.C$4]" office:value-type="percentage" office:value="0.774834437086093" calcext:value-type="percentage">
            <text:p>77.48%</text:p>
          </table:table-cell>
          <table:table-cell table:formula="of:=([.C12]-[.C13])/[.C13]" office:value-type="percentage" office:value="0.033112582781457" calcext:value-type="percentage">
            <text:p>3.31%</text:p>
          </table:table-cell>
          <table:table-cell/>
        </table:table-row>
        <table:table-row table:style-name="ro1">
          <table:table-cell office:value-type="string" calcext:value-type="string">
            <text:p>2019-06</text:p>
          </table:table-cell>
          <table:table-cell table:formula="of:=INT(RIGHT([.A13];2))" office:value-type="float" office:value="6" calcext:value-type="float">
            <text:p>6</text:p>
          </table:table-cell>
          <table:table-cell office:value-type="float" office:value="45300" calcext:value-type="float">
            <text:p>45300</text:p>
          </table:table-cell>
          <table:table-cell office:value-type="string" calcext:value-type="string">
            <text:p>P</text:p>
          </table:table-cell>
          <table:table-cell table:formula="of:=[.C13]/[.C$4]" office:value-type="percentage" office:value="0.75" calcext:value-type="percentage">
            <text:p>75.00%</text:p>
          </table:table-cell>
          <table:table-cell table:formula="of:=([.C13]-[.C14])/[.C14]" office:value-type="percentage" office:value="-0.05625" calcext:value-type="percentage">
            <text:p>-5.63%</text:p>
          </table:table-cell>
          <table:table-cell/>
        </table:table-row>
        <table:table-row table:style-name="ro1">
          <table:table-cell office:value-type="string" calcext:value-type="string">
            <text:p>2019-05</text:p>
          </table:table-cell>
          <table:table-cell table:formula="of:=INT(RIGHT([.A14];2))" office:value-type="float" office:value="5" calcext:value-type="float">
            <text:p>5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P</text:p>
          </table:table-cell>
          <table:table-cell table:formula="of:=[.C14]/[.C$4]" office:value-type="percentage" office:value="0.794701986754967" calcext:value-type="percentage">
            <text:p>79.47%</text:p>
          </table:table-cell>
          <table:table-cell table:formula="of:=([.C14]-[.C15])/[.C15]" office:value-type="percentage" office:value="-0.00207900207900208" calcext:value-type="percentage">
            <text:p>-0.21%</text:p>
          </table:table-cell>
          <table:table-cell/>
        </table:table-row>
        <table:table-row table:style-name="ro1">
          <table:table-cell office:value-type="string" calcext:value-type="string">
            <text:p>2019-04</text:p>
          </table:table-cell>
          <table:table-cell table:formula="of:=INT(RIGHT([.A15];2))" office:value-type="float" office:value="4" calcext:value-type="float">
            <text:p>4</text:p>
          </table:table-cell>
          <table:table-cell office:value-type="float" office:value="48100" calcext:value-type="float">
            <text:p>48100</text:p>
          </table:table-cell>
          <table:table-cell office:value-type="string" calcext:value-type="string">
            <text:p>P</text:p>
          </table:table-cell>
          <table:table-cell table:formula="of:=[.C15]/[.C$4]" office:value-type="percentage" office:value="0.79635761589404" calcext:value-type="percentage">
            <text:p>79.64%</text:p>
          </table:table-cell>
          <table:table-cell table:formula="of:=([.C15]-[.C16])/[.C16]" office:value-type="percentage" office:value="-0.0820610687022901" calcext:value-type="percentage">
            <text:p>-8.21%</text:p>
          </table:table-cell>
          <table:table-cell/>
        </table:table-row>
        <table:table-row table:style-name="ro1">
          <table:table-cell office:value-type="string" calcext:value-type="string">
            <text:p>2019-03</text:p>
          </table:table-cell>
          <table:table-cell table:formula="of:=INT(RIGHT([.A16];2))" office:value-type="float" office:value="3" calcext:value-type="float">
            <text:p>3</text:p>
          </table:table-cell>
          <table:table-cell office:value-type="float" office:value="52400" calcext:value-type="float">
            <text:p>52400</text:p>
          </table:table-cell>
          <table:table-cell office:value-type="string" calcext:value-type="string">
            <text:p>P</text:p>
          </table:table-cell>
          <table:table-cell table:formula="of:=[.C16]/[.C$4]" office:value-type="percentage" office:value="0.867549668874172" calcext:value-type="percentage">
            <text:p>86.75%</text:p>
          </table:table-cell>
          <table:table-cell table:formula="of:=([.C16]-[.C17])/[.C17]" office:value-type="percentage" office:value="-0.0437956204379562" calcext:value-type="percentage">
            <text:p>-4.38%</text:p>
          </table:table-cell>
          <table:table-cell/>
        </table:table-row>
        <table:table-row table:style-name="ro1">
          <table:table-cell office:value-type="string" calcext:value-type="string">
            <text:p>2019-02</text:p>
          </table:table-cell>
          <table:table-cell table:formula="of:=INT(RIGHT([.A17];2))" office:value-type="float" office:value="2" calcext:value-type="float">
            <text:p>2</text:p>
          </table:table-cell>
          <table:table-cell office:value-type="float" office:value="54800" calcext:value-type="float">
            <text:p>54800</text:p>
          </table:table-cell>
          <table:table-cell office:value-type="string" calcext:value-type="string">
            <text:p>P</text:p>
          </table:table-cell>
          <table:table-cell table:formula="of:=[.C17]/[.C$4]" office:value-type="percentage" office:value="0.907284768211921" calcext:value-type="percentage">
            <text:p>90.73%</text:p>
          </table:table-cell>
          <table:table-cell table:formula="of:=([.C17]-[.C18])/[.C18]" office:value-type="percentage" office:value="-0.0743243243243243" calcext:value-type="percentage">
            <text:p>-7.43%</text:p>
          </table:table-cell>
          <table:table-cell/>
        </table:table-row>
        <table:table-row table:style-name="ro1">
          <table:table-cell office:value-type="string" calcext:value-type="string">
            <text:p>2019-01</text:p>
          </table:table-cell>
          <table:table-cell table:formula="of:=INT(RIGHT([.A18];2))" office:value-type="float" office:value="1" calcext:value-type="float">
            <text:p>1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P</text:p>
          </table:table-cell>
          <table:table-cell table:formula="of:=[.C18]/[.C$4]" office:value-type="percentage" office:value="0.980132450331126" calcext:value-type="percentage">
            <text:p>98.01%</text:p>
          </table:table-cell>
          <table:table-cell table:formula="of:=([.C18]-[.C19])/[.C19]" office:value-type="percentage" office:value="0.140611151786058" calcext:value-type="percentage">
            <text:p>14.06%</text:p>
          </table:table-cell>
          <table:table-cell/>
        </table:table-row>
        <table:table-row table:style-name="ro1">
          <table:table-cell office:value-type="string" calcext:value-type="string">
            <text:p>2018-12</text:p>
          </table:table-cell>
          <table:table-cell table:formula="of:=INT(RIGHT([.A19];2))" office:value-type="float" office:value="12" calcext:value-type="float">
            <text:p>12</text:p>
          </table:table-cell>
          <table:table-cell office:value-type="float" office:value="51902" calcext:value-type="float">
            <text:p>51902</text:p>
          </table:table-cell>
          <table:table-cell office:value-type="string" calcext:value-type="string">
            <text:p>A</text:p>
          </table:table-cell>
          <table:table-cell table:formula="of:=[.C19]/[.C$4]" office:value-type="percentage" office:value="0.859304635761589" calcext:value-type="percentage">
            <text:p>85.93%</text:p>
          </table:table-cell>
          <table:table-cell table:formula="of:=([.C19]-[.C20])/[.C20]" office:value-type="percentage" office:value="0.0653557206781888" calcext:value-type="percentage">
            <text:p>6.54%</text:p>
          </table:table-cell>
          <table:table-cell/>
        </table:table-row>
        <table:table-row table:style-name="ro1">
          <table:table-cell office:value-type="string" calcext:value-type="string">
            <text:p>2018-11</text:p>
          </table:table-cell>
          <table:table-cell table:formula="of:=INT(RIGHT([.A20];2))" office:value-type="float" office:value="11" calcext:value-type="float">
            <text:p>11</text:p>
          </table:table-cell>
          <table:table-cell office:value-type="float" office:value="48718" calcext:value-type="float">
            <text:p>48718</text:p>
          </table:table-cell>
          <table:table-cell office:value-type="string" calcext:value-type="string">
            <text:p>A</text:p>
          </table:table-cell>
          <table:table-cell table:formula="of:=[.C20]/[.C$4]" office:value-type="percentage" office:value="0.80658940397351" calcext:value-type="percentage">
            <text:p>80.66%</text:p>
          </table:table-cell>
          <table:table-cell table:formula="of:=([.C20]-[.C21])/[.C21]" office:value-type="percentage" office:value="-0.0030286907051938" calcext:value-type="percentage">
            <text:p>-0.30%</text:p>
          </table:table-cell>
          <table:table-cell/>
        </table:table-row>
        <table:table-row table:style-name="ro1">
          <table:table-cell office:value-type="string" calcext:value-type="string">
            <text:p>2018-10</text:p>
          </table:table-cell>
          <table:table-cell table:formula="of:=INT(RIGHT([.A21];2))" office:value-type="float" office:value="10" calcext:value-type="float">
            <text:p>10</text:p>
          </table:table-cell>
          <table:table-cell office:value-type="float" office:value="48866" calcext:value-type="float">
            <text:p>48866</text:p>
          </table:table-cell>
          <table:table-cell office:value-type="string" calcext:value-type="string">
            <text:p>A</text:p>
          </table:table-cell>
          <table:table-cell table:formula="of:=[.C21]/[.C$4]" office:value-type="percentage" office:value="0.809039735099338" calcext:value-type="percentage">
            <text:p>80.90%</text:p>
          </table:table-cell>
          <table:table-cell table:formula="of:=([.C21]-[.C22])/[.C22]" office:value-type="percentage" office:value="0.0928079434654262" calcext:value-type="percentage">
            <text:p>9.28%</text:p>
          </table:table-cell>
          <table:table-cell/>
        </table:table-row>
        <table:table-row table:style-name="ro1">
          <table:table-cell office:value-type="string" calcext:value-type="string">
            <text:p>2018-09</text:p>
          </table:table-cell>
          <table:table-cell table:formula="of:=INT(RIGHT([.A22];2))" office:value-type="float" office:value="9" calcext:value-type="float">
            <text:p>9</text:p>
          </table:table-cell>
          <table:table-cell office:value-type="float" office:value="44716" calcext:value-type="float">
            <text:p>44716</text:p>
          </table:table-cell>
          <table:table-cell office:value-type="string" calcext:value-type="string">
            <text:p>A</text:p>
          </table:table-cell>
          <table:table-cell table:formula="of:=[.C22]/[.C$4]" office:value-type="percentage" office:value="0.740331125827815" calcext:value-type="percentage">
            <text:p>74.03%</text:p>
          </table:table-cell>
          <table:table-cell table:formula="of:=([.C22]-[.C23])/[.C23]" office:value-type="percentage" office:value="-0.0299375216938563" calcext:value-type="percentage">
            <text:p>-2.99%</text:p>
          </table:table-cell>
          <table:table-cell/>
        </table:table-row>
        <table:table-row table:style-name="ro1">
          <table:table-cell office:value-type="string" calcext:value-type="string">
            <text:p>2018-08</text:p>
          </table:table-cell>
          <table:table-cell table:formula="of:=INT(RIGHT([.A23];2))" office:value-type="float" office:value="8" calcext:value-type="float">
            <text:p>8</text:p>
          </table:table-cell>
          <table:table-cell office:value-type="float" office:value="46096" calcext:value-type="float">
            <text:p>46096</text:p>
          </table:table-cell>
          <table:table-cell office:value-type="string" calcext:value-type="string">
            <text:p>A</text:p>
          </table:table-cell>
          <table:table-cell table:formula="of:=[.C23]/[.C$4]" office:value-type="percentage" office:value="0.76317880794702" calcext:value-type="percentage">
            <text:p>76.32%</text:p>
          </table:table-cell>
          <table:table-cell table:formula="of:=([.C23]-[.C24])/[.C24]" office:value-type="percentage" office:value="-0.0236587380594328" calcext:value-type="percentage">
            <text:p>-2.37%</text:p>
          </table:table-cell>
          <table:table-cell/>
        </table:table-row>
        <table:table-row table:style-name="ro1">
          <table:table-cell office:value-type="string" calcext:value-type="string">
            <text:p>2018-07</text:p>
          </table:table-cell>
          <table:table-cell table:formula="of:=INT(RIGHT([.A24];2))" office:value-type="float" office:value="7" calcext:value-type="float">
            <text:p>7</text:p>
          </table:table-cell>
          <table:table-cell office:value-type="float" office:value="47213" calcext:value-type="float">
            <text:p>47213</text:p>
          </table:table-cell>
          <table:table-cell office:value-type="string" calcext:value-type="string">
            <text:p>A</text:p>
          </table:table-cell>
          <table:table-cell table:formula="of:=[.C24]/[.C$4]" office:value-type="percentage" office:value="0.781672185430464" calcext:value-type="percentage">
            <text:p>78.17%</text:p>
          </table:table-cell>
          <table:table-cell table:formula="of:=([.C24]-[.C25])/[.C25]" office:value-type="percentage" office:value="0.0744879380974056" calcext:value-type="percentage">
            <text:p>7.45%</text:p>
          </table:table-cell>
          <table:table-cell/>
        </table:table-row>
        <table:table-row table:style-name="ro1">
          <table:table-cell office:value-type="string" calcext:value-type="string">
            <text:p>2018-06</text:p>
          </table:table-cell>
          <table:table-cell table:formula="of:=INT(RIGHT([.A25];2))" office:value-type="float" office:value="6" calcext:value-type="float">
            <text:p>6</text:p>
          </table:table-cell>
          <table:table-cell office:value-type="float" office:value="43940" calcext:value-type="float">
            <text:p>43940</text:p>
          </table:table-cell>
          <table:table-cell office:value-type="string" calcext:value-type="string">
            <text:p>A</text:p>
          </table:table-cell>
          <table:table-cell table:formula="of:=[.C25]/[.C$4]" office:value-type="percentage" office:value="0.727483443708609" calcext:value-type="percentage">
            <text:p>72.75%</text:p>
          </table:table-cell>
          <table:table-cell table:formula="of:=([.C25]-[.C26])/[.C26]" office:value-type="percentage" office:value="-0.0600667408231368" calcext:value-type="percentage">
            <text:p>-6.01%</text:p>
          </table:table-cell>
          <table:table-cell/>
        </table:table-row>
        <table:table-row table:style-name="ro1">
          <table:table-cell office:value-type="string" calcext:value-type="string">
            <text:p>2018-05</text:p>
          </table:table-cell>
          <table:table-cell table:formula="of:=INT(RIGHT([.A26];2))" office:value-type="float" office:value="5" calcext:value-type="float">
            <text:p>5</text:p>
          </table:table-cell>
          <table:table-cell office:value-type="float" office:value="46748" calcext:value-type="float">
            <text:p>46748</text:p>
          </table:table-cell>
          <table:table-cell office:value-type="string" calcext:value-type="string">
            <text:p>A</text:p>
          </table:table-cell>
          <table:table-cell table:formula="of:=[.C26]/[.C$4]" office:value-type="percentage" office:value="0.773973509933775" calcext:value-type="percentage">
            <text:p>77.40%</text:p>
          </table:table-cell>
          <table:table-cell table:formula="of:=([.C26]-[.C27])/[.C27]" office:value-type="percentage" office:value="-0.0531475330146642" calcext:value-type="percentage">
            <text:p>-5.31%</text:p>
          </table:table-cell>
          <table:table-cell/>
        </table:table-row>
        <table:table-row table:style-name="ro1">
          <table:table-cell office:value-type="string" calcext:value-type="string">
            <text:p>2018-04</text:p>
          </table:table-cell>
          <table:table-cell table:formula="of:=INT(RIGHT([.A27];2))" office:value-type="float" office:value="4" calcext:value-type="float">
            <text:p>4</text:p>
          </table:table-cell>
          <table:table-cell office:value-type="float" office:value="49372" calcext:value-type="float">
            <text:p>49372</text:p>
          </table:table-cell>
          <table:table-cell office:value-type="string" calcext:value-type="string">
            <text:p>A</text:p>
          </table:table-cell>
          <table:table-cell table:formula="of:=[.C27]/[.C$4]" office:value-type="percentage" office:value="0.817417218543046" calcext:value-type="percentage">
            <text:p>81.74%</text:p>
          </table:table-cell>
          <table:table-cell table:formula="of:=([.C27]-[.C28])/[.C28]" office:value-type="percentage" office:value="-0.166478145628282" calcext:value-type="percentage">
            <text:p>-16.65%</text:p>
          </table:table-cell>
          <table:table-cell/>
        </table:table-row>
        <table:table-row table:style-name="ro1">
          <table:table-cell office:value-type="string" calcext:value-type="string">
            <text:p>2018-03</text:p>
          </table:table-cell>
          <table:table-cell table:formula="of:=INT(RIGHT([.A28];2))" office:value-type="float" office:value="3" calcext:value-type="float">
            <text:p>3</text:p>
          </table:table-cell>
          <table:table-cell office:value-type="float" office:value="59233" calcext:value-type="float">
            <text:p>59233</text:p>
          </table:table-cell>
          <table:table-cell office:value-type="string" calcext:value-type="string">
            <text:p>A</text:p>
          </table:table-cell>
          <table:table-cell table:formula="of:=[.C28]/[.C$4]" office:value-type="percentage" office:value="0.98067880794702" calcext:value-type="percentage">
            <text:p>98.07%</text:p>
          </table:table-cell>
          <table:table-cell table:formula="of:=([.C28]-[.C29])/[.C29]" office:value-type="percentage" office:value="0.158319807575728" calcext:value-type="percentage">
            <text:p>15.83%</text:p>
          </table:table-cell>
          <table:table-cell/>
        </table:table-row>
        <table:table-row table:style-name="ro1">
          <table:table-cell office:value-type="string" calcext:value-type="string">
            <text:p>2018-02</text:p>
          </table:table-cell>
          <table:table-cell table:formula="of:=INT(RIGHT([.A29];2))" office:value-type="float" office:value="2" calcext:value-type="float">
            <text:p>2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A</text:p>
          </table:table-cell>
          <table:table-cell table:formula="of:=[.C29]/[.C$4]" office:value-type="percentage" office:value="0.846639072847682" calcext:value-type="percentage">
            <text:p>84.66%</text:p>
          </table:table-cell>
          <table:table-cell table:formula="of:=([.C29]-[.C30])/[.C30]" office:value-type="percentage" office:value="-0.127518725153981" calcext:value-type="percentage">
            <text:p>-12.75%</text:p>
          </table:table-cell>
          <table:table-cell/>
        </table:table-row>
        <table:table-row table:style-name="ro1">
          <table:table-cell office:value-type="string" calcext:value-type="string">
            <text:p>2018-01</text:p>
          </table:table-cell>
          <table:table-cell table:formula="of:=INT(RIGHT([.A30];2))" office:value-type="float" office:value="1" calcext:value-type="float">
            <text:p>1</text:p>
          </table:table-cell>
          <table:table-cell office:value-type="float" office:value="58611" calcext:value-type="float">
            <text:p>58611</text:p>
          </table:table-cell>
          <table:table-cell office:value-type="string" calcext:value-type="string">
            <text:p>A</text:p>
          </table:table-cell>
          <table:table-cell table:formula="of:=[.C30]/[.C$4]" office:value-type="percentage" office:value="0.970380794701987" calcext:value-type="percentage">
            <text:p>97.04%</text:p>
          </table:table-cell>
          <table:table-cell table:formula="of:=([.C30]-[.C31])/[.C31]" office:value-type="percentage" office:value="0.0489476698403608" calcext:value-type="percentage">
            <text:p>4.89%</text:p>
          </table:table-cell>
          <table:table-cell/>
        </table:table-row>
        <table:table-row table:style-name="ro1">
          <table:table-cell office:value-type="string" calcext:value-type="string">
            <text:p>2017-12</text:p>
          </table:table-cell>
          <table:table-cell table:formula="of:=INT(RIGHT([.A31];2))" office:value-type="float" office:value="12" calcext:value-type="float">
            <text:p>12</text:p>
          </table:table-cell>
          <table:table-cell office:value-type="float" office:value="55876" calcext:value-type="float">
            <text:p>55876</text:p>
          </table:table-cell>
          <table:table-cell office:value-type="string" calcext:value-type="string">
            <text:p>A</text:p>
          </table:table-cell>
          <table:table-cell table:formula="of:=[.C31]/[.C$4]" office:value-type="percentage" office:value="0.925099337748344" calcext:value-type="percentage">
            <text:p>92.51%</text:p>
          </table:table-cell>
          <table:table-cell table:formula="of:=([.C31]-[.C32])/[.C32]" office:value-type="percentage" office:value="0.140768869561667" calcext:value-type="percentage">
            <text:p>14.08%</text:p>
          </table:table-cell>
          <table:table-cell/>
        </table:table-row>
        <table:table-row table:style-name="ro1">
          <table:table-cell office:value-type="string" calcext:value-type="string">
            <text:p>2017-11</text:p>
          </table:table-cell>
          <table:table-cell table:formula="of:=INT(RIGHT([.A32];2))" office:value-type="float" office:value="11" calcext:value-type="float">
            <text:p>11</text:p>
          </table:table-cell>
          <table:table-cell office:value-type="float" office:value="48981" calcext:value-type="float">
            <text:p>48981</text:p>
          </table:table-cell>
          <table:table-cell office:value-type="string" calcext:value-type="string">
            <text:p>A</text:p>
          </table:table-cell>
          <table:table-cell table:formula="of:=[.C32]/[.C$4]" office:value-type="percentage" office:value="0.810943708609272" calcext:value-type="percentage">
            <text:p>81.09%</text:p>
          </table:table-cell>
          <table:table-cell table:formula="of:=([.C32]-[.C33])/[.C33]" office:value-type="percentage" office:value="0.0133440913604767" calcext:value-type="percentage">
            <text:p>1.33%</text:p>
          </table:table-cell>
          <table:table-cell/>
        </table:table-row>
        <table:table-row table:style-name="ro1">
          <table:table-cell office:value-type="string" calcext:value-type="string">
            <text:p>2017-10</text:p>
          </table:table-cell>
          <table:table-cell table:formula="of:=INT(RIGHT([.A33];2))" office:value-type="float" office:value="10" calcext:value-type="float">
            <text:p>10</text:p>
          </table:table-cell>
          <table:table-cell office:value-type="float" office:value="48336" calcext:value-type="float">
            <text:p>48336</text:p>
          </table:table-cell>
          <table:table-cell office:value-type="string" calcext:value-type="string">
            <text:p>A</text:p>
          </table:table-cell>
          <table:table-cell table:formula="of:=[.C33]/[.C$4]" office:value-type="percentage" office:value="0.800264900662252" calcext:value-type="percentage">
            <text:p>80.03%</text:p>
          </table:table-cell>
          <table:table-cell table:formula="of:=([.C33]-[.C34])/[.C34]" office:value-type="percentage" office:value="0.0725364457363481" calcext:value-type="percentage">
            <text:p>7.25%</text:p>
          </table:table-cell>
          <table:table-cell/>
        </table:table-row>
        <table:table-row table:style-name="ro1">
          <table:table-cell office:value-type="string" calcext:value-type="string">
            <text:p>2017-09</text:p>
          </table:table-cell>
          <table:table-cell table:formula="of:=INT(RIGHT([.A34];2))" office:value-type="float" office:value="9" calcext:value-type="float">
            <text:p>9</text:p>
          </table:table-cell>
          <table:table-cell office:value-type="float" office:value="45067" calcext:value-type="float">
            <text:p>45067</text:p>
          </table:table-cell>
          <table:table-cell office:value-type="string" calcext:value-type="string">
            <text:p>A</text:p>
          </table:table-cell>
          <table:table-cell table:formula="of:=[.C34]/[.C$4]" office:value-type="percentage" office:value="0.74614238410596" calcext:value-type="percentage">
            <text:p>74.61%</text:p>
          </table:table-cell>
          <table:table-cell table:formula="of:=([.C34]-[.C35])/[.C35]" office:value-type="percentage" office:value="-0.0107340416191062" calcext:value-type="percentage">
            <text:p>-1.07%</text:p>
          </table:table-cell>
          <table:table-cell/>
        </table:table-row>
        <table:table-row table:style-name="ro1">
          <table:table-cell office:value-type="string" calcext:value-type="string">
            <text:p>2017-08</text:p>
          </table:table-cell>
          <table:table-cell table:formula="of:=INT(RIGHT([.A35];2))" office:value-type="float" office:value="8" calcext:value-type="float">
            <text:p>8</text:p>
          </table:table-cell>
          <table:table-cell office:value-type="float" office:value="45556" calcext:value-type="float">
            <text:p>45556</text:p>
          </table:table-cell>
          <table:table-cell office:value-type="string" calcext:value-type="string">
            <text:p>A</text:p>
          </table:table-cell>
          <table:table-cell table:formula="of:=[.C35]/[.C$4]" office:value-type="percentage" office:value="0.754238410596027" calcext:value-type="percentage">
            <text:p>75.42%</text:p>
          </table:table-cell>
          <table:table-cell table:formula="of:=([.C35]-[.C36])/[.C36]" office:value-type="percentage" office:value="0.00647327839515719" calcext:value-type="percentage">
            <text:p>0.65%</text:p>
          </table:table-cell>
          <table:table-cell/>
        </table:table-row>
        <table:table-row table:style-name="ro1">
          <table:table-cell office:value-type="string" calcext:value-type="string">
            <text:p>2017-07</text:p>
          </table:table-cell>
          <table:table-cell table:formula="of:=INT(RIGHT([.A36];2))" office:value-type="float" office:value="7" calcext:value-type="float">
            <text:p>7</text:p>
          </table:table-cell>
          <table:table-cell office:value-type="float" office:value="45263" calcext:value-type="float">
            <text:p>45263</text:p>
          </table:table-cell>
          <table:table-cell office:value-type="string" calcext:value-type="string">
            <text:p>A</text:p>
          </table:table-cell>
          <table:table-cell table:formula="of:=[.C36]/[.C$4]" office:value-type="percentage" office:value="0.749387417218543" calcext:value-type="percentage">
            <text:p>74.94%</text:p>
          </table:table-cell>
          <table:table-cell table:formula="of:=([.C36]-[.C37])/[.C37]" office:value-type="percentage" office:value="0.0429502983939722" calcext:value-type="percentage">
            <text:p>4.30%</text:p>
          </table:table-cell>
          <table:table-cell/>
        </table:table-row>
        <table:table-row table:style-name="ro1">
          <table:table-cell office:value-type="string" calcext:value-type="string">
            <text:p>2017-06</text:p>
          </table:table-cell>
          <table:table-cell table:formula="of:=INT(RIGHT([.A37];2))" office:value-type="float" office:value="6" calcext:value-type="float">
            <text:p>6</text:p>
          </table:table-cell>
          <table:table-cell office:value-type="float" office:value="43399" calcext:value-type="float">
            <text:p>43399</text:p>
          </table:table-cell>
          <table:table-cell office:value-type="string" calcext:value-type="string">
            <text:p>A</text:p>
          </table:table-cell>
          <table:table-cell table:formula="of:=[.C37]/[.C$4]" office:value-type="percentage" office:value="0.718526490066225" calcext:value-type="percentage">
            <text:p>71.85%</text:p>
          </table:table-cell>
          <table:table-cell table:formula="of:=([.C37]-[.C38])/[.C38]" office:value-type="percentage" office:value="-0.0829970207281256" calcext:value-type="percentage">
            <text:p>-8.30%</text:p>
          </table:table-cell>
          <table:table-cell/>
        </table:table-row>
        <table:table-row table:style-name="ro1">
          <table:table-cell office:value-type="string" calcext:value-type="string">
            <text:p>2017-05</text:p>
          </table:table-cell>
          <table:table-cell table:formula="of:=INT(RIGHT([.A38];2))" office:value-type="float" office:value="5" calcext:value-type="float">
            <text:p>5</text:p>
          </table:table-cell>
          <table:table-cell office:value-type="float" office:value="47327" calcext:value-type="float">
            <text:p>47327</text:p>
          </table:table-cell>
          <table:table-cell office:value-type="string" calcext:value-type="string">
            <text:p>A</text:p>
          </table:table-cell>
          <table:table-cell table:formula="of:=[.C38]/[.C$4]" office:value-type="percentage" office:value="0.783559602649007" calcext:value-type="percentage">
            <text:p>78.36%</text:p>
          </table:table-cell>
          <table:table-cell table:formula="of:=([.C38]-[.C39])/[.C39]" office:value-type="percentage" office:value="0.0268610731410966" calcext:value-type="percentage">
            <text:p>2.69%</text:p>
          </table:table-cell>
          <table:table-cell/>
        </table:table-row>
        <table:table-row table:style-name="ro1">
          <table:table-cell office:value-type="string" calcext:value-type="string">
            <text:p>2017-04</text:p>
          </table:table-cell>
          <table:table-cell table:formula="of:=INT(RIGHT([.A39];2))" office:value-type="float" office:value="4" calcext:value-type="float">
            <text:p>4</text:p>
          </table:table-cell>
          <table:table-cell office:value-type="float" office:value="46089" calcext:value-type="float">
            <text:p>46089</text:p>
          </table:table-cell>
          <table:table-cell office:value-type="string" calcext:value-type="string">
            <text:p>A</text:p>
          </table:table-cell>
          <table:table-cell table:formula="of:=[.C39]/[.C$4]" office:value-type="percentage" office:value="0.763062913907285" calcext:value-type="percentage">
            <text:p>76.31%</text:p>
          </table:table-cell>
          <table:table-cell table:formula="of:=([.C39]-[.C40])/[.C40]" office:value-type="percentage" office:value="-0.0624504159970707" calcext:value-type="percentage">
            <text:p>-6.25%</text:p>
          </table:table-cell>
          <table:table-cell/>
        </table:table-row>
        <table:table-row table:style-name="ro1">
          <table:table-cell office:value-type="string" calcext:value-type="string">
            <text:p>2017-03</text:p>
          </table:table-cell>
          <table:table-cell table:formula="of:=INT(RIGHT([.A40];2))" office:value-type="float" office:value="3" calcext:value-type="float">
            <text:p>3</text:p>
          </table:table-cell>
          <table:table-cell office:value-type="float" office:value="49159" calcext:value-type="float">
            <text:p>49159</text:p>
          </table:table-cell>
          <table:table-cell office:value-type="string" calcext:value-type="string">
            <text:p>A</text:p>
          </table:table-cell>
          <table:table-cell table:formula="of:=[.C40]/[.C$4]" office:value-type="percentage" office:value="0.813890728476821" calcext:value-type="percentage">
            <text:p>81.39%</text:p>
          </table:table-cell>
          <table:table-cell table:formula="of:=([.C40]-[.C41])/[.C41]" office:value-type="percentage" office:value="-0.0466225782053023" calcext:value-type="percentage">
            <text:p>-4.66%</text:p>
          </table:table-cell>
          <table:table-cell/>
        </table:table-row>
        <table:table-row table:style-name="ro1">
          <table:table-cell office:value-type="string" calcext:value-type="string">
            <text:p>2017-02</text:p>
          </table:table-cell>
          <table:table-cell table:formula="of:=INT(RIGHT([.A41];2))" office:value-type="float" office:value="2" calcext:value-type="float">
            <text:p>2</text:p>
          </table:table-cell>
          <table:table-cell office:value-type="float" office:value="51563" calcext:value-type="float">
            <text:p>51563</text:p>
          </table:table-cell>
          <table:table-cell office:value-type="string" calcext:value-type="string">
            <text:p>A</text:p>
          </table:table-cell>
          <table:table-cell table:formula="of:=[.C41]/[.C$4]" office:value-type="percentage" office:value="0.853692052980132" calcext:value-type="percentage">
            <text:p>85.37%</text:p>
          </table:table-cell>
          <table:table-cell table:formula="of:=([.C41]-[.C42])/[.C42]" office:value-type="percentage" office:value="-0.230288102701896" calcext:value-type="percentage">
            <text:p>-23.03%</text:p>
          </table:table-cell>
          <table:table-cell/>
        </table:table-row>
        <table:table-row table:style-name="ro1">
          <table:table-cell office:value-type="string" calcext:value-type="string">
            <text:p>2017-01</text:p>
          </table:table-cell>
          <table:table-cell table:formula="of:=INT(RIGHT([.A42];2))" office:value-type="float" office:value="1" calcext:value-type="float">
            <text:p>1</text:p>
          </table:table-cell>
          <table:table-cell office:value-type="float" office:value="66990" calcext:value-type="float">
            <text:p>66990</text:p>
          </table:table-cell>
          <table:table-cell office:value-type="string" calcext:value-type="string">
            <text:p>A</text:p>
          </table:table-cell>
          <table:table-cell table:formula="of:=[.C42]/[.C$4]" office:value-type="percentage" office:value="1.1091059602649" calcext:value-type="percentage">
            <text:p>110.91%</text:p>
          </table:table-cell>
          <table:table-cell table:formula="of:=([.C42]-[.C43])/[.C43]" office:value-type="percentage" office:value="0.191505255856144" calcext:value-type="percentage">
            <text:p>19.15%</text:p>
          </table:table-cell>
          <table:table-cell/>
        </table:table-row>
        <table:table-row table:style-name="ro1">
          <table:table-cell office:value-type="string" calcext:value-type="string">
            <text:p>2016-12</text:p>
          </table:table-cell>
          <table:table-cell table:formula="of:=INT(RIGHT([.A43];2))" office:value-type="float" office:value="12" calcext:value-type="float">
            <text:p>12</text:p>
          </table:table-cell>
          <table:table-cell office:value-type="float" office:value="56223" calcext:value-type="float">
            <text:p>56223</text:p>
          </table:table-cell>
          <table:table-cell office:value-type="string" calcext:value-type="string">
            <text:p>A</text:p>
          </table:table-cell>
          <table:table-cell table:formula="of:=[.C43]/[.C$4]" office:value-type="percentage" office:value="0.930844370860927" calcext:value-type="percentage">
            <text:p>93.08%</text:p>
          </table:table-cell>
          <table:table-cell table:formula="of:=([.C43]-[.C44])/[.C44]" office:value-type="percentage" office:value="0.153481596980017" calcext:value-type="percentage">
            <text:p>15.35%</text:p>
          </table:table-cell>
          <table:table-cell/>
        </table:table-row>
        <table:table-row table:style-name="ro1">
          <table:table-cell office:value-type="string" calcext:value-type="string">
            <text:p>2016-11</text:p>
          </table:table-cell>
          <table:table-cell table:formula="of:=INT(RIGHT([.A44];2))" office:value-type="float" office:value="11" calcext:value-type="float">
            <text:p>11</text:p>
          </table:table-cell>
          <table:table-cell office:value-type="float" office:value="48742" calcext:value-type="float">
            <text:p>48742</text:p>
          </table:table-cell>
          <table:table-cell office:value-type="string" calcext:value-type="string">
            <text:p>A</text:p>
          </table:table-cell>
          <table:table-cell table:formula="of:=[.C44]/[.C$4]" office:value-type="percentage" office:value="0.806986754966887" calcext:value-type="percentage">
            <text:p>80.70%</text:p>
          </table:table-cell>
          <table:table-cell table:formula="of:=([.C44]-[.C45])/[.C45]" office:value-type="percentage" office:value="-0.0112582915796093" calcext:value-type="percentage">
            <text:p>-1.13%</text:p>
          </table:table-cell>
          <table:table-cell/>
        </table:table-row>
        <table:table-row table:style-name="ro1">
          <table:table-cell office:value-type="string" calcext:value-type="string">
            <text:p>2016-10</text:p>
          </table:table-cell>
          <table:table-cell table:formula="of:=INT(RIGHT([.A45];2))" office:value-type="float" office:value="10" calcext:value-type="float">
            <text:p>10</text:p>
          </table:table-cell>
          <table:table-cell office:value-type="float" office:value="49297" calcext:value-type="float">
            <text:p>49297</text:p>
          </table:table-cell>
          <table:table-cell office:value-type="string" calcext:value-type="string">
            <text:p>A</text:p>
          </table:table-cell>
          <table:table-cell table:formula="of:=[.C45]/[.C$4]" office:value-type="percentage" office:value="0.816175496688742" calcext:value-type="percentage">
            <text:p>81.62%</text:p>
          </table:table-cell>
          <table:table-cell table:formula="of:=([.C45]-[.C46])/[.C46]" office:value-type="percentage" office:value="0.125373815774455" calcext:value-type="percentage">
            <text:p>12.54%</text:p>
          </table:table-cell>
          <table:table-cell/>
        </table:table-row>
        <table:table-row table:style-name="ro1">
          <table:table-cell office:value-type="string" calcext:value-type="string">
            <text:p>2016-09</text:p>
          </table:table-cell>
          <table:table-cell table:formula="of:=INT(RIGHT([.A46];2))" office:value-type="float" office:value="9" calcext:value-type="float">
            <text:p>9</text:p>
          </table:table-cell>
          <table:table-cell office:value-type="float" office:value="43805" calcext:value-type="float">
            <text:p>43805</text:p>
          </table:table-cell>
          <table:table-cell office:value-type="string" calcext:value-type="string">
            <text:p>A</text:p>
          </table:table-cell>
          <table:table-cell table:formula="of:=[.C46]/[.C$4]" office:value-type="percentage" office:value="0.725248344370861" calcext:value-type="percentage">
            <text:p>72.52%</text:p>
          </table:table-cell>
          <table:table-cell table:formula="of:=([.C46]-[.C47])/[.C47]" office:value-type="percentage" office:value="-0.0189029989473448" calcext:value-type="percentage">
            <text:p>-1.89%</text:p>
          </table:table-cell>
          <table:table-cell/>
        </table:table-row>
        <table:table-row table:style-name="ro1">
          <table:table-cell office:value-type="string" calcext:value-type="string">
            <text:p>2016-08</text:p>
          </table:table-cell>
          <table:table-cell table:formula="of:=INT(RIGHT([.A47];2))" office:value-type="float" office:value="8" calcext:value-type="float">
            <text:p>8</text:p>
          </table:table-cell>
          <table:table-cell office:value-type="float" office:value="44649" calcext:value-type="float">
            <text:p>44649</text:p>
          </table:table-cell>
          <table:table-cell office:value-type="string" calcext:value-type="string">
            <text:p>A</text:p>
          </table:table-cell>
          <table:table-cell table:formula="of:=[.C47]/[.C$4]" office:value-type="percentage" office:value="0.739221854304636" calcext:value-type="percentage">
            <text:p>73.92%</text:p>
          </table:table-cell>
          <table:table-cell table:formula="of:=([.C47]-[.C48])/[.C48]" office:value-type="percentage" office:value="-0.021884858044164" calcext:value-type="percentage">
            <text:p>-2.19%</text:p>
          </table:table-cell>
          <table:table-cell/>
        </table:table-row>
        <table:table-row table:style-name="ro1">
          <table:table-cell office:value-type="string" calcext:value-type="string">
            <text:p>2016-07</text:p>
          </table:table-cell>
          <table:table-cell table:formula="of:=INT(RIGHT([.A48];2))" office:value-type="float" office:value="7" calcext:value-type="float">
            <text:p>7</text:p>
          </table:table-cell>
          <table:table-cell office:value-type="float" office:value="45648" calcext:value-type="float">
            <text:p>45648</text:p>
          </table:table-cell>
          <table:table-cell office:value-type="string" calcext:value-type="string">
            <text:p>A</text:p>
          </table:table-cell>
          <table:table-cell table:formula="of:=[.C48]/[.C$4]" office:value-type="percentage" office:value="0.755761589403974" calcext:value-type="percentage">
            <text:p>75.58%</text:p>
          </table:table-cell>
          <table:table-cell table:formula="of:=([.C48]-[.C49])/[.C49]" office:value-type="percentage" office:value="0.0515064958997512" calcext:value-type="percentage">
            <text:p>5.15%</text:p>
          </table:table-cell>
          <table:table-cell/>
        </table:table-row>
        <table:table-row table:style-name="ro1">
          <table:table-cell office:value-type="string" calcext:value-type="string">
            <text:p>2016-06</text:p>
          </table:table-cell>
          <table:table-cell table:formula="of:=INT(RIGHT([.A49];2))" office:value-type="float" office:value="6" calcext:value-type="float">
            <text:p>6</text:p>
          </table:table-cell>
          <table:table-cell office:value-type="float" office:value="43412" calcext:value-type="float">
            <text:p>43412</text:p>
          </table:table-cell>
          <table:table-cell office:value-type="string" calcext:value-type="string">
            <text:p>A</text:p>
          </table:table-cell>
          <table:table-cell table:formula="of:=[.C49]/[.C$4]" office:value-type="percentage" office:value="0.718741721854305" calcext:value-type="percentage">
            <text:p>71.87%</text:p>
          </table:table-cell>
          <table:table-cell table:formula="of:=([.C49]-[.C50])/[.C50]" office:value-type="percentage" office:value="-0.0754946014438742" calcext:value-type="percentage">
            <text:p>-7.55%</text:p>
          </table:table-cell>
          <table:table-cell/>
        </table:table-row>
        <table:table-row table:style-name="ro1">
          <table:table-cell office:value-type="string" calcext:value-type="string">
            <text:p>2016-05</text:p>
          </table:table-cell>
          <table:table-cell table:formula="of:=INT(RIGHT([.A50];2))" office:value-type="float" office:value="5" calcext:value-type="float">
            <text:p>5</text:p>
          </table:table-cell>
          <table:table-cell office:value-type="float" office:value="46957" calcext:value-type="float">
            <text:p>46957</text:p>
          </table:table-cell>
          <table:table-cell office:value-type="string" calcext:value-type="string">
            <text:p>A</text:p>
          </table:table-cell>
          <table:table-cell table:formula="of:=[.C50]/[.C$4]" office:value-type="percentage" office:value="0.777433774834437" calcext:value-type="percentage">
            <text:p>77.74%</text:p>
          </table:table-cell>
          <table:table-cell table:formula="of:=([.C50]-[.C51])/[.C51]" office:value-type="percentage" office:value="-0.0165249444979684" calcext:value-type="percentage">
            <text:p>-1.65%</text:p>
          </table:table-cell>
          <table:table-cell/>
        </table:table-row>
        <table:table-row table:style-name="ro1">
          <table:table-cell office:value-type="string" calcext:value-type="string">
            <text:p>2016-04</text:p>
          </table:table-cell>
          <table:table-cell table:formula="of:=INT(RIGHT([.A51];2))" office:value-type="float" office:value="4" calcext:value-type="float">
            <text:p>4</text:p>
          </table:table-cell>
          <table:table-cell office:value-type="float" office:value="47746" calcext:value-type="float">
            <text:p>47746</text:p>
          </table:table-cell>
          <table:table-cell office:value-type="string" calcext:value-type="string">
            <text:p>A</text:p>
          </table:table-cell>
          <table:table-cell table:formula="of:=[.C51]/[.C$4]" office:value-type="percentage" office:value="0.790496688741722" calcext:value-type="percentage">
            <text:p>79.05%</text:p>
          </table:table-cell>
          <table:table-cell table:formula="of:=([.C51]-[.C52])/[.C52]" office:value-type="percentage" office:value="-0.100659257864005" calcext:value-type="percentage">
            <text:p>-10.07%</text:p>
          </table:table-cell>
          <table:table-cell/>
        </table:table-row>
        <table:table-row table:style-name="ro1">
          <table:table-cell office:value-type="string" calcext:value-type="string">
            <text:p>2016-03</text:p>
          </table:table-cell>
          <table:table-cell table:formula="of:=INT(RIGHT([.A52];2))" office:value-type="float" office:value="3" calcext:value-type="float">
            <text:p>3</text:p>
          </table:table-cell>
          <table:table-cell office:value-type="float" office:value="53090" calcext:value-type="float">
            <text:p>53090</text:p>
          </table:table-cell>
          <table:table-cell office:value-type="string" calcext:value-type="string">
            <text:p>A</text:p>
          </table:table-cell>
          <table:table-cell table:formula="of:=[.C52]/[.C$4]" office:value-type="percentage" office:value="0.878973509933775" calcext:value-type="percentage">
            <text:p>87.90%</text:p>
          </table:table-cell>
          <table:table-cell table:formula="of:=([.C52]-[.C53])/[.C53]" office:value-type="percentage" office:value="0.0950907590759076" calcext:value-type="percentage">
            <text:p>9.51%</text:p>
          </table:table-cell>
          <table:table-cell/>
        </table:table-row>
        <table:table-row table:style-name="ro1">
          <table:table-cell office:value-type="string" calcext:value-type="string">
            <text:p>2016-02</text:p>
          </table:table-cell>
          <table:table-cell table:formula="of:=INT(RIGHT([.A53];2))" office:value-type="float" office:value="2" calcext:value-type="float">
            <text:p>2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A</text:p>
          </table:table-cell>
          <table:table-cell table:formula="of:=[.C53]/[.C$4]" office:value-type="percentage" office:value="0.802649006622517" calcext:value-type="percentage">
            <text:p>80.26%</text:p>
          </table:table-cell>
          <table:table-cell table:formula="of:=([.C53]-[.C54])/[.C54]" office:value-type="percentage" office:value="-0.0856970428485214" calcext:value-type="percentage">
            <text:p>-8.57%</text:p>
          </table:table-cell>
          <table:table-cell/>
        </table:table-row>
        <table:table-row table:style-name="ro1">
          <table:table-cell office:value-type="string" calcext:value-type="string">
            <text:p>2016-01</text:p>
          </table:table-cell>
          <table:table-cell table:formula="of:=INT(RIGHT([.A54];2))" office:value-type="float" office:value="1" calcext:value-type="float">
            <text:p>1</text:p>
          </table:table-cell>
          <table:table-cell office:value-type="float" office:value="53024" calcext:value-type="float">
            <text:p>53024</text:p>
          </table:table-cell>
          <table:table-cell office:value-type="string" calcext:value-type="string">
            <text:p>A</text:p>
          </table:table-cell>
          <table:table-cell table:formula="of:=[.C54]/[.C$4]" office:value-type="percentage" office:value="0.877880794701987" calcext:value-type="percentage">
            <text:p>87.79%</text:p>
          </table:table-cell>
          <table:table-cell table:formula="of:=([.C54]-[.C55])/[.C55]" office:value-type="percentage" office:value="0.0677621377796573" calcext:value-type="percentage">
            <text:p>6.78%</text:p>
          </table:table-cell>
          <table:table-cell/>
        </table:table-row>
        <table:table-row table:style-name="ro1">
          <table:table-cell office:value-type="string" calcext:value-type="string">
            <text:p>2015-12</text:p>
          </table:table-cell>
          <table:table-cell table:formula="of:=INT(RIGHT([.A55];2))" office:value-type="float" office:value="12" calcext:value-type="float">
            <text:p>12</text:p>
          </table:table-cell>
          <table:table-cell office:value-type="float" office:value="49659" calcext:value-type="float">
            <text:p>49659</text:p>
          </table:table-cell>
          <table:table-cell office:value-type="string" calcext:value-type="string">
            <text:p>A</text:p>
          </table:table-cell>
          <table:table-cell table:formula="of:=[.C55]/[.C$4]" office:value-type="percentage" office:value="0.822168874172185" calcext:value-type="percentage">
            <text:p>82.22%</text:p>
          </table:table-cell>
          <table:table-cell table:formula="of:=([.C55]-[.C56])/[.C56]" office:value-type="percentage" office:value="0.086891812033531" calcext:value-type="percentage">
            <text:p>8.69%</text:p>
          </table:table-cell>
          <table:table-cell/>
        </table:table-row>
        <table:table-row table:style-name="ro1">
          <table:table-cell office:value-type="string" calcext:value-type="string">
            <text:p>2015-11</text:p>
          </table:table-cell>
          <table:table-cell table:formula="of:=INT(RIGHT([.A56];2))" office:value-type="float" office:value="11" calcext:value-type="float">
            <text:p>11</text:p>
          </table:table-cell>
          <table:table-cell office:value-type="float" office:value="45689" calcext:value-type="float">
            <text:p>45689</text:p>
          </table:table-cell>
          <table:table-cell office:value-type="string" calcext:value-type="string">
            <text:p>A</text:p>
          </table:table-cell>
          <table:table-cell table:formula="of:=[.C56]/[.C$4]" office:value-type="percentage" office:value="0.756440397350993" calcext:value-type="percentage">
            <text:p>75.64%</text:p>
          </table:table-cell>
          <table:table-cell table:formula="of:=([.C56]-[.C57])/[.C57]" office:value-type="percentage" office:value="-0.0696599470576257" calcext:value-type="percentage">
            <text:p>-6.97%</text:p>
          </table:table-cell>
          <table:table-cell/>
        </table:table-row>
        <table:table-row table:style-name="ro1">
          <table:table-cell office:value-type="string" calcext:value-type="string">
            <text:p>2015-10</text:p>
          </table:table-cell>
          <table:table-cell table:formula="of:=INT(RIGHT([.A57];2))" office:value-type="float" office:value="10" calcext:value-type="float">
            <text:p>10</text:p>
          </table:table-cell>
          <table:table-cell office:value-type="float" office:value="49110" calcext:value-type="float">
            <text:p>49110</text:p>
          </table:table-cell>
          <table:table-cell office:value-type="string" calcext:value-type="string">
            <text:p>A</text:p>
          </table:table-cell>
          <table:table-cell table:formula="of:=[.C57]/[.C$4]" office:value-type="percentage" office:value="0.813079470198676" calcext:value-type="percentage">
            <text:p>81.31%</text:p>
          </table:table-cell>
          <table:table-cell table:formula="of:=([.C57]-[.C58])/[.C58]" office:value-type="percentage" office:value="0.125369508925502" calcext:value-type="percentage">
            <text:p>12.54%</text:p>
          </table:table-cell>
          <table:table-cell/>
        </table:table-row>
        <table:table-row table:style-name="ro1">
          <table:table-cell office:value-type="string" calcext:value-type="string">
            <text:p>2015-09</text:p>
          </table:table-cell>
          <table:table-cell table:formula="of:=INT(RIGHT([.A58];2))" office:value-type="float" office:value="9" calcext:value-type="float">
            <text:p>9</text:p>
          </table:table-cell>
          <table:table-cell office:value-type="float" office:value="43639" calcext:value-type="float">
            <text:p>43639</text:p>
          </table:table-cell>
          <table:table-cell office:value-type="string" calcext:value-type="string">
            <text:p>A</text:p>
          </table:table-cell>
          <table:table-cell table:formula="of:=[.C58]/[.C$4]" office:value-type="percentage" office:value="0.7225" calcext:value-type="percentage">
            <text:p>72.25%</text:p>
          </table:table-cell>
          <table:table-cell table:formula="of:=([.C58]-[.C59])/[.C59]" office:value-type="percentage" office:value="-0.024543442787849" calcext:value-type="percentage">
            <text:p>-2.45%</text:p>
          </table:table-cell>
          <table:table-cell/>
        </table:table-row>
        <table:table-row table:style-name="ro1">
          <table:table-cell office:value-type="string" calcext:value-type="string">
            <text:p>2015-08</text:p>
          </table:table-cell>
          <table:table-cell table:formula="of:=INT(RIGHT([.A59];2))" office:value-type="float" office:value="8" calcext:value-type="float">
            <text:p>8</text:p>
          </table:table-cell>
          <table:table-cell office:value-type="float" office:value="44737" calcext:value-type="float">
            <text:p>44737</text:p>
          </table:table-cell>
          <table:table-cell office:value-type="string" calcext:value-type="string">
            <text:p>A</text:p>
          </table:table-cell>
          <table:table-cell table:formula="of:=[.C59]/[.C$4]" office:value-type="percentage" office:value="0.74067880794702" calcext:value-type="percentage">
            <text:p>74.07%</text:p>
          </table:table-cell>
          <table:table-cell table:formula="of:=([.C59]-[.C60])/[.C60]" office:value-type="percentage" office:value="-0.015210883155763" calcext:value-type="percentage">
            <text:p>-1.52%</text:p>
          </table:table-cell>
          <table:table-cell/>
        </table:table-row>
        <table:table-row table:style-name="ro1">
          <table:table-cell office:value-type="string" calcext:value-type="string">
            <text:p>2015-07</text:p>
          </table:table-cell>
          <table:table-cell table:formula="of:=INT(RIGHT([.A60];2))" office:value-type="float" office:value="7" calcext:value-type="float">
            <text:p>7</text:p>
          </table:table-cell>
          <table:table-cell office:value-type="float" office:value="45428" calcext:value-type="float">
            <text:p>45428</text:p>
          </table:table-cell>
          <table:table-cell office:value-type="string" calcext:value-type="string">
            <text:p>A</text:p>
          </table:table-cell>
          <table:table-cell table:formula="of:=[.C60]/[.C$4]" office:value-type="percentage" office:value="0.752119205298013" calcext:value-type="percentage">
            <text:p>75.21%</text:p>
          </table:table-cell>
          <table:table-cell table:formula="of:=([.C60]-[.C61])/[.C61]" office:value-type="percentage" office:value="0.0410431514540413" calcext:value-type="percentage">
            <text:p>4.10%</text:p>
          </table:table-cell>
          <table:table-cell/>
        </table:table-row>
        <table:table-row table:style-name="ro1">
          <table:table-cell office:value-type="string" calcext:value-type="string">
            <text:p>2015-06</text:p>
          </table:table-cell>
          <table:table-cell table:formula="of:=INT(RIGHT([.A61];2))" office:value-type="float" office:value="6" calcext:value-type="float">
            <text:p>6</text:p>
          </table:table-cell>
          <table:table-cell office:value-type="float" office:value="43637" calcext:value-type="float">
            <text:p>43637</text:p>
          </table:table-cell>
          <table:table-cell office:value-type="string" calcext:value-type="string">
            <text:p>A</text:p>
          </table:table-cell>
          <table:table-cell table:formula="of:=[.C61]/[.C$4]" office:value-type="percentage" office:value="0.722466887417219" calcext:value-type="percentage">
            <text:p>72.25%</text:p>
          </table:table-cell>
          <table:table-cell table:formula="of:=([.C61]-[.C62])/[.C62]" office:value-type="percentage" office:value="-0.0364130194762178" calcext:value-type="percentage">
            <text:p>-3.64%</text:p>
          </table:table-cell>
          <table:table-cell/>
        </table:table-row>
        <table:table-row table:style-name="ro1">
          <table:table-cell office:value-type="string" calcext:value-type="string">
            <text:p>2015-05</text:p>
          </table:table-cell>
          <table:table-cell table:formula="of:=INT(RIGHT([.A62];2))" office:value-type="float" office:value="5" calcext:value-type="float">
            <text:p>5</text:p>
          </table:table-cell>
          <table:table-cell office:value-type="float" office:value="45286" calcext:value-type="float">
            <text:p>45286</text:p>
          </table:table-cell>
          <table:table-cell office:value-type="string" calcext:value-type="string">
            <text:p>A</text:p>
          </table:table-cell>
          <table:table-cell table:formula="of:=[.C62]/[.C$4]" office:value-type="percentage" office:value="0.74976821192053" calcext:value-type="percentage">
            <text:p>74.98%</text:p>
          </table:table-cell>
          <table:table-cell table:formula="of:=([.C62]-[.C63])/[.C63]" office:value-type="percentage" office:value="-0.0317090380380166" calcext:value-type="percentage">
            <text:p>-3.17%</text:p>
          </table:table-cell>
          <table:table-cell/>
        </table:table-row>
        <table:table-row table:style-name="ro1">
          <table:table-cell office:value-type="string" calcext:value-type="string">
            <text:p>2015-04</text:p>
          </table:table-cell>
          <table:table-cell table:formula="of:=INT(RIGHT([.A63];2))" office:value-type="float" office:value="4" calcext:value-type="float">
            <text:p>4</text:p>
          </table:table-cell>
          <table:table-cell office:value-type="float" office:value="46769" calcext:value-type="float">
            <text:p>46769</text:p>
          </table:table-cell>
          <table:table-cell office:value-type="string" calcext:value-type="string">
            <text:p>A</text:p>
          </table:table-cell>
          <table:table-cell table:formula="of:=[.C63]/[.C$4]" office:value-type="percentage" office:value="0.77432119205298" calcext:value-type="percentage">
            <text:p>77.43%</text:p>
          </table:table-cell>
          <table:table-cell table:formula="of:=([.C63]-[.C64])/[.C64]" office:value-type="percentage" office:value="-0.132799317646623" calcext:value-type="percentage">
            <text:p>-13.28%</text:p>
          </table:table-cell>
          <table:table-cell/>
        </table:table-row>
        <table:table-row table:style-name="ro1">
          <table:table-cell office:value-type="string" calcext:value-type="string">
            <text:p>2015-03</text:p>
          </table:table-cell>
          <table:table-cell table:formula="of:=INT(RIGHT([.A64];2))" office:value-type="float" office:value="3" calcext:value-type="float">
            <text:p>3</text:p>
          </table:table-cell>
          <table:table-cell office:value-type="float" office:value="53931" calcext:value-type="float">
            <text:p>53931</text:p>
          </table:table-cell>
          <table:table-cell office:value-type="string" calcext:value-type="string">
            <text:p>A</text:p>
          </table:table-cell>
          <table:table-cell table:formula="of:=[.C64]/[.C$4]" office:value-type="percentage" office:value="0.892897350993377" calcext:value-type="percentage">
            <text:p>89.29%</text:p>
          </table:table-cell>
          <table:table-cell table:formula="of:=([.C64]-[.C65])/[.C65]" office:value-type="percentage" office:value="-0.0443188261979019" calcext:value-type="percentage">
            <text:p>-4.43%</text:p>
          </table:table-cell>
          <table:table-cell/>
        </table:table-row>
        <table:table-row table:style-name="ro1">
          <table:table-cell office:value-type="string" calcext:value-type="string">
            <text:p>2015-02</text:p>
          </table:table-cell>
          <table:table-cell table:formula="of:=INT(RIGHT([.A65];2))" office:value-type="float" office:value="2" calcext:value-type="float">
            <text:p>2</text:p>
          </table:table-cell>
          <table:table-cell office:value-type="float" office:value="56432" calcext:value-type="float">
            <text:p>56432</text:p>
          </table:table-cell>
          <table:table-cell office:value-type="string" calcext:value-type="string">
            <text:p>A</text:p>
          </table:table-cell>
          <table:table-cell table:formula="of:=[.C65]/[.C$4]" office:value-type="percentage" office:value="0.934304635761589" calcext:value-type="percentage">
            <text:p>93.43%</text:p>
          </table:table-cell>
          <table:table-cell table:formula="of:=([.C65]-[.C66])/[.C66]" office:value-type="percentage" office:value="-0.0177710476389397" calcext:value-type="percentage">
            <text:p>-1.78%</text:p>
          </table:table-cell>
          <table:table-cell/>
        </table:table-row>
        <table:table-row table:style-name="ro1">
          <table:table-cell office:value-type="string" calcext:value-type="string">
            <text:p>2015-01</text:p>
          </table:table-cell>
          <table:table-cell table:formula="of:=INT(RIGHT([.A66];2))" office:value-type="float" office:value="1" calcext:value-type="float">
            <text:p>1</text:p>
          </table:table-cell>
          <table:table-cell office:value-type="float" office:value="57453" calcext:value-type="float">
            <text:p>57453</text:p>
          </table:table-cell>
          <table:table-cell office:value-type="string" calcext:value-type="string">
            <text:p>A</text:p>
          </table:table-cell>
          <table:table-cell table:formula="of:=[.C66]/[.C$4]" office:value-type="percentage" office:value="0.951208609271523" calcext:value-type="percentage">
            <text:p>95.12%</text:p>
          </table:table-cell>
          <table:table-cell table:formula="of:=([.C66]-[.C67])/[.C67]" office:value-type="percentage" office:value="0.119526880882324" calcext:value-type="percentage">
            <text:p>11.95%</text:p>
          </table:table-cell>
          <table:table-cell/>
        </table:table-row>
        <table:table-row table:style-name="ro1">
          <table:table-cell office:value-type="string" calcext:value-type="string">
            <text:p>2014-12</text:p>
          </table:table-cell>
          <table:table-cell table:formula="of:=INT(RIGHT([.A67];2))" office:value-type="float" office:value="12" calcext:value-type="float">
            <text:p>12</text:p>
          </table:table-cell>
          <table:table-cell office:value-type="float" office:value="51319" calcext:value-type="float">
            <text:p>51319</text:p>
          </table:table-cell>
          <table:table-cell office:value-type="string" calcext:value-type="string">
            <text:p>A</text:p>
          </table:table-cell>
          <table:table-cell table:formula="of:=[.C67]/[.C$4]" office:value-type="percentage" office:value="0.849652317880795" calcext:value-type="percentage">
            <text:p>84.97%</text:p>
          </table:table-cell>
          <table:table-cell table:formula="of:=([.C67]-[.C68])/[.C68]" office:value-type="percentage" office:value="0.116139976945997" calcext:value-type="percentage">
            <text:p>11.61%</text:p>
          </table:table-cell>
          <table:table-cell/>
        </table:table-row>
        <table:table-row table:style-name="ro1">
          <table:table-cell office:value-type="string" calcext:value-type="string">
            <text:p>2014-11</text:p>
          </table:table-cell>
          <table:table-cell table:formula="of:=INT(RIGHT([.A68];2))" office:value-type="float" office:value="11" calcext:value-type="float">
            <text:p>11</text:p>
          </table:table-cell>
          <table:table-cell office:value-type="float" office:value="45979" calcext:value-type="float">
            <text:p>45979</text:p>
          </table:table-cell>
          <table:table-cell office:value-type="string" calcext:value-type="string">
            <text:p>A</text:p>
          </table:table-cell>
          <table:table-cell table:formula="of:=[.C68]/[.C$4]" office:value-type="percentage" office:value="0.761241721854305" calcext:value-type="percentage">
            <text:p>76.12%</text:p>
          </table:table-cell>
          <table:table-cell table:formula="of:=([.C68]-[.C69])/[.C69]" office:value-type="percentage" office:value="0.0123296417798719" calcext:value-type="percentage">
            <text:p>1.23%</text:p>
          </table:table-cell>
          <table:table-cell/>
        </table:table-row>
        <table:table-row table:style-name="ro1">
          <table:table-cell office:value-type="string" calcext:value-type="string">
            <text:p>2014-10</text:p>
          </table:table-cell>
          <table:table-cell table:formula="of:=INT(RIGHT([.A69];2))" office:value-type="float" office:value="10" calcext:value-type="float">
            <text:p>10</text:p>
          </table:table-cell>
          <table:table-cell office:value-type="float" office:value="45419" calcext:value-type="float">
            <text:p>45419</text:p>
          </table:table-cell>
          <table:table-cell office:value-type="string" calcext:value-type="string">
            <text:p>A</text:p>
          </table:table-cell>
          <table:table-cell table:formula="of:=[.C69]/[.C$4]" office:value-type="percentage" office:value="0.751970198675497" calcext:value-type="percentage">
            <text:p>75.20%</text:p>
          </table:table-cell>
          <table:table-cell table:formula="of:=([.C69]-[.C70])/[.C70]" office:value-type="percentage" office:value="0.067577096652877" calcext:value-type="percentage">
            <text:p>6.76%</text:p>
          </table:table-cell>
          <table:table-cell/>
        </table:table-row>
        <table:table-row table:style-name="ro1">
          <table:table-cell office:value-type="string" calcext:value-type="string">
            <text:p>2014-09</text:p>
          </table:table-cell>
          <table:table-cell table:formula="of:=INT(RIGHT([.A70];2))" office:value-type="float" office:value="9" calcext:value-type="float">
            <text:p>9</text:p>
          </table:table-cell>
          <table:table-cell office:value-type="float" office:value="42544" calcext:value-type="float">
            <text:p>42544</text:p>
          </table:table-cell>
          <table:table-cell office:value-type="string" calcext:value-type="string">
            <text:p>A</text:p>
          </table:table-cell>
          <table:table-cell table:formula="of:=[.C70]/[.C$4]" office:value-type="percentage" office:value="0.704370860927152" calcext:value-type="percentage">
            <text:p>70.44%</text:p>
          </table:table-cell>
          <table:table-cell table:formula="of:=([.C70]-[.C71])/[.C71]" office:value-type="percentage" office:value="-0.0119144389994658" calcext:value-type="percentage">
            <text:p>-1.19%</text:p>
          </table:table-cell>
          <table:table-cell/>
        </table:table-row>
        <table:table-row table:style-name="ro1">
          <table:table-cell office:value-type="string" calcext:value-type="string">
            <text:p>2014-08</text:p>
          </table:table-cell>
          <table:table-cell table:formula="of:=INT(RIGHT([.A71];2))" office:value-type="float" office:value="8" calcext:value-type="float">
            <text:p>8</text:p>
          </table:table-cell>
          <table:table-cell office:value-type="float" office:value="43057" calcext:value-type="float">
            <text:p>43057</text:p>
          </table:table-cell>
          <table:table-cell office:value-type="string" calcext:value-type="string">
            <text:p>A</text:p>
          </table:table-cell>
          <table:table-cell table:formula="of:=[.C71]/[.C$4]" office:value-type="percentage" office:value="0.712864238410596" calcext:value-type="percentage">
            <text:p>71.29%</text:p>
          </table:table-cell>
          <table:table-cell table:formula="of:=([.C71]-[.C72])/[.C72]" office:value-type="percentage" office:value="-0.00938686299321293" calcext:value-type="percentage">
            <text:p>-0.94%</text:p>
          </table:table-cell>
          <table:table-cell/>
        </table:table-row>
        <table:table-row table:style-name="ro1">
          <table:table-cell office:value-type="string" calcext:value-type="string">
            <text:p>2014-07</text:p>
          </table:table-cell>
          <table:table-cell table:formula="of:=INT(RIGHT([.A72];2))" office:value-type="float" office:value="7" calcext:value-type="float">
            <text:p>7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A</text:p>
          </table:table-cell>
          <table:table-cell table:formula="of:=[.C72]/[.C$4]" office:value-type="percentage" office:value="0.719619205298013" calcext:value-type="percentage">
            <text:p>71.96%</text:p>
          </table:table-cell>
          <table:table-cell table:formula="of:=([.C72]-[.C73])/[.C73]" office:value-type="percentage" office:value="0.0322511696392524" calcext:value-type="percentage">
            <text:p>3.23%</text:p>
          </table:table-cell>
          <table:table-cell/>
        </table:table-row>
        <table:table-row table:style-name="ro1">
          <table:table-cell office:value-type="string" calcext:value-type="string">
            <text:p>2014-06</text:p>
          </table:table-cell>
          <table:table-cell table:formula="of:=INT(RIGHT([.A73];2))" office:value-type="float" office:value="6" calcext:value-type="float">
            <text:p>6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A</text:p>
          </table:table-cell>
          <table:table-cell table:formula="of:=[.C73]/[.C$4]" office:value-type="percentage" office:value="0.697135761589404" calcext:value-type="percentage">
            <text:p>69.71%</text:p>
          </table:table-cell>
          <table:table-cell table:formula="of:=([.C73]-[.C74])/[.C74]" office:value-type="percentage" office:value="-0.0530730654192997" calcext:value-type="percentage">
            <text:p>-5.31%</text:p>
          </table:table-cell>
          <table:table-cell/>
        </table:table-row>
        <table:table-row table:style-name="ro1">
          <table:table-cell office:value-type="string" calcext:value-type="string">
            <text:p>2014-05</text:p>
          </table:table-cell>
          <table:table-cell table:formula="of:=INT(RIGHT([.A74];2))" office:value-type="float" office:value="5" calcext:value-type="float">
            <text:p>5</text:p>
          </table:table-cell>
          <table:table-cell office:value-type="float" office:value="44467" calcext:value-type="float">
            <text:p>44467</text:p>
          </table:table-cell>
          <table:table-cell office:value-type="string" calcext:value-type="string">
            <text:p>A</text:p>
          </table:table-cell>
          <table:table-cell table:formula="of:=[.C74]/[.C$4]" office:value-type="percentage" office:value="0.736208609271523" calcext:value-type="percentage">
            <text:p>73.62%</text:p>
          </table:table-cell>
          <table:table-cell table:formula="of:=([.C74]-[.C75])/[.C75]" office:value-type="percentage" office:value="0.0000224890927899968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2014-04</text:p>
          </table:table-cell>
          <table:table-cell table:formula="of:=INT(RIGHT([.A75];2))" office:value-type="float" office:value="4" calcext:value-type="float">
            <text:p>4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A</text:p>
          </table:table-cell>
          <table:table-cell table:formula="of:=[.C75]/[.C$4]" office:value-type="percentage" office:value="0.736192052980132" calcext:value-type="percentage">
            <text:p>73.62%</text:p>
          </table:table-cell>
          <table:table-cell table:formula="of:=([.C75]-[.C76])/[.C76]" office:value-type="percentage" office:value="-0.0793407594517371" calcext:value-type="percentage">
            <text:p>-7.93%</text:p>
          </table:table-cell>
          <table:table-cell/>
        </table:table-row>
        <table:table-row table:style-name="ro1">
          <table:table-cell office:value-type="string" calcext:value-type="string">
            <text:p>2014-03</text:p>
          </table:table-cell>
          <table:table-cell table:formula="of:=INT(RIGHT([.A76];2))" office:value-type="float" office:value="3" calcext:value-type="float">
            <text:p>3</text:p>
          </table:table-cell>
          <table:table-cell office:value-type="float" office:value="48298" calcext:value-type="float">
            <text:p>48298</text:p>
          </table:table-cell>
          <table:table-cell office:value-type="string" calcext:value-type="string">
            <text:p>A</text:p>
          </table:table-cell>
          <table:table-cell table:formula="of:=[.C76]/[.C$4]" office:value-type="percentage" office:value="0.799635761589404" calcext:value-type="percentage">
            <text:p>79.96%</text:p>
          </table:table-cell>
          <table:table-cell table:formula="of:=([.C76]-[.C77])/[.C77]" office:value-type="percentage" office:value="0.0555324868326158" calcext:value-type="percentage">
            <text:p>5.55%</text:p>
          </table:table-cell>
          <table:table-cell/>
        </table:table-row>
        <table:table-row table:style-name="ro1">
          <table:table-cell office:value-type="string" calcext:value-type="string">
            <text:p>2014-02</text:p>
          </table:table-cell>
          <table:table-cell table:formula="of:=INT(RIGHT([.A77];2))" office:value-type="float" office:value="2" calcext:value-type="float">
            <text:p>2</text:p>
          </table:table-cell>
          <table:table-cell office:value-type="float" office:value="45757" calcext:value-type="float">
            <text:p>45757</text:p>
          </table:table-cell>
          <table:table-cell office:value-type="string" calcext:value-type="string">
            <text:p>A</text:p>
          </table:table-cell>
          <table:table-cell table:formula="of:=[.C77]/[.C$4]" office:value-type="percentage" office:value="0.757566225165563" calcext:value-type="percentage">
            <text:p>75.76%</text:p>
          </table:table-cell>
          <table:table-cell table:formula="of:=([.C77]-[.C78])/[.C78]" office:value-type="percentage" office:value="-0.087142144638404" calcext:value-type="percentage">
            <text:p>-8.71%</text:p>
          </table:table-cell>
          <table:table-cell/>
        </table:table-row>
        <table:table-row table:style-name="ro1">
          <table:table-cell office:value-type="string" calcext:value-type="string">
            <text:p>2014-01</text:p>
          </table:table-cell>
          <table:table-cell table:formula="of:=INT(RIGHT([.A78];2))" office:value-type="float" office:value="1" calcext:value-type="float">
            <text:p>1</text:p>
          </table:table-cell>
          <table:table-cell office:value-type="float" office:value="50125" calcext:value-type="float">
            <text:p>50125</text:p>
          </table:table-cell>
          <table:table-cell office:value-type="string" calcext:value-type="string">
            <text:p>A</text:p>
          </table:table-cell>
          <table:table-cell table:formula="of:=[.C78]/[.C$4]" office:value-type="percentage" office:value="0.829884105960265" calcext:value-type="percentage">
            <text:p>82.99%</text:p>
          </table:table-cell>
          <table:table-cell table:formula="of:=([.C78]-[.C79])/[.C79]" office:value-type="percentage" office:value="0.0148404599935212" calcext:value-type="percentage">
            <text:p>1.48%</text:p>
          </table:table-cell>
          <table:table-cell/>
        </table:table-row>
        <table:table-row table:style-name="ro1">
          <table:table-cell office:value-type="string" calcext:value-type="string">
            <text:p>2013-12</text:p>
          </table:table-cell>
          <table:table-cell table:formula="of:=INT(RIGHT([.A79];2))" office:value-type="float" office:value="12" calcext:value-type="float">
            <text:p>12</text:p>
          </table:table-cell>
          <table:table-cell office:value-type="float" office:value="49392" calcext:value-type="float">
            <text:p>49392</text:p>
          </table:table-cell>
          <table:table-cell office:value-type="string" calcext:value-type="string">
            <text:p>A</text:p>
          </table:table-cell>
          <table:table-cell table:formula="of:=[.C79]/[.C$4]" office:value-type="percentage" office:value="0.817748344370861" calcext:value-type="percentage">
            <text:p>81.77%</text:p>
          </table:table-cell>
          <table:table-cell table:formula="of:=([.C79]-[.C80])/[.C80]" office:value-type="percentage" office:value="0.111131107711689" calcext:value-type="percentage">
            <text:p>11.11%</text:p>
          </table:table-cell>
          <table:table-cell/>
        </table:table-row>
        <table:table-row table:style-name="ro1">
          <table:table-cell office:value-type="string" calcext:value-type="string">
            <text:p>2013-11</text:p>
          </table:table-cell>
          <table:table-cell table:formula="of:=INT(RIGHT([.A80];2))" office:value-type="float" office:value="11" calcext:value-type="float">
            <text:p>11</text:p>
          </table:table-cell>
          <table:table-cell office:value-type="float" office:value="44452" calcext:value-type="float">
            <text:p>44452</text:p>
          </table:table-cell>
          <table:table-cell office:value-type="string" calcext:value-type="string">
            <text:p>A</text:p>
          </table:table-cell>
          <table:table-cell table:formula="of:=[.C80]/[.C$4]" office:value-type="percentage" office:value="0.735960264900662" calcext:value-type="percentage">
            <text:p>73.60%</text:p>
          </table:table-cell>
          <table:table-cell table:formula="of:=([.C80]-[.C81])/[.C81]" office:value-type="percentage" office:value="-0.013558795464128" calcext:value-type="percentage">
            <text:p>-1.36%</text:p>
          </table:table-cell>
          <table:table-cell/>
        </table:table-row>
        <table:table-row table:style-name="ro1">
          <table:table-cell office:value-type="string" calcext:value-type="string">
            <text:p>2013-10</text:p>
          </table:table-cell>
          <table:table-cell table:formula="of:=INT(RIGHT([.A81];2))" office:value-type="float" office:value="10" calcext:value-type="float">
            <text:p>10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A</text:p>
          </table:table-cell>
          <table:table-cell table:formula="of:=[.C81]/[.C$4]" office:value-type="percentage" office:value="0.746076158940397" calcext:value-type="percentage">
            <text:p>74.61%</text:p>
          </table:table-cell>
          <table:table-cell table:formula="of:=([.C81]-[.C82])/[.C82]" office:value-type="percentage" office:value="0.0732863335397513" calcext:value-type="percentage">
            <text:p>7.33%</text:p>
          </table:table-cell>
          <table:table-cell/>
        </table:table-row>
        <table:table-row table:style-name="ro1">
          <table:table-cell office:value-type="string" calcext:value-type="string">
            <text:p>2013-09</text:p>
          </table:table-cell>
          <table:table-cell table:formula="of:=INT(RIGHT([.A82];2))" office:value-type="float" office:value="9" calcext:value-type="float">
            <text:p>9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A</text:p>
          </table:table-cell>
          <table:table-cell table:formula="of:=[.C82]/[.C$4]" office:value-type="percentage" office:value="0.695132450331126" calcext:value-type="percentage">
            <text:p>69.51%</text:p>
          </table:table-cell>
          <table:table-cell table:formula="of:=([.C82]-[.C83])/[.C83]" office:value-type="percentage" office:value="0.00874537504204507" calcext:value-type="percentage">
            <text:p>0.87%</text:p>
          </table:table-cell>
          <table:table-cell/>
        </table:table-row>
        <table:table-row table:style-name="ro1">
          <table:table-cell office:value-type="string" calcext:value-type="string">
            <text:p>2013-08</text:p>
          </table:table-cell>
          <table:table-cell table:formula="of:=INT(RIGHT([.A83];2))" office:value-type="float" office:value="8" calcext:value-type="float">
            <text:p>8</text:p>
          </table:table-cell>
          <table:table-cell office:value-type="float" office:value="41622" calcext:value-type="float">
            <text:p>41622</text:p>
          </table:table-cell>
          <table:table-cell office:value-type="string" calcext:value-type="string">
            <text:p>A</text:p>
          </table:table-cell>
          <table:table-cell table:formula="of:=[.C83]/[.C$4]" office:value-type="percentage" office:value="0.689105960264901" calcext:value-type="percentage">
            <text:p>68.91%</text:p>
          </table:table-cell>
          <table:table-cell table:formula="of:=([.C83]-[.C84])/[.C84]" office:value-type="percentage" office:value="-0.0571525654094461" calcext:value-type="percentage">
            <text:p>-5.72%</text:p>
          </table:table-cell>
          <table:table-cell/>
        </table:table-row>
        <table:table-row table:style-name="ro1">
          <table:table-cell office:value-type="string" calcext:value-type="string">
            <text:p>2013-07</text:p>
          </table:table-cell>
          <table:table-cell table:formula="of:=INT(RIGHT([.A84];2))" office:value-type="float" office:value="7" calcext:value-type="float">
            <text:p>7</text:p>
          </table:table-cell>
          <table:table-cell office:value-type="float" office:value="44145" calcext:value-type="float">
            <text:p>44145</text:p>
          </table:table-cell>
          <table:table-cell office:value-type="string" calcext:value-type="string">
            <text:p>A</text:p>
          </table:table-cell>
          <table:table-cell table:formula="of:=[.C84]/[.C$4]" office:value-type="percentage" office:value="0.730877483443709" calcext:value-type="percentage">
            <text:p>73.09%</text:p>
          </table:table-cell>
          <table:table-cell table:formula="of:=([.C84]-[.C85])/[.C85]" office:value-type="percentage" office:value="0.0430252339098384" calcext:value-type="percentage">
            <text:p>4.30%</text:p>
          </table:table-cell>
          <table:table-cell/>
        </table:table-row>
        <table:table-row table:style-name="ro1">
          <table:table-cell office:value-type="string" calcext:value-type="string">
            <text:p>2013-06</text:p>
          </table:table-cell>
          <table:table-cell table:formula="of:=INT(RIGHT([.A85];2))" office:value-type="float" office:value="6" calcext:value-type="float">
            <text:p>6</text:p>
          </table:table-cell>
          <table:table-cell office:value-type="float" office:value="42324" calcext:value-type="float">
            <text:p>42324</text:p>
          </table:table-cell>
          <table:table-cell office:value-type="string" calcext:value-type="string">
            <text:p>A</text:p>
          </table:table-cell>
          <table:table-cell table:formula="of:=[.C85]/[.C$4]" office:value-type="percentage" office:value="0.700728476821192" calcext:value-type="percentage">
            <text:p>70.07%</text:p>
          </table:table-cell>
          <table:table-cell table:formula="of:=([.C85]-[.C86])/[.C86]" office:value-type="percentage" office:value="-0.0469714028371988" calcext:value-type="percentage">
            <text:p>-4.70%</text:p>
          </table:table-cell>
          <table:table-cell/>
        </table:table-row>
        <table:table-row table:style-name="ro1">
          <table:table-cell office:value-type="string" calcext:value-type="string">
            <text:p>2013-05</text:p>
          </table:table-cell>
          <table:table-cell table:formula="of:=INT(RIGHT([.A86];2))" office:value-type="float" office:value="5" calcext:value-type="float">
            <text:p>5</text:p>
          </table:table-cell>
          <table:table-cell office:value-type="float" office:value="44410" calcext:value-type="float">
            <text:p>44410</text:p>
          </table:table-cell>
          <table:table-cell office:value-type="string" calcext:value-type="string">
            <text:p>A</text:p>
          </table:table-cell>
          <table:table-cell table:formula="of:=[.C86]/[.C$4]" office:value-type="percentage" office:value="0.735264900662252" calcext:value-type="percentage">
            <text:p>73.53%</text:p>
          </table:table-cell>
          <table:table-cell table:formula="of:=([.C86]-[.C87])/[.C87]" office:value-type="percentage" office:value="-0.0353201842036667" calcext:value-type="percentage">
            <text:p>-3.53%</text:p>
          </table:table-cell>
          <table:table-cell/>
        </table:table-row>
        <table:table-row table:style-name="ro1">
          <table:table-cell office:value-type="string" calcext:value-type="string">
            <text:p>2013-04</text:p>
          </table:table-cell>
          <table:table-cell table:formula="of:=INT(RIGHT([.A87];2))" office:value-type="float" office:value="4" calcext:value-type="float">
            <text:p>4</text:p>
          </table:table-cell>
          <table:table-cell office:value-type="float" office:value="46036" calcext:value-type="float">
            <text:p>46036</text:p>
          </table:table-cell>
          <table:table-cell office:value-type="string" calcext:value-type="string">
            <text:p>A</text:p>
          </table:table-cell>
          <table:table-cell table:formula="of:=[.C87]/[.C$4]" office:value-type="percentage" office:value="0.762185430463576" calcext:value-type="percentage">
            <text:p>76.22%</text:p>
          </table:table-cell>
          <table:table-cell table:formula="of:=([.C87]-[.C88])/[.C88]" office:value-type="percentage" office:value="-0.135328036663474" calcext:value-type="percentage">
            <text:p>-13.53%</text:p>
          </table:table-cell>
          <table:table-cell/>
        </table:table-row>
        <table:table-row table:style-name="ro1">
          <table:table-cell office:value-type="string" calcext:value-type="string">
            <text:p>2013-03</text:p>
          </table:table-cell>
          <table:table-cell table:formula="of:=INT(RIGHT([.A88];2))" office:value-type="float" office:value="3" calcext:value-type="float">
            <text:p>3</text:p>
          </table:table-cell>
          <table:table-cell office:value-type="float" office:value="53241" calcext:value-type="float">
            <text:p>53241</text:p>
          </table:table-cell>
          <table:table-cell office:value-type="string" calcext:value-type="string">
            <text:p>A</text:p>
          </table:table-cell>
          <table:table-cell table:formula="of:=[.C88]/[.C$4]" office:value-type="percentage" office:value="0.881473509933775" calcext:value-type="percentage">
            <text:p>88.15%</text:p>
          </table:table-cell>
          <table:table-cell table:formula="of:=([.C88]-[.C89])/[.C89]" office:value-type="percentage" office:value="0.0521312965634449" calcext:value-type="percentage">
            <text:p>5.21%</text:p>
          </table:table-cell>
          <table:table-cell/>
        </table:table-row>
        <table:table-row table:style-name="ro1">
          <table:table-cell office:value-type="string" calcext:value-type="string">
            <text:p>2013-02</text:p>
          </table:table-cell>
          <table:table-cell table:formula="of:=INT(RIGHT([.A89];2))" office:value-type="float" office:value="2" calcext:value-type="float">
            <text:p>2</text:p>
          </table:table-cell>
          <table:table-cell office:value-type="float" office:value="50603" calcext:value-type="float">
            <text:p>50603</text:p>
          </table:table-cell>
          <table:table-cell office:value-type="string" calcext:value-type="string">
            <text:p>A</text:p>
          </table:table-cell>
          <table:table-cell table:formula="of:=[.C89]/[.C$4]" office:value-type="percentage" office:value="0.837798013245033" calcext:value-type="percentage">
            <text:p>83.78%</text:p>
          </table:table-cell>
          <table:table-cell table:formula="of:=([.C89]-[.C90])/[.C90]" office:value-type="percentage" office:value="-0.0821815939347771" calcext:value-type="percentage">
            <text:p>-8.22%</text:p>
          </table:table-cell>
          <table:table-cell/>
        </table:table-row>
        <table:table-row table:style-name="ro1">
          <table:table-cell office:value-type="string" calcext:value-type="string">
            <text:p>2013-01</text:p>
          </table:table-cell>
          <table:table-cell table:formula="of:=INT(RIGHT([.A90];2))" office:value-type="float" office:value="1" calcext:value-type="float">
            <text:p>1</text:p>
          </table:table-cell>
          <table:table-cell office:value-type="float" office:value="55134" calcext:value-type="float">
            <text:p>55134</text:p>
          </table:table-cell>
          <table:table-cell office:value-type="string" calcext:value-type="string">
            <text:p>A</text:p>
          </table:table-cell>
          <table:table-cell table:formula="of:=[.C90]/[.C$4]" office:value-type="percentage" office:value="0.912814569536424" calcext:value-type="percentage">
            <text:p>91.28%</text:p>
          </table:table-cell>
          <table:table-cell table:formula="of:=([.C90]-[.C91])/[.C91]" office:value-type="percentage" office:value="0.0944497379704621" calcext:value-type="percentage">
            <text:p>9.44%</text:p>
          </table:table-cell>
          <table:table-cell/>
        </table:table-row>
        <table:table-row table:style-name="ro1">
          <table:table-cell office:value-type="string" calcext:value-type="string">
            <text:p>2012-12</text:p>
          </table:table-cell>
          <table:table-cell table:formula="of:=INT(RIGHT([.A91];2))" office:value-type="float" office:value="12" calcext:value-type="float">
            <text:p>12</text:p>
          </table:table-cell>
          <table:table-cell office:value-type="float" office:value="50376" calcext:value-type="float">
            <text:p>50376</text:p>
          </table:table-cell>
          <table:table-cell office:value-type="string" calcext:value-type="string">
            <text:p>A</text:p>
          </table:table-cell>
          <table:table-cell table:formula="of:=[.C91]/[.C$4]" office:value-type="percentage" office:value="0.834039735099338" calcext:value-type="percentage">
            <text:p>83.40%</text:p>
          </table:table-cell>
          <table:table-cell table:formula="of:=([.C91]-[.C92])/[.C92]" office:value-type="percentage" office:value="0.100609556269253" calcext:value-type="percentage">
            <text:p>10.06%</text:p>
          </table:table-cell>
          <table:table-cell/>
        </table:table-row>
        <table:table-row table:style-name="ro1">
          <table:table-cell office:value-type="string" calcext:value-type="string">
            <text:p>2012-11</text:p>
          </table:table-cell>
          <table:table-cell table:formula="of:=INT(RIGHT([.A92];2))" office:value-type="float" office:value="11" calcext:value-type="float">
            <text:p>11</text:p>
          </table:table-cell>
          <table:table-cell office:value-type="float" office:value="45771" calcext:value-type="float">
            <text:p>45771</text:p>
          </table:table-cell>
          <table:table-cell office:value-type="string" calcext:value-type="string">
            <text:p>A</text:p>
          </table:table-cell>
          <table:table-cell table:formula="of:=[.C92]/[.C$4]" office:value-type="percentage" office:value="0.757798013245033" calcext:value-type="percentage">
            <text:p>75.78%</text:p>
          </table:table-cell>
          <table:table-cell table:formula="of:=([.C92]-[.C93])/[.C93]" office:value-type="percentage" office:value="-0.00872785550309698" calcext:value-type="percentage">
            <text:p>-0.87%</text:p>
          </table:table-cell>
          <table:table-cell/>
        </table:table-row>
        <table:table-row table:style-name="ro1">
          <table:table-cell office:value-type="string" calcext:value-type="string">
            <text:p>2012-10</text:p>
          </table:table-cell>
          <table:table-cell table:formula="of:=INT(RIGHT([.A93];2))" office:value-type="float" office:value="10" calcext:value-type="float">
            <text:p>10</text:p>
          </table:table-cell>
          <table:table-cell office:value-type="float" office:value="46174" calcext:value-type="float">
            <text:p>46174</text:p>
          </table:table-cell>
          <table:table-cell office:value-type="string" calcext:value-type="string">
            <text:p>A</text:p>
          </table:table-cell>
          <table:table-cell table:formula="of:=[.C93]/[.C$4]" office:value-type="percentage" office:value="0.764470198675497" calcext:value-type="percentage">
            <text:p>76.45%</text:p>
          </table:table-cell>
          <table:table-cell table:formula="of:=([.C93]-[.C94])/[.C94]" office:value-type="percentage" office:value="0.118502010561504" calcext:value-type="percentage">
            <text:p>11.85%</text:p>
          </table:table-cell>
          <table:table-cell/>
        </table:table-row>
        <table:table-row table:style-name="ro1">
          <table:table-cell office:value-type="string" calcext:value-type="string">
            <text:p>2012-09</text:p>
          </table:table-cell>
          <table:table-cell table:formula="of:=INT(RIGHT([.A94];2))" office:value-type="float" office:value="9" calcext:value-type="float">
            <text:p>9</text:p>
          </table:table-cell>
          <table:table-cell office:value-type="float" office:value="41282" calcext:value-type="float">
            <text:p>41282</text:p>
          </table:table-cell>
          <table:table-cell office:value-type="string" calcext:value-type="string">
            <text:p>A</text:p>
          </table:table-cell>
          <table:table-cell table:formula="of:=[.C94]/[.C$4]" office:value-type="percentage" office:value="0.683476821192053" calcext:value-type="percentage">
            <text:p>68.35%</text:p>
          </table:table-cell>
          <table:table-cell table:formula="of:=([.C94]-[.C95])/[.C95]" office:value-type="percentage" office:value="-0.0230962184675091" calcext:value-type="percentage">
            <text:p>-2.31%</text:p>
          </table:table-cell>
          <table:table-cell/>
        </table:table-row>
        <table:table-row table:style-name="ro1">
          <table:table-cell office:value-type="string" calcext:value-type="string">
            <text:p>2012-08</text:p>
          </table:table-cell>
          <table:table-cell table:formula="of:=INT(RIGHT([.A95];2))" office:value-type="float" office:value="8" calcext:value-type="float">
            <text:p>8</text:p>
          </table:table-cell>
          <table:table-cell office:value-type="float" office:value="42258" calcext:value-type="float">
            <text:p>42258</text:p>
          </table:table-cell>
          <table:table-cell office:value-type="string" calcext:value-type="string">
            <text:p>A</text:p>
          </table:table-cell>
          <table:table-cell table:formula="of:=[.C95]/[.C$4]" office:value-type="percentage" office:value="0.699635761589404" calcext:value-type="percentage">
            <text:p>69.96%</text:p>
          </table:table-cell>
          <table:table-cell table:formula="of:=([.C95]-[.C96])/[.C96]" office:value-type="percentage" office:value="-0.0154928593061995" calcext:value-type="percentage">
            <text:p>-1.55%</text:p>
          </table:table-cell>
          <table:table-cell/>
        </table:table-row>
        <table:table-row table:style-name="ro1">
          <table:table-cell office:value-type="string" calcext:value-type="string">
            <text:p>2012-07</text:p>
          </table:table-cell>
          <table:table-cell table:formula="of:=INT(RIGHT([.A96];2))" office:value-type="float" office:value="7" calcext:value-type="float">
            <text:p>7</text:p>
          </table:table-cell>
          <table:table-cell office:value-type="float" office:value="42923" calcext:value-type="float">
            <text:p>42923</text:p>
          </table:table-cell>
          <table:table-cell office:value-type="string" calcext:value-type="string">
            <text:p>A</text:p>
          </table:table-cell>
          <table:table-cell table:formula="of:=[.C96]/[.C$4]" office:value-type="percentage" office:value="0.710645695364238" calcext:value-type="percentage">
            <text:p>71.06%</text:p>
          </table:table-cell>
          <table:table-cell table:formula="of:=([.C96]-[.C97])/[.C97]" office:value-type="percentage" office:value="0.0287364586329211" calcext:value-type="percentage">
            <text:p>2.87%</text:p>
          </table:table-cell>
          <table:table-cell/>
        </table:table-row>
        <table:table-row table:style-name="ro1">
          <table:table-cell office:value-type="string" calcext:value-type="string">
            <text:p>2012-06</text:p>
          </table:table-cell>
          <table:table-cell table:formula="of:=INT(RIGHT([.A97];2))" office:value-type="float" office:value="6" calcext:value-type="float">
            <text:p>6</text:p>
          </table:table-cell>
          <table:table-cell office:value-type="float" office:value="41724" calcext:value-type="float">
            <text:p>41724</text:p>
          </table:table-cell>
          <table:table-cell office:value-type="string" calcext:value-type="string">
            <text:p>A</text:p>
          </table:table-cell>
          <table:table-cell table:formula="of:=[.C97]/[.C$4]" office:value-type="percentage" office:value="0.690794701986755" calcext:value-type="percentage">
            <text:p>69.08%</text:p>
          </table:table-cell>
          <table:table-cell table:formula="of:=([.C97]-[.C98])/[.C98]" office:value-type="percentage" office:value="-0.0727793950976688" calcext:value-type="percentage">
            <text:p>-7.28%</text:p>
          </table:table-cell>
          <table:table-cell/>
        </table:table-row>
        <table:table-row table:style-name="ro1">
          <table:table-cell office:value-type="string" calcext:value-type="string">
            <text:p>2012-05</text:p>
          </table:table-cell>
          <table:table-cell table:formula="of:=INT(RIGHT([.A98];2))" office:value-type="float" office:value="5" calcext:value-type="float">
            <text:p>5</text:p>
          </table:table-cell>
          <table:table-cell office:value-type="float" office:value="44999" calcext:value-type="float">
            <text:p>44999</text:p>
          </table:table-cell>
          <table:table-cell office:value-type="string" calcext:value-type="string">
            <text:p>A</text:p>
          </table:table-cell>
          <table:table-cell table:formula="of:=[.C98]/[.C$4]" office:value-type="percentage" office:value="0.745016556291391" calcext:value-type="percentage">
            <text:p>74.50%</text:p>
          </table:table-cell>
          <table:table-cell table:formula="of:=([.C98]-[.C99])/[.C99]" office:value-type="percentage" office:value="-0.0188387153042758" calcext:value-type="percentage">
            <text:p>-1.88%</text:p>
          </table:table-cell>
          <table:table-cell/>
        </table:table-row>
        <table:table-row table:style-name="ro1">
          <table:table-cell office:value-type="string" calcext:value-type="string">
            <text:p>2012-04</text:p>
          </table:table-cell>
          <table:table-cell table:formula="of:=INT(RIGHT([.A99];2))" office:value-type="float" office:value="4" calcext:value-type="float">
            <text:p>4</text:p>
          </table:table-cell>
          <table:table-cell office:value-type="float" office:value="45863" calcext:value-type="float">
            <text:p>45863</text:p>
          </table:table-cell>
          <table:table-cell office:value-type="string" calcext:value-type="string">
            <text:p>A</text:p>
          </table:table-cell>
          <table:table-cell table:formula="of:=[.C99]/[.C$4]" office:value-type="percentage" office:value="0.75932119205298" calcext:value-type="percentage">
            <text:p>75.93%</text:p>
          </table:table-cell>
          <table:table-cell table:formula="of:=([.C99]-[.C100])/[.C100]" office:value-type="percentage" office:value="-0.132549034442322" calcext:value-type="percentage">
            <text:p>-13.25%</text:p>
          </table:table-cell>
          <table:table-cell/>
        </table:table-row>
        <table:table-row table:style-name="ro1">
          <table:table-cell office:value-type="string" calcext:value-type="string">
            <text:p>2012-03</text:p>
          </table:table-cell>
          <table:table-cell table:formula="of:=INT(RIGHT([.A100];2))" office:value-type="float" office:value="3" calcext:value-type="float">
            <text:p>3</text:p>
          </table:table-cell>
          <table:table-cell office:value-type="float" office:value="52871" calcext:value-type="float">
            <text:p>52871</text:p>
          </table:table-cell>
          <table:table-cell office:value-type="string" calcext:value-type="string">
            <text:p>A</text:p>
          </table:table-cell>
          <table:table-cell table:formula="of:=[.C100]/[.C$4]" office:value-type="percentage" office:value="0.875347682119205" calcext:value-type="percentage">
            <text:p>87.53%</text:p>
          </table:table-cell>
          <table:table-cell table:formula="of:=([.C100]-[.C101])/[.C101]" office:value-type="percentage" office:value="-0.0134166822168315" calcext:value-type="percentage">
            <text:p>-1.34%</text:p>
          </table:table-cell>
          <table:table-cell/>
        </table:table-row>
        <table:table-row table:style-name="ro1">
          <table:table-cell office:value-type="string" calcext:value-type="string">
            <text:p>2012-02</text:p>
          </table:table-cell>
          <table:table-cell table:formula="of:=INT(RIGHT([.A101];2))" office:value-type="float" office:value="2" calcext:value-type="float">
            <text:p>2</text:p>
          </table:table-cell>
          <table:table-cell office:value-type="float" office:value="53590" calcext:value-type="float">
            <text:p>53590</text:p>
          </table:table-cell>
          <table:table-cell office:value-type="string" calcext:value-type="string">
            <text:p>A</text:p>
          </table:table-cell>
          <table:table-cell table:formula="of:=[.C101]/[.C$4]" office:value-type="percentage" office:value="0.887251655629139" calcext:value-type="percentage">
            <text:p>88.73%</text:p>
          </table:table-cell>
          <table:table-cell table:formula="of:=([.C101]-[.C102])/[.C102]" office:value-type="percentage" office:value="0.0426881469375049" calcext:value-type="percentage">
            <text:p>4.27%</text:p>
          </table:table-cell>
          <table:table-cell/>
        </table:table-row>
        <table:table-row table:style-name="ro1">
          <table:table-cell office:value-type="string" calcext:value-type="string">
            <text:p>2012-01</text:p>
          </table:table-cell>
          <table:table-cell table:formula="of:=INT(RIGHT([.A102];2))" office:value-type="float" office:value="1" calcext:value-type="float">
            <text:p>1</text:p>
          </table:table-cell>
          <table:table-cell office:value-type="float" office:value="51396" calcext:value-type="float">
            <text:p>51396</text:p>
          </table:table-cell>
          <table:table-cell office:value-type="string" calcext:value-type="string">
            <text:p>A</text:p>
          </table:table-cell>
          <table:table-cell table:formula="of:=[.C102]/[.C$4]" office:value-type="percentage" office:value="0.850927152317881" calcext:value-type="percentage">
            <text:p>85.09%</text:p>
          </table:table-cell>
          <table:table-cell table:formula="of:=([.C102]-[.C103])/[.C103]" office:value-type="percentage" office:value="0.0588817009353496" calcext:value-type="percentage">
            <text:p>5.89%</text:p>
          </table:table-cell>
          <table:table-cell/>
        </table:table-row>
        <table:table-row table:style-name="ro1">
          <table:table-cell office:value-type="string" calcext:value-type="string">
            <text:p>2011-12</text:p>
          </table:table-cell>
          <table:table-cell table:formula="of:=INT(RIGHT([.A103];2))" office:value-type="float" office:value="12" calcext:value-type="float">
            <text:p>12</text:p>
          </table:table-cell>
          <table:table-cell office:value-type="float" office:value="48538" calcext:value-type="float">
            <text:p>48538</text:p>
          </table:table-cell>
          <table:table-cell office:value-type="string" calcext:value-type="string">
            <text:p>A</text:p>
          </table:table-cell>
          <table:table-cell table:formula="of:=[.C103]/[.C$4]" office:value-type="percentage" office:value="0.803609271523179" calcext:value-type="percentage">
            <text:p>80.36%</text:p>
          </table:table-cell>
          <table:table-cell table:formula="of:=([.C103]-[.C104])/[.C104]" office:value-type="percentage" office:value="0.0963093463432263" calcext:value-type="percentage">
            <text:p>9.63%</text:p>
          </table:table-cell>
          <table:table-cell/>
        </table:table-row>
        <table:table-row table:style-name="ro1">
          <table:table-cell office:value-type="string" calcext:value-type="string">
            <text:p>2011-11</text:p>
          </table:table-cell>
          <table:table-cell table:formula="of:=INT(RIGHT([.A104];2))" office:value-type="float" office:value="11" calcext:value-type="float">
            <text:p>11</text:p>
          </table:table-cell>
          <table:table-cell office:value-type="float" office:value="44274" calcext:value-type="float">
            <text:p>44274</text:p>
          </table:table-cell>
          <table:table-cell office:value-type="string" calcext:value-type="string">
            <text:p>A</text:p>
          </table:table-cell>
          <table:table-cell table:formula="of:=[.C104]/[.C$4]" office:value-type="percentage" office:value="0.733013245033113" calcext:value-type="percentage">
            <text:p>73.30%</text:p>
          </table:table-cell>
          <table:table-cell table:formula="of:=([.C104]-[.C105])/[.C105]" office:value-type="percentage" office:value="-0.0147101368643596" calcext:value-type="percentage">
            <text:p>-1.47%</text:p>
          </table:table-cell>
          <table:table-cell/>
        </table:table-row>
        <table:table-row table:style-name="ro1">
          <table:table-cell office:value-type="string" calcext:value-type="string">
            <text:p>2011-10</text:p>
          </table:table-cell>
          <table:table-cell table:formula="of:=INT(RIGHT([.A105];2))" office:value-type="float" office:value="10" calcext:value-type="float">
            <text:p>10</text:p>
          </table:table-cell>
          <table:table-cell office:value-type="float" office:value="44935" calcext:value-type="float">
            <text:p>44935</text:p>
          </table:table-cell>
          <table:table-cell office:value-type="string" calcext:value-type="string">
            <text:p>A</text:p>
          </table:table-cell>
          <table:table-cell table:formula="of:=[.C105]/[.C$4]" office:value-type="percentage" office:value="0.743956953642384" calcext:value-type="percentage">
            <text:p>74.40%</text:p>
          </table:table-cell>
          <table:table-cell table:formula="of:=([.C105]-[.C106])/[.C106]" office:value-type="percentage" office:value="0.0909730989608624" calcext:value-type="percentage">
            <text:p>9.10%</text:p>
          </table:table-cell>
          <table:table-cell/>
        </table:table-row>
        <table:table-row table:style-name="ro1">
          <table:table-cell office:value-type="string" calcext:value-type="string">
            <text:p>2011-09</text:p>
          </table:table-cell>
          <table:table-cell table:formula="of:=INT(RIGHT([.A106];2))" office:value-type="float" office:value="9" calcext:value-type="float">
            <text:p>9</text:p>
          </table:table-cell>
          <table:table-cell office:value-type="float" office:value="41188" calcext:value-type="float">
            <text:p>41188</text:p>
          </table:table-cell>
          <table:table-cell office:value-type="string" calcext:value-type="string">
            <text:p>A</text:p>
          </table:table-cell>
          <table:table-cell table:formula="of:=[.C106]/[.C$4]" office:value-type="percentage" office:value="0.681920529801324" calcext:value-type="percentage">
            <text:p>68.19%</text:p>
          </table:table-cell>
          <table:table-cell table:formula="of:=([.C106]-[.C107])/[.C107]" office:value-type="percentage" office:value="-0.0160770167936743" calcext:value-type="percentage">
            <text:p>-1.61%</text:p>
          </table:table-cell>
          <table:table-cell/>
        </table:table-row>
        <table:table-row table:style-name="ro1">
          <table:table-cell office:value-type="string" calcext:value-type="string">
            <text:p>2011-08</text:p>
          </table:table-cell>
          <table:table-cell table:formula="of:=INT(RIGHT([.A107];2))" office:value-type="float" office:value="8" calcext:value-type="float">
            <text:p>8</text:p>
          </table:table-cell>
          <table:table-cell office:value-type="float" office:value="41861" calcext:value-type="float">
            <text:p>41861</text:p>
          </table:table-cell>
          <table:table-cell office:value-type="string" calcext:value-type="string">
            <text:p>A</text:p>
          </table:table-cell>
          <table:table-cell table:formula="of:=[.C107]/[.C$4]" office:value-type="percentage" office:value="0.693062913907285" calcext:value-type="percentage">
            <text:p>69.31%</text:p>
          </table:table-cell>
          <table:table-cell table:formula="of:=([.C107]-[.C108])/[.C108]" office:value-type="percentage" office:value="0.000884659525631217" calcext:value-type="percentage">
            <text:p>0.09%</text:p>
          </table:table-cell>
          <table:table-cell/>
        </table:table-row>
        <table:table-row table:style-name="ro1">
          <table:table-cell office:value-type="string" calcext:value-type="string">
            <text:p>2011-07</text:p>
          </table:table-cell>
          <table:table-cell table:formula="of:=INT(RIGHT([.A108];2))" office:value-type="float" office:value="7" calcext:value-type="float">
            <text:p>7</text:p>
          </table:table-cell>
          <table:table-cell office:value-type="float" office:value="41824" calcext:value-type="float">
            <text:p>41824</text:p>
          </table:table-cell>
          <table:table-cell office:value-type="string" calcext:value-type="string">
            <text:p>A</text:p>
          </table:table-cell>
          <table:table-cell table:formula="of:=[.C108]/[.C$4]" office:value-type="percentage" office:value="0.692450331125828" calcext:value-type="percentage">
            <text:p>69.25%</text:p>
          </table:table-cell>
          <table:table-cell table:formula="of:=([.C108]-[.C109])/[.C109]" office:value-type="percentage" office:value="0.0104612113744534" calcext:value-type="percentage">
            <text:p>1.05%</text:p>
          </table:table-cell>
          <table:table-cell/>
        </table:table-row>
        <table:table-row table:style-name="ro1">
          <table:table-cell office:value-type="string" calcext:value-type="string">
            <text:p>2011-06</text:p>
          </table:table-cell>
          <table:table-cell table:formula="of:=INT(RIGHT([.A109];2))" office:value-type="float" office:value="6" calcext:value-type="float">
            <text:p>6</text:p>
          </table:table-cell>
          <table:table-cell office:value-type="float" office:value="41391" calcext:value-type="float">
            <text:p>41391</text:p>
          </table:table-cell>
          <table:table-cell office:value-type="string" calcext:value-type="string">
            <text:p>A</text:p>
          </table:table-cell>
          <table:table-cell table:formula="of:=[.C109]/[.C$4]" office:value-type="percentage" office:value="0.685281456953642" calcext:value-type="percentage">
            <text:p>68.53%</text:p>
          </table:table-cell>
          <table:table-cell table:formula="of:=([.C109]-[.C110])/[.C110]" office:value-type="percentage" office:value="-0.0446393537218696" calcext:value-type="percentage">
            <text:p>-4.46%</text:p>
          </table:table-cell>
          <table:table-cell/>
        </table:table-row>
        <table:table-row table:style-name="ro1">
          <table:table-cell office:value-type="string" calcext:value-type="string">
            <text:p>2011-05</text:p>
          </table:table-cell>
          <table:table-cell table:formula="of:=INT(RIGHT([.A110];2))" office:value-type="float" office:value="5" calcext:value-type="float">
            <text:p>5</text:p>
          </table:table-cell>
          <table:table-cell office:value-type="float" office:value="43325" calcext:value-type="float">
            <text:p>43325</text:p>
          </table:table-cell>
          <table:table-cell office:value-type="string" calcext:value-type="string">
            <text:p>A</text:p>
          </table:table-cell>
          <table:table-cell table:formula="of:=[.C110]/[.C$4]" office:value-type="percentage" office:value="0.717301324503311" calcext:value-type="percentage">
            <text:p>71.73%</text:p>
          </table:table-cell>
          <table:table-cell table:formula="of:=([.C110]-[.C111])/[.C111]" office:value-type="percentage" office:value="0.00580383052814858" calcext:value-type="percentage">
            <text:p>0.58%</text:p>
          </table:table-cell>
          <table:table-cell/>
        </table:table-row>
        <table:table-row table:style-name="ro1">
          <table:table-cell office:value-type="string" calcext:value-type="string">
            <text:p>2011-04</text:p>
          </table:table-cell>
          <table:table-cell table:formula="of:=INT(RIGHT([.A111];2))" office:value-type="float" office:value="4" calcext:value-type="float">
            <text:p>4</text:p>
          </table:table-cell>
          <table:table-cell office:value-type="float" office:value="43075" calcext:value-type="float">
            <text:p>43075</text:p>
          </table:table-cell>
          <table:table-cell office:value-type="string" calcext:value-type="string">
            <text:p>A</text:p>
          </table:table-cell>
          <table:table-cell table:formula="of:=[.C111]/[.C$4]" office:value-type="percentage" office:value="0.713162251655629" calcext:value-type="percentage">
            <text:p>71.32%</text:p>
          </table:table-cell>
          <table:table-cell table:formula="of:=([.C111]-[.C112])/[.C112]" office:value-type="percentage" office:value="-0.0816739862704132" calcext:value-type="percentage">
            <text:p>-8.17%</text:p>
          </table:table-cell>
          <table:table-cell/>
        </table:table-row>
        <table:table-row table:style-name="ro1">
          <table:table-cell office:value-type="string" calcext:value-type="string">
            <text:p>2011-03</text:p>
          </table:table-cell>
          <table:table-cell table:formula="of:=INT(RIGHT([.A112];2))" office:value-type="float" office:value="3" calcext:value-type="float">
            <text:p>3</text:p>
          </table:table-cell>
          <table:table-cell office:value-type="float" office:value="46906" calcext:value-type="float">
            <text:p>46906</text:p>
          </table:table-cell>
          <table:table-cell office:value-type="string" calcext:value-type="string">
            <text:p>A</text:p>
          </table:table-cell>
          <table:table-cell table:formula="of:=[.C112]/[.C$4]" office:value-type="percentage" office:value="0.77658940397351" calcext:value-type="percentage">
            <text:p>77.66%</text:p>
          </table:table-cell>
          <table:table-cell table:formula="of:=([.C112]-[.C113])/[.C113]" office:value-type="percentage" office:value="0.033399427186605" calcext:value-type="percentage">
            <text:p>3.34%</text:p>
          </table:table-cell>
          <table:table-cell/>
        </table:table-row>
        <table:table-row table:style-name="ro1">
          <table:table-cell office:value-type="string" calcext:value-type="string">
            <text:p>2011-02</text:p>
          </table:table-cell>
          <table:table-cell table:formula="of:=INT(RIGHT([.A113];2))" office:value-type="float" office:value="2" calcext:value-type="float">
            <text:p>2</text:p>
          </table:table-cell>
          <table:table-cell office:value-type="float" office:value="45390" calcext:value-type="float">
            <text:p>45390</text:p>
          </table:table-cell>
          <table:table-cell office:value-type="string" calcext:value-type="string">
            <text:p>A</text:p>
          </table:table-cell>
          <table:table-cell table:formula="of:=[.C113]/[.C$4]" office:value-type="percentage" office:value="0.751490066225166" calcext:value-type="percentage">
            <text:p>75.15%</text:p>
          </table:table-cell>
          <table:table-cell table:formula="of:=([.C113]-[.C114])/[.C114]" office:value-type="percentage" office:value="-0.128590078328982" calcext:value-type="percentage">
            <text:p>-12.86%</text:p>
          </table:table-cell>
          <table:table-cell/>
        </table:table-row>
        <table:table-row table:style-name="ro1">
          <table:table-cell office:value-type="string" calcext:value-type="string">
            <text:p>2011-01</text:p>
          </table:table-cell>
          <table:table-cell table:formula="of:=INT(RIGHT([.A114];2))" office:value-type="float" office:value="1" calcext:value-type="float">
            <text:p>1</text:p>
          </table:table-cell>
          <table:table-cell office:value-type="float" office:value="52088" calcext:value-type="float">
            <text:p>52088</text:p>
          </table:table-cell>
          <table:table-cell office:value-type="string" calcext:value-type="string">
            <text:p>A</text:p>
          </table:table-cell>
          <table:table-cell table:formula="of:=[.C114]/[.C$4]" office:value-type="percentage" office:value="0.862384105960265" calcext:value-type="percentage">
            <text:p>86.24%</text:p>
          </table:table-cell>
          <table:table-cell table:formula="of:=([.C114]-[.C115])/[.C115]" office:value-type="percentage" office:value="0.0309351806036616" calcext:value-type="percentage">
            <text:p>3.09%</text:p>
          </table:table-cell>
          <table:table-cell/>
        </table:table-row>
        <table:table-row table:style-name="ro1">
          <table:table-cell office:value-type="string" calcext:value-type="string">
            <text:p>2010-12</text:p>
          </table:table-cell>
          <table:table-cell table:formula="of:=INT(RIGHT([.A115];2))" office:value-type="float" office:value="12" calcext:value-type="float">
            <text:p>12</text:p>
          </table:table-cell>
          <table:table-cell office:value-type="float" office:value="50525" calcext:value-type="float">
            <text:p>50525</text:p>
          </table:table-cell>
          <table:table-cell office:value-type="string" calcext:value-type="string">
            <text:p>A</text:p>
          </table:table-cell>
          <table:table-cell table:formula="of:=[.C115]/[.C$4]" office:value-type="percentage" office:value="0.836506622516556" calcext:value-type="percentage">
            <text:p>83.65%</text:p>
          </table:table-cell>
          <table:table-cell table:formula="of:=([.C115]-[.C116])/[.C116]" office:value-type="percentage" office:value="0.141446773902042" calcext:value-type="percentage">
            <text:p>14.14%</text:p>
          </table:table-cell>
          <table:table-cell/>
        </table:table-row>
        <table:table-row table:style-name="ro1">
          <table:table-cell office:value-type="string" calcext:value-type="string">
            <text:p>2010-11</text:p>
          </table:table-cell>
          <table:table-cell table:formula="of:=INT(RIGHT([.A116];2))" office:value-type="float" office:value="11" calcext:value-type="float">
            <text:p>11</text:p>
          </table:table-cell>
          <table:table-cell office:value-type="float" office:value="44264" calcext:value-type="float">
            <text:p>44264</text:p>
          </table:table-cell>
          <table:table-cell office:value-type="string" calcext:value-type="string">
            <text:p>A</text:p>
          </table:table-cell>
          <table:table-cell table:formula="of:=[.C116]/[.C$4]" office:value-type="percentage" office:value="0.732847682119205" calcext:value-type="percentage">
            <text:p>73.28%</text:p>
          </table:table-cell>
          <table:table-cell table:formula="of:=([.C116]-[.C117])/[.C117]" office:value-type="percentage" office:value="-0.0386377951045762" calcext:value-type="percentage">
            <text:p>-3.86%</text:p>
          </table:table-cell>
          <table:table-cell/>
        </table:table-row>
        <table:table-row table:style-name="ro1">
          <table:table-cell office:value-type="string" calcext:value-type="string">
            <text:p>2010-10</text:p>
          </table:table-cell>
          <table:table-cell table:formula="of:=INT(RIGHT([.A117];2))" office:value-type="float" office:value="10" calcext:value-type="float">
            <text:p>10</text:p>
          </table:table-cell>
          <table:table-cell office:value-type="float" office:value="46043" calcext:value-type="float">
            <text:p>46043</text:p>
          </table:table-cell>
          <table:table-cell office:value-type="string" calcext:value-type="string">
            <text:p>A</text:p>
          </table:table-cell>
          <table:table-cell table:formula="of:=[.C117]/[.C$4]" office:value-type="percentage" office:value="0.762301324503311" calcext:value-type="percentage">
            <text:p>76.23%</text:p>
          </table:table-cell>
          <table:table-cell table:formula="of:=([.C117]-[.C118])/[.C118]" office:value-type="percentage" office:value="0.103011283328941" calcext:value-type="percentage">
            <text:p>10.30%</text:p>
          </table:table-cell>
          <table:table-cell/>
        </table:table-row>
        <table:table-row table:style-name="ro1">
          <table:table-cell office:value-type="string" calcext:value-type="string">
            <text:p>2010-09</text:p>
          </table:table-cell>
          <table:table-cell table:formula="of:=INT(RIGHT([.A118];2))" office:value-type="float" office:value="9" calcext:value-type="float">
            <text:p>9</text:p>
          </table:table-cell>
          <table:table-cell office:value-type="float" office:value="41743" calcext:value-type="float">
            <text:p>41743</text:p>
          </table:table-cell>
          <table:table-cell office:value-type="string" calcext:value-type="string">
            <text:p>A</text:p>
          </table:table-cell>
          <table:table-cell table:formula="of:=[.C118]/[.C$4]" office:value-type="percentage" office:value="0.691109271523179" calcext:value-type="percentage">
            <text:p>69.11%</text:p>
          </table:table-cell>
          <table:table-cell table:formula="of:=([.C118]-[.C119])/[.C119]" office:value-type="percentage" office:value="0.00617060766023092" calcext:value-type="percentage">
            <text:p>0.62%</text:p>
          </table:table-cell>
          <table:table-cell/>
        </table:table-row>
        <table:table-row table:style-name="ro1">
          <table:table-cell office:value-type="string" calcext:value-type="string">
            <text:p>2010-08</text:p>
          </table:table-cell>
          <table:table-cell table:formula="of:=INT(RIGHT([.A119];2))" office:value-type="float" office:value="8" calcext:value-type="float">
            <text:p>8</text:p>
          </table:table-cell>
          <table:table-cell office:value-type="float" office:value="41487" calcext:value-type="float">
            <text:p>41487</text:p>
          </table:table-cell>
          <table:table-cell office:value-type="string" calcext:value-type="string">
            <text:p>A</text:p>
          </table:table-cell>
          <table:table-cell table:formula="of:=[.C119]/[.C$4]" office:value-type="percentage" office:value="0.686870860927152" calcext:value-type="percentage">
            <text:p>68.69%</text:p>
          </table:table-cell>
          <table:table-cell table:formula="of:=([.C119]-[.C120])/[.C120]" office:value-type="percentage" office:value="-0.0290214618391181" calcext:value-type="percentage">
            <text:p>-2.90%</text:p>
          </table:table-cell>
          <table:table-cell/>
        </table:table-row>
        <table:table-row table:style-name="ro1">
          <table:table-cell office:value-type="string" calcext:value-type="string">
            <text:p>2010-07</text:p>
          </table:table-cell>
          <table:table-cell table:formula="of:=INT(RIGHT([.A120];2))" office:value-type="float" office:value="7" calcext:value-type="float">
            <text:p>7</text:p>
          </table:table-cell>
          <table:table-cell office:value-type="float" office:value="42727" calcext:value-type="float">
            <text:p>42727</text:p>
          </table:table-cell>
          <table:table-cell office:value-type="string" calcext:value-type="string">
            <text:p>A</text:p>
          </table:table-cell>
          <table:table-cell table:formula="of:=[.C120]/[.C$4]" office:value-type="percentage" office:value="0.707400662251656" calcext:value-type="percentage">
            <text:p>70.74%</text:p>
          </table:table-cell>
          <table:table-cell table:formula="of:=([.C120]-[.C121])/[.C121]" office:value-type="percentage" office:value="0.0257598309886205" calcext:value-type="percentage">
            <text:p>2.58%</text:p>
          </table:table-cell>
          <table:table-cell/>
        </table:table-row>
        <table:table-row table:style-name="ro1">
          <table:table-cell office:value-type="string" calcext:value-type="string">
            <text:p>2010-06</text:p>
          </table:table-cell>
          <table:table-cell table:formula="of:=INT(RIGHT([.A121];2))" office:value-type="float" office:value="6" calcext:value-type="float">
            <text:p>6</text:p>
          </table:table-cell>
          <table:table-cell office:value-type="float" office:value="41654" calcext:value-type="float">
            <text:p>41654</text:p>
          </table:table-cell>
          <table:table-cell office:value-type="string" calcext:value-type="string">
            <text:p>A</text:p>
          </table:table-cell>
          <table:table-cell table:formula="of:=[.C121]/[.C$4]" office:value-type="percentage" office:value="0.689635761589404" calcext:value-type="percentage">
            <text:p>68.96%</text:p>
          </table:table-cell>
          <table:table-cell table:formula="of:=([.C121]-[.C122])/[.C122]" office:value-type="percentage" office:value="-0.0495162468054034" calcext:value-type="percentage">
            <text:p>-4.95%</text:p>
          </table:table-cell>
          <table:table-cell/>
        </table:table-row>
        <table:table-row table:style-name="ro1">
          <table:table-cell office:value-type="string" calcext:value-type="string">
            <text:p>2010-05</text:p>
          </table:table-cell>
          <table:table-cell table:formula="of:=INT(RIGHT([.A122];2))" office:value-type="float" office:value="5" calcext:value-type="float">
            <text:p>5</text:p>
          </table:table-cell>
          <table:table-cell office:value-type="float" office:value="43824" calcext:value-type="float">
            <text:p>43824</text:p>
          </table:table-cell>
          <table:table-cell office:value-type="string" calcext:value-type="string">
            <text:p>A</text:p>
          </table:table-cell>
          <table:table-cell table:formula="of:=[.C122]/[.C$4]" office:value-type="percentage" office:value="0.725562913907285" calcext:value-type="percentage">
            <text:p>72.56%</text:p>
          </table:table-cell>
          <table:table-cell table:formula="of:=([.C122]-[.C123])/[.C123]" office:value-type="percentage" office:value="0.000959298341784295" calcext:value-type="percentage">
            <text:p>0.10%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table:formula="of:=INT(RIGHT([.A123];2))" office:value-type="float" office:value="4" calcext:value-type="float">
            <text:p>4</text:p>
          </table:table-cell>
          <table:table-cell office:value-type="float" office:value="43782" calcext:value-type="float">
            <text:p>43782</text:p>
          </table:table-cell>
          <table:table-cell office:value-type="string" calcext:value-type="string">
            <text:p>A</text:p>
          </table:table-cell>
          <table:table-cell table:formula="of:=[.C123]/[.C$4]" office:value-type="percentage" office:value="0.724867549668874" calcext:value-type="percentage">
            <text:p>72.49%</text:p>
          </table:table-cell>
          <table:table-cell table:formula="of:=([.C123]-[.C124])/[.C124]" office:value-type="percentage" office:value="-0.0793397119125223" calcext:value-type="percentage">
            <text:p>-7.93%</text:p>
          </table:table-cell>
          <table:table-cell/>
        </table:table-row>
        <table:table-row table:style-name="ro1">
          <table:table-cell office:value-type="string" calcext:value-type="string">
            <text:p>2010-03</text:p>
          </table:table-cell>
          <table:table-cell table:formula="of:=INT(RIGHT([.A124];2))" office:value-type="float" office:value="3" calcext:value-type="float">
            <text:p>3</text:p>
          </table:table-cell>
          <table:table-cell office:value-type="float" office:value="47555" calcext:value-type="float">
            <text:p>47555</text:p>
          </table:table-cell>
          <table:table-cell office:value-type="string" calcext:value-type="string">
            <text:p>A</text:p>
          </table:table-cell>
          <table:table-cell table:formula="of:=[.C124]/[.C$4]" office:value-type="percentage" office:value="0.787334437086093" calcext:value-type="percentage">
            <text:p>78.73%</text:p>
          </table:table-cell>
          <table:table-cell table:formula="of:=([.C124]-[.C125])/[.C125]" office:value-type="percentage" office:value="0.0389993445488311" calcext:value-type="percentage">
            <text:p>3.90%</text:p>
          </table:table-cell>
          <table:table-cell/>
        </table:table-row>
        <table:table-row table:style-name="ro1">
          <table:table-cell office:value-type="string" calcext:value-type="string">
            <text:p>2010-02</text:p>
          </table:table-cell>
          <table:table-cell table:formula="of:=INT(RIGHT([.A125];2))" office:value-type="float" office:value="2" calcext:value-type="float">
            <text:p>2</text:p>
          </table:table-cell>
          <table:table-cell office:value-type="float" office:value="45770" calcext:value-type="float">
            <text:p>45770</text:p>
          </table:table-cell>
          <table:table-cell office:value-type="string" calcext:value-type="string">
            <text:p>A</text:p>
          </table:table-cell>
          <table:table-cell table:formula="of:=[.C125]/[.C$4]" office:value-type="percentage" office:value="0.757781456953642" calcext:value-type="percentage">
            <text:p>75.78%</text:p>
          </table:table-cell>
          <table:table-cell table:formula="of:=([.C125]-[.C126])/[.C126]" office:value-type="percentage" office:value="-0.104217633819356" calcext:value-type="percentage">
            <text:p>-10.42%</text:p>
          </table:table-cell>
          <table:table-cell/>
        </table:table-row>
        <table:table-row table:style-name="ro1">
          <table:table-cell office:value-type="string" calcext:value-type="string">
            <text:p>2010-01</text:p>
          </table:table-cell>
          <table:table-cell table:formula="of:=INT(RIGHT([.A126];2))" office:value-type="float" office:value="1" calcext:value-type="float">
            <text:p>1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A</text:p>
          </table:table-cell>
          <table:table-cell table:formula="of:=[.C126]/[.C$4]" office:value-type="percentage" office:value="0.845943708609271" calcext:value-type="percentage">
            <text:p>84.59%</text:p>
          </table:table-cell>
          <table:table-cell table:formula="of:=([.C126]-[.C127])/[.C127]" office:value-type="percentage" office:value="0.057342107441437" calcext:value-type="percentage">
            <text:p>5.73%</text:p>
          </table:table-cell>
          <table:table-cell/>
        </table:table-row>
        <table:table-row table:style-name="ro1">
          <table:table-cell office:value-type="string" calcext:value-type="string">
            <text:p>2009-12</text:p>
          </table:table-cell>
          <table:table-cell table:formula="of:=INT(RIGHT([.A127];2))" office:value-type="float" office:value="12" calcext:value-type="float">
            <text:p>12</text:p>
          </table:table-cell>
          <table:table-cell office:value-type="float" office:value="48324" calcext:value-type="float">
            <text:p>48324</text:p>
          </table:table-cell>
          <table:table-cell office:value-type="string" calcext:value-type="string">
            <text:p>A</text:p>
          </table:table-cell>
          <table:table-cell table:formula="of:=[.C127]/[.C$4]" office:value-type="percentage" office:value="0.800066225165563" calcext:value-type="percentage">
            <text:p>80.01%</text:p>
          </table:table-cell>
          <table:table-cell table:formula="of:=([.C127]-[.C128])/[.C128]" office:value-type="percentage" office:value="0.117628012396503" calcext:value-type="percentage">
            <text:p>11.76%</text:p>
          </table:table-cell>
          <table:table-cell/>
        </table:table-row>
        <table:table-row table:style-name="ro1">
          <table:table-cell office:value-type="string" calcext:value-type="string">
            <text:p>2009-11</text:p>
          </table:table-cell>
          <table:table-cell table:formula="of:=INT(RIGHT([.A128];2))" office:value-type="float" office:value="11" calcext:value-type="float">
            <text:p>11</text:p>
          </table:table-cell>
          <table:table-cell office:value-type="float" office:value="43238" calcext:value-type="float">
            <text:p>43238</text:p>
          </table:table-cell>
          <table:table-cell office:value-type="string" calcext:value-type="string">
            <text:p>A</text:p>
          </table:table-cell>
          <table:table-cell table:formula="of:=[.C128]/[.C$4]" office:value-type="percentage" office:value="0.715860927152318" calcext:value-type="percentage">
            <text:p>71.59%</text:p>
          </table:table-cell>
          <table:table-cell table:formula="of:=([.C128]-[.C129])/[.C129]" office:value-type="percentage" office:value="-0.0366937729753815" calcext:value-type="percentage">
            <text:p>-3.67%</text:p>
          </table:table-cell>
          <table:table-cell/>
        </table:table-row>
        <table:table-row table:style-name="ro1">
          <table:table-cell office:value-type="string" calcext:value-type="string">
            <text:p>2009-10</text:p>
          </table:table-cell>
          <table:table-cell table:formula="of:=INT(RIGHT([.A129];2))" office:value-type="float" office:value="10" calcext:value-type="float">
            <text:p>10</text:p>
          </table:table-cell>
          <table:table-cell office:value-type="float" office:value="44885" calcext:value-type="float">
            <text:p>44885</text:p>
          </table:table-cell>
          <table:table-cell office:value-type="string" calcext:value-type="string">
            <text:p>A</text:p>
          </table:table-cell>
          <table:table-cell table:formula="of:=[.C129]/[.C$4]" office:value-type="percentage" office:value="0.743129139072848" calcext:value-type="percentage">
            <text:p>74.31%</text:p>
          </table:table-cell>
          <table:table-cell table:formula="of:=([.C129]-[.C130])/[.C130]" office:value-type="percentage" office:value="0.121200009991757" calcext:value-type="percentage">
            <text:p>12.12%</text:p>
          </table:table-cell>
          <table:table-cell/>
        </table:table-row>
        <table:table-row table:style-name="ro1">
          <table:table-cell office:value-type="string" calcext:value-type="string">
            <text:p>2009-09</text:p>
          </table:table-cell>
          <table:table-cell table:formula="of:=INT(RIGHT([.A130];2))" office:value-type="float" office:value="9" calcext:value-type="float">
            <text:p>9</text:p>
          </table:table-cell>
          <table:table-cell office:value-type="float" office:value="40033" calcext:value-type="float">
            <text:p>40033</text:p>
          </table:table-cell>
          <table:table-cell office:value-type="string" calcext:value-type="string">
            <text:p>A</text:p>
          </table:table-cell>
          <table:table-cell table:formula="of:=[.C130]/[.C$4]" office:value-type="percentage" office:value="0.662798013245033" calcext:value-type="percentage">
            <text:p>66.28%</text:p>
          </table:table-cell>
          <table:table-cell table:formula="of:=([.C130]-[.C131])/[.C131]" office:value-type="percentage" office:value="-0.0251546291335898" calcext:value-type="percentage">
            <text:p>-2.52%</text:p>
          </table:table-cell>
          <table:table-cell/>
        </table:table-row>
        <table:table-row table:style-name="ro1">
          <table:table-cell office:value-type="string" calcext:value-type="string">
            <text:p>2009-08</text:p>
          </table:table-cell>
          <table:table-cell table:formula="of:=INT(RIGHT([.A131];2))" office:value-type="float" office:value="8" calcext:value-type="float">
            <text:p>8</text:p>
          </table:table-cell>
          <table:table-cell office:value-type="float" office:value="41066" calcext:value-type="float">
            <text:p>41066</text:p>
          </table:table-cell>
          <table:table-cell office:value-type="string" calcext:value-type="string">
            <text:p>A</text:p>
          </table:table-cell>
          <table:table-cell table:formula="of:=[.C131]/[.C$4]" office:value-type="percentage" office:value="0.679900662251656" calcext:value-type="percentage">
            <text:p>67.99%</text:p>
          </table:table-cell>
          <table:table-cell table:formula="of:=([.C131]-[.C132])/[.C132]" office:value-type="percentage" office:value="-0.0076841291320317" calcext:value-type="percentage">
            <text:p>-0.77%</text:p>
          </table:table-cell>
          <table:table-cell/>
        </table:table-row>
        <table:table-row table:style-name="ro1">
          <table:table-cell office:value-type="string" calcext:value-type="string">
            <text:p>2009-07</text:p>
          </table:table-cell>
          <table:table-cell table:formula="of:=INT(RIGHT([.A132];2))" office:value-type="float" office:value="7" calcext:value-type="float">
            <text:p>7</text:p>
          </table:table-cell>
          <table:table-cell office:value-type="float" office:value="41384" calcext:value-type="float">
            <text:p>41384</text:p>
          </table:table-cell>
          <table:table-cell office:value-type="string" calcext:value-type="string">
            <text:p>A</text:p>
          </table:table-cell>
          <table:table-cell table:formula="of:=[.C132]/[.C$4]" office:value-type="percentage" office:value="0.685165562913907" calcext:value-type="percentage">
            <text:p>68.52%</text:p>
          </table:table-cell>
          <table:table-cell table:formula="of:=([.C132]-[.C133])/[.C133]" office:value-type="percentage" office:value="0.0144131777625257" calcext:value-type="percentage">
            <text:p>1.44%</text:p>
          </table:table-cell>
          <table:table-cell/>
        </table:table-row>
        <table:table-row table:style-name="ro1">
          <table:table-cell office:value-type="string" calcext:value-type="string">
            <text:p>2009-06</text:p>
          </table:table-cell>
          <table:table-cell table:formula="of:=INT(RIGHT([.A133];2))" office:value-type="float" office:value="6" calcext:value-type="float">
            <text:p>6</text:p>
          </table:table-cell>
          <table:table-cell office:value-type="float" office:value="40796" calcext:value-type="float">
            <text:p>40796</text:p>
          </table:table-cell>
          <table:table-cell office:value-type="string" calcext:value-type="string">
            <text:p>A</text:p>
          </table:table-cell>
          <table:table-cell table:formula="of:=[.C133]/[.C$4]" office:value-type="percentage" office:value="0.675430463576159" calcext:value-type="percentage">
            <text:p>67.54%</text:p>
          </table:table-cell>
          <table:table-cell table:formula="of:=([.C133]-[.C134])/[.C134]" office:value-type="percentage" office:value="-0.0472231304591527" calcext:value-type="percentage">
            <text:p>-4.72%</text:p>
          </table:table-cell>
          <table:table-cell/>
        </table:table-row>
        <table:table-row table:style-name="ro1">
          <table:table-cell office:value-type="string" calcext:value-type="string">
            <text:p>2009-05</text:p>
          </table:table-cell>
          <table:table-cell table:formula="of:=INT(RIGHT([.A134];2))" office:value-type="float" office:value="5" calcext:value-type="float">
            <text:p>5</text:p>
          </table:table-cell>
          <table:table-cell office:value-type="float" office:value="42818" calcext:value-type="float">
            <text:p>42818</text:p>
          </table:table-cell>
          <table:table-cell office:value-type="string" calcext:value-type="string">
            <text:p>A</text:p>
          </table:table-cell>
          <table:table-cell table:formula="of:=[.C134]/[.C$4]" office:value-type="percentage" office:value="0.708907284768212" calcext:value-type="percentage">
            <text:p>70.89%</text:p>
          </table:table-cell>
          <table:table-cell table:formula="of:=([.C134]-[.C135])/[.C135]" office:value-type="percentage" office:value="-0.0168082663605052" calcext:value-type="percentage">
            <text:p>-1.68%</text:p>
          </table:table-cell>
          <table:table-cell/>
        </table:table-row>
        <table:table-row table:style-name="ro1">
          <table:table-cell office:value-type="string" calcext:value-type="string">
            <text:p>2009-04</text:p>
          </table:table-cell>
          <table:table-cell table:formula="of:=INT(RIGHT([.A135];2))" office:value-type="float" office:value="4" calcext:value-type="float">
            <text:p>4</text:p>
          </table:table-cell>
          <table:table-cell office:value-type="float" office:value="43550" calcext:value-type="float">
            <text:p>43550</text:p>
          </table:table-cell>
          <table:table-cell office:value-type="string" calcext:value-type="string">
            <text:p>A</text:p>
          </table:table-cell>
          <table:table-cell table:formula="of:=[.C135]/[.C$4]" office:value-type="percentage" office:value="0.721026490066225" calcext:value-type="percentage">
            <text:p>72.10%</text:p>
          </table:table-cell>
          <table:table-cell table:formula="of:=([.C135]-[.C136])/[.C136]" office:value-type="percentage" office:value="-0.0615639881914366" calcext:value-type="percentage">
            <text:p>-6.16%</text:p>
          </table:table-cell>
          <table:table-cell/>
        </table:table-row>
        <table:table-row table:style-name="ro1">
          <table:table-cell office:value-type="string" calcext:value-type="string">
            <text:p>2009-03</text:p>
          </table:table-cell>
          <table:table-cell table:formula="of:=INT(RIGHT([.A136];2))" office:value-type="float" office:value="3" calcext:value-type="float">
            <text:p>3</text:p>
          </table:table-cell>
          <table:table-cell office:value-type="float" office:value="46407" calcext:value-type="float">
            <text:p>46407</text:p>
          </table:table-cell>
          <table:table-cell office:value-type="string" calcext:value-type="string">
            <text:p>A</text:p>
          </table:table-cell>
          <table:table-cell table:formula="of:=[.C136]/[.C$4]" office:value-type="percentage" office:value="0.768327814569537" calcext:value-type="percentage">
            <text:p>76.83%</text:p>
          </table:table-cell>
          <table:table-cell table:formula="of:=([.C136]-[.C137])/[.C137]" office:value-type="percentage" office:value="-0.00578443344687962" calcext:value-type="percentage">
            <text:p>-0.58%</text:p>
          </table:table-cell>
          <table:table-cell/>
        </table:table-row>
        <table:table-row table:style-name="ro1">
          <table:table-cell office:value-type="string" calcext:value-type="string">
            <text:p>2009-02</text:p>
          </table:table-cell>
          <table:table-cell table:formula="of:=INT(RIGHT([.A137];2))" office:value-type="float" office:value="2" calcext:value-type="float">
            <text:p>2</text:p>
          </table:table-cell>
          <table:table-cell office:value-type="float" office:value="46677" calcext:value-type="float">
            <text:p>46677</text:p>
          </table:table-cell>
          <table:table-cell office:value-type="string" calcext:value-type="string">
            <text:p>A</text:p>
          </table:table-cell>
          <table:table-cell table:formula="of:=[.C137]/[.C$4]" office:value-type="percentage" office:value="0.772798013245033" calcext:value-type="percentage">
            <text:p>77.28%</text:p>
          </table:table-cell>
          <table:table-cell table:formula="of:=([.C137]-[.C138])/[.C138]" office:value-type="percentage" office:value="-0.208032169398351" calcext:value-type="percentage">
            <text:p>-20.80%</text:p>
          </table:table-cell>
          <table:table-cell/>
        </table:table-row>
        <table:table-row table:style-name="ro1">
          <table:table-cell office:value-type="string" calcext:value-type="string">
            <text:p>2009-01</text:p>
          </table:table-cell>
          <table:table-cell table:formula="of:=INT(RIGHT([.A138];2))" office:value-type="float" office:value="1" calcext:value-type="float">
            <text:p>1</text:p>
          </table:table-cell>
          <table:table-cell office:value-type="float" office:value="58938" calcext:value-type="float">
            <text:p>58938</text:p>
          </table:table-cell>
          <table:table-cell office:value-type="string" calcext:value-type="string">
            <text:p>A</text:p>
          </table:table-cell>
          <table:table-cell table:formula="of:=[.C138]/[.C$4]" office:value-type="percentage" office:value="0.975794701986755" calcext:value-type="percentage">
            <text:p>97.58%</text:p>
          </table:table-cell>
          <table:table-cell table:formula="of:=([.C138]-[.C139])/[.C139]" office:value-type="percentage" office:value="0.191991101223582" calcext:value-type="percentage">
            <text:p>19.20%</text:p>
          </table:table-cell>
          <table:table-cell/>
        </table:table-row>
        <table:table-row table:style-name="ro1">
          <table:table-cell office:value-type="string" calcext:value-type="string">
            <text:p>2008-12</text:p>
          </table:table-cell>
          <table:table-cell table:formula="of:=INT(RIGHT([.A139];2))" office:value-type="float" office:value="12" calcext:value-type="float">
            <text:p>12</text:p>
          </table:table-cell>
          <table:table-cell office:value-type="float" office:value="49445" calcext:value-type="float">
            <text:p>49445</text:p>
          </table:table-cell>
          <table:table-cell office:value-type="string" calcext:value-type="string">
            <text:p>A</text:p>
          </table:table-cell>
          <table:table-cell table:formula="of:=[.C139]/[.C$4]" office:value-type="percentage" office:value="0.818625827814569" calcext:value-type="percentage">
            <text:p>81.86%</text:p>
          </table:table-cell>
          <table:table-cell table:formula="of:=([.C139]-[.C140])/[.C140]" office:value-type="percentage" office:value="0.156256576947361" calcext:value-type="percentage">
            <text:p>15.63%</text:p>
          </table:table-cell>
          <table:table-cell/>
        </table:table-row>
        <table:table-row table:style-name="ro1">
          <table:table-cell office:value-type="string" calcext:value-type="string">
            <text:p>2008-11</text:p>
          </table:table-cell>
          <table:table-cell table:formula="of:=INT(RIGHT([.A140];2))" office:value-type="float" office:value="11" calcext:value-type="float">
            <text:p>11</text:p>
          </table:table-cell>
          <table:table-cell office:value-type="float" office:value="42763" calcext:value-type="float">
            <text:p>42763</text:p>
          </table:table-cell>
          <table:table-cell office:value-type="string" calcext:value-type="string">
            <text:p>A</text:p>
          </table:table-cell>
          <table:table-cell table:formula="of:=[.C140]/[.C$4]" office:value-type="percentage" office:value="0.707996688741722" calcext:value-type="percentage">
            <text:p>70.80%</text:p>
          </table:table-cell>
          <table:table-cell table:formula="of:=([.C140]-[.C141])/[.C141]" office:value-type="percentage" office:value="-0.0342592592592593" calcext:value-type="percentage">
            <text:p>-3.43%</text:p>
          </table:table-cell>
          <table:table-cell/>
        </table:table-row>
        <table:table-row table:style-name="ro1">
          <table:table-cell office:value-type="string" calcext:value-type="string">
            <text:p>2008-10</text:p>
          </table:table-cell>
          <table:table-cell table:formula="of:=INT(RIGHT([.A141];2))" office:value-type="float" office:value="10" calcext:value-type="float">
            <text:p>10</text:p>
          </table:table-cell>
          <table:table-cell office:value-type="float" office:value="44280" calcext:value-type="float">
            <text:p>44280</text:p>
          </table:table-cell>
          <table:table-cell office:value-type="string" calcext:value-type="string">
            <text:p>A</text:p>
          </table:table-cell>
          <table:table-cell table:formula="of:=[.C141]/[.C$4]" office:value-type="percentage" office:value="0.733112582781457" calcext:value-type="percentage">
            <text:p>73.31%</text:p>
          </table:table-cell>
          <table:table-cell table:formula="of:=([.C141]-[.C142])/[.C142]" office:value-type="percentage" office:value="0.100616424736528" calcext:value-type="percentage">
            <text:p>10.06%</text:p>
          </table:table-cell>
          <table:table-cell/>
        </table:table-row>
        <table:table-row table:style-name="ro1">
          <table:table-cell office:value-type="string" calcext:value-type="string">
            <text:p>2008-09</text:p>
          </table:table-cell>
          <table:table-cell table:formula="of:=INT(RIGHT([.A142];2))" office:value-type="float" office:value="9" calcext:value-type="float">
            <text:p>9</text:p>
          </table:table-cell>
          <table:table-cell office:value-type="float" office:value="40232" calcext:value-type="float">
            <text:p>40232</text:p>
          </table:table-cell>
          <table:table-cell office:value-type="string" calcext:value-type="string">
            <text:p>A</text:p>
          </table:table-cell>
          <table:table-cell table:formula="of:=[.C142]/[.C$4]" office:value-type="percentage" office:value="0.666092715231788" calcext:value-type="percentage">
            <text:p>66.61%</text:p>
          </table:table-cell>
          <table:table-cell table:formula="of:=([.C142]-[.C143])/[.C143]" office:value-type="percentage" office:value="-0.00551229761463354" calcext:value-type="percentage">
            <text:p>-0.55%</text:p>
          </table:table-cell>
          <table:table-cell/>
        </table:table-row>
        <table:table-row table:style-name="ro1">
          <table:table-cell office:value-type="string" calcext:value-type="string">
            <text:p>2008-08</text:p>
          </table:table-cell>
          <table:table-cell table:formula="of:=INT(RIGHT([.A143];2))" office:value-type="float" office:value="8" calcext:value-type="float">
            <text:p>8</text:p>
          </table:table-cell>
          <table:table-cell office:value-type="float" office:value="40455" calcext:value-type="float">
            <text:p>40455</text:p>
          </table:table-cell>
          <table:table-cell office:value-type="string" calcext:value-type="string">
            <text:p>A</text:p>
          </table:table-cell>
          <table:table-cell table:formula="of:=[.C143]/[.C$4]" office:value-type="percentage" office:value="0.669784768211921" calcext:value-type="percentage">
            <text:p>66.98%</text:p>
          </table:table-cell>
          <table:table-cell table:formula="of:=([.C143]-[.C144])/[.C144]" office:value-type="percentage" office:value="-0.0354077253218884" calcext:value-type="percentage">
            <text:p>-3.54%</text:p>
          </table:table-cell>
          <table:table-cell/>
        </table:table-row>
        <table:table-row table:style-name="ro1">
          <table:table-cell office:value-type="string" calcext:value-type="string">
            <text:p>2008-07</text:p>
          </table:table-cell>
          <table:table-cell table:formula="of:=INT(RIGHT([.A144];2))" office:value-type="float" office:value="7" calcext:value-type="float">
            <text:p>7</text:p>
          </table:table-cell>
          <table:table-cell office:value-type="float" office:value="41940" calcext:value-type="float">
            <text:p>41940</text:p>
          </table:table-cell>
          <table:table-cell office:value-type="string" calcext:value-type="string">
            <text:p>A</text:p>
          </table:table-cell>
          <table:table-cell table:formula="of:=[.C144]/[.C$4]" office:value-type="percentage" office:value="0.694370860927152" calcext:value-type="percentage">
            <text:p>69.44%</text:p>
          </table:table-cell>
          <table:table-cell table:formula="of:=([.C144]-[.C145])/[.C145]" office:value-type="percentage" office:value="0.029884831667608" calcext:value-type="percentage">
            <text:p>2.99%</text:p>
          </table:table-cell>
          <table:table-cell/>
        </table:table-row>
        <table:table-row table:style-name="ro1">
          <table:table-cell office:value-type="string" calcext:value-type="string">
            <text:p>2008-06</text:p>
          </table:table-cell>
          <table:table-cell table:formula="of:=INT(RIGHT([.A145];2))" office:value-type="float" office:value="6" calcext:value-type="float">
            <text:p>6</text:p>
          </table:table-cell>
          <table:table-cell office:value-type="float" office:value="40723" calcext:value-type="float">
            <text:p>40723</text:p>
          </table:table-cell>
          <table:table-cell office:value-type="string" calcext:value-type="string">
            <text:p>A</text:p>
          </table:table-cell>
          <table:table-cell table:formula="of:=[.C145]/[.C$4]" office:value-type="percentage" office:value="0.674221854304636" calcext:value-type="percentage">
            <text:p>67.42%</text:p>
          </table:table-cell>
          <table:table-cell table:formula="of:=([.C145]-[.C146])/[.C146]" office:value-type="percentage" office:value="-0.0531076336410352" calcext:value-type="percentage">
            <text:p>-5.31%</text:p>
          </table:table-cell>
          <table:table-cell/>
        </table:table-row>
        <table:table-row table:style-name="ro1">
          <table:table-cell office:value-type="string" calcext:value-type="string">
            <text:p>2008-05</text:p>
          </table:table-cell>
          <table:table-cell table:formula="of:=INT(RIGHT([.A146];2))" office:value-type="float" office:value="5" calcext:value-type="float">
            <text:p>5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A</text:p>
          </table:table-cell>
          <table:table-cell table:formula="of:=[.C146]/[.C$4]" office:value-type="percentage" office:value="0.71203642384106" calcext:value-type="percentage">
            <text:p>71.20%</text:p>
          </table:table-cell>
          <table:table-cell table:formula="of:=([.C146]-[.C147])/[.C147]" office:value-type="percentage" office:value="-0.035609373248122" calcext:value-type="percentage">
            <text:p>-3.56%</text:p>
          </table:table-cell>
          <table:table-cell/>
        </table:table-row>
        <table:table-row table:style-name="ro1">
          <table:table-cell office:value-type="string" calcext:value-type="string">
            <text:p>2008-04</text:p>
          </table:table-cell>
          <table:table-cell table:formula="of:=INT(RIGHT([.A147];2))" office:value-type="float" office:value="4" calcext:value-type="float">
            <text:p>4</text:p>
          </table:table-cell>
          <table:table-cell office:value-type="float" office:value="44595" calcext:value-type="float">
            <text:p>44595</text:p>
          </table:table-cell>
          <table:table-cell office:value-type="string" calcext:value-type="string">
            <text:p>A</text:p>
          </table:table-cell>
          <table:table-cell table:formula="of:=[.C147]/[.C$4]" office:value-type="percentage" office:value="0.738327814569536" calcext:value-type="percentage">
            <text:p>73.83%</text:p>
          </table:table-cell>
          <table:table-cell table:formula="of:=([.C147]-[.C148])/[.C148]" office:value-type="percentage" office:value="-0.0504428924282429" calcext:value-type="percentage">
            <text:p>-5.04%</text:p>
          </table:table-cell>
          <table:table-cell/>
        </table:table-row>
        <table:table-row table:style-name="ro1">
          <table:table-cell office:value-type="string" calcext:value-type="string">
            <text:p>2008-03</text:p>
          </table:table-cell>
          <table:table-cell table:formula="of:=INT(RIGHT([.A148];2))" office:value-type="float" office:value="3" calcext:value-type="float">
            <text:p>3</text:p>
          </table:table-cell>
          <table:table-cell office:value-type="float" office:value="46964" calcext:value-type="float">
            <text:p>46964</text:p>
          </table:table-cell>
          <table:table-cell office:value-type="string" calcext:value-type="string">
            <text:p>A</text:p>
          </table:table-cell>
          <table:table-cell table:formula="of:=[.C148]/[.C$4]" office:value-type="percentage" office:value="0.777549668874172" calcext:value-type="percentage">
            <text:p>77.75%</text:p>
          </table:table-cell>
          <table:table-cell table:formula="of:=([.C148]-[.C149])/[.C149]" office:value-type="percentage" office:value="0.0239616265125913" calcext:value-type="percentage">
            <text:p>2.40%</text:p>
          </table:table-cell>
          <table:table-cell/>
        </table:table-row>
        <table:table-row table:style-name="ro1">
          <table:table-cell office:value-type="string" calcext:value-type="string">
            <text:p>2008-02</text:p>
          </table:table-cell>
          <table:table-cell table:formula="of:=INT(RIGHT([.A149];2))" office:value-type="float" office:value="2" calcext:value-type="float">
            <text:p>2</text:p>
          </table:table-cell>
          <table:table-cell office:value-type="float" office:value="45865" calcext:value-type="float">
            <text:p>45865</text:p>
          </table:table-cell>
          <table:table-cell office:value-type="string" calcext:value-type="string">
            <text:p>A</text:p>
          </table:table-cell>
          <table:table-cell table:formula="of:=[.C149]/[.C$4]" office:value-type="percentage" office:value="0.759354304635762" calcext:value-type="percentage">
            <text:p>75.94%</text:p>
          </table:table-cell>
          <table:table-cell table:formula="of:=([.C149]-[.C150])/[.C150]" office:value-type="percentage" office:value="-0.115633797385369" calcext:value-type="percentage">
            <text:p>-11.56%</text:p>
          </table:table-cell>
          <table:table-cell/>
        </table:table-row>
        <table:table-row table:style-name="ro1">
          <table:table-cell office:value-type="string" calcext:value-type="string">
            <text:p>2008-01</text:p>
          </table:table-cell>
          <table:table-cell table:formula="of:=INT(RIGHT([.A150];2))" office:value-type="float" office:value="1" calcext:value-type="float">
            <text:p>1</text:p>
          </table:table-cell>
          <table:table-cell office:value-type="float" office:value="51862" calcext:value-type="float">
            <text:p>51862</text:p>
          </table:table-cell>
          <table:table-cell office:value-type="string" calcext:value-type="string">
            <text:p>A</text:p>
          </table:table-cell>
          <table:table-cell table:formula="of:=[.C150]/[.C$4]" office:value-type="percentage" office:value="0.85864238410596" calcext:value-type="percentage">
            <text:p>85.86%</text:p>
          </table:table-cell>
          <table:table-cell table:formula="of:=([.C150]-[.C151])/[.C151]" office:value-type="percentage" office:value="0.0754619165128673" calcext:value-type="percentage">
            <text:p>7.55%</text:p>
          </table:table-cell>
          <table:table-cell/>
        </table:table-row>
        <table:table-row table:style-name="ro1">
          <table:table-cell office:value-type="string" calcext:value-type="string">
            <text:p>2007-12</text:p>
          </table:table-cell>
          <table:table-cell table:formula="of:=INT(RIGHT([.A151];2))" office:value-type="float" office:value="12" calcext:value-type="float">
            <text:p>12</text:p>
          </table:table-cell>
          <table:table-cell office:value-type="float" office:value="48223" calcext:value-type="float">
            <text:p>48223</text:p>
          </table:table-cell>
          <table:table-cell office:value-type="string" calcext:value-type="string">
            <text:p>A</text:p>
          </table:table-cell>
          <table:table-cell table:formula="of:=[.C151]/[.C$4]" office:value-type="percentage" office:value="0.798394039735099" calcext:value-type="percentage">
            <text:p>79.84%</text:p>
          </table:table-cell>
          <table:table-cell table:formula="of:=([.C151]-[.C152])/[.C152]" office:value-type="percentage" office:value="0.0824709870030753" calcext:value-type="percentage">
            <text:p>8.25%</text:p>
          </table:table-cell>
          <table:table-cell/>
        </table:table-row>
        <table:table-row table:style-name="ro1">
          <table:table-cell office:value-type="string" calcext:value-type="string">
            <text:p>2007-11</text:p>
          </table:table-cell>
          <table:table-cell table:formula="of:=INT(RIGHT([.A152];2))" office:value-type="float" office:value="11" calcext:value-type="float">
            <text:p>11</text:p>
          </table:table-cell>
          <table:table-cell office:value-type="float" office:value="44549" calcext:value-type="float">
            <text:p>44549</text:p>
          </table:table-cell>
          <table:table-cell office:value-type="string" calcext:value-type="string">
            <text:p>A</text:p>
          </table:table-cell>
          <table:table-cell table:formula="of:=[.C152]/[.C$4]" office:value-type="percentage" office:value="0.737566225165563" calcext:value-type="percentage">
            <text:p>73.76%</text:p>
          </table:table-cell>
          <table:table-cell table:formula="of:=([.C152]-[.C153])/[.C153]" office:value-type="percentage" office:value="0.00227231821454284" calcext:value-type="percentage">
            <text:p>0.23%</text:p>
          </table:table-cell>
          <table:table-cell/>
        </table:table-row>
        <table:table-row table:style-name="ro1">
          <table:table-cell office:value-type="string" calcext:value-type="string">
            <text:p>2007-10</text:p>
          </table:table-cell>
          <table:table-cell table:formula="of:=INT(RIGHT([.A153];2))" office:value-type="float" office:value="10" calcext:value-type="float">
            <text:p>10</text:p>
          </table:table-cell>
          <table:table-cell office:value-type="float" office:value="44448" calcext:value-type="float">
            <text:p>44448</text:p>
          </table:table-cell>
          <table:table-cell office:value-type="string" calcext:value-type="string">
            <text:p>A</text:p>
          </table:table-cell>
          <table:table-cell table:formula="of:=[.C153]/[.C$4]" office:value-type="percentage" office:value="0.735894039735099" calcext:value-type="percentage">
            <text:p>73.59%</text:p>
          </table:table-cell>
          <table:table-cell table:formula="of:=([.C153]-[.C154])/[.C154]" office:value-type="percentage" office:value="0.119005060295562" calcext:value-type="percentage">
            <text:p>11.90%</text:p>
          </table:table-cell>
          <table:table-cell/>
        </table:table-row>
        <table:table-row table:style-name="ro1">
          <table:table-cell office:value-type="string" calcext:value-type="string">
            <text:p>2007-09</text:p>
          </table:table-cell>
          <table:table-cell table:formula="of:=INT(RIGHT([.A154];2))" office:value-type="float" office:value="9" calcext:value-type="float">
            <text:p>9</text:p>
          </table:table-cell>
          <table:table-cell office:value-type="float" office:value="39721" calcext:value-type="float">
            <text:p>39721</text:p>
          </table:table-cell>
          <table:table-cell office:value-type="string" calcext:value-type="string">
            <text:p>A</text:p>
          </table:table-cell>
          <table:table-cell table:formula="of:=[.C154]/[.C$4]" office:value-type="percentage" office:value="0.657632450331126" calcext:value-type="percentage">
            <text:p>65.76%</text:p>
          </table:table-cell>
          <table:table-cell table:formula="of:=([.C154]-[.C155])/[.C155]" office:value-type="percentage" office:value="-0.00806612726001399" calcext:value-type="percentage">
            <text:p>-0.81%</text:p>
          </table:table-cell>
          <table:table-cell/>
        </table:table-row>
        <table:table-row table:style-name="ro1">
          <table:table-cell office:value-type="string" calcext:value-type="string">
            <text:p>2007-08</text:p>
          </table:table-cell>
          <table:table-cell table:formula="of:=INT(RIGHT([.A155];2))" office:value-type="float" office:value="8" calcext:value-type="float">
            <text:p>8</text:p>
          </table:table-cell>
          <table:table-cell office:value-type="float" office:value="40044" calcext:value-type="float">
            <text:p>40044</text:p>
          </table:table-cell>
          <table:table-cell office:value-type="string" calcext:value-type="string">
            <text:p>A</text:p>
          </table:table-cell>
          <table:table-cell table:formula="of:=[.C155]/[.C$4]" office:value-type="percentage" office:value="0.662980132450331" calcext:value-type="percentage">
            <text:p>66.30%</text:p>
          </table:table-cell>
          <table:table-cell table:formula="of:=([.C155]-[.C156])/[.C156]" office:value-type="percentage" office:value="-0.0439536827026382" calcext:value-type="percentage">
            <text:p>-4.40%</text:p>
          </table:table-cell>
          <table:table-cell/>
        </table:table-row>
        <table:table-row table:style-name="ro1">
          <table:table-cell office:value-type="string" calcext:value-type="string">
            <text:p>2007-07</text:p>
          </table:table-cell>
          <table:table-cell table:formula="of:=INT(RIGHT([.A156];2))" office:value-type="float" office:value="7" calcext:value-type="float">
            <text:p>7</text:p>
          </table:table-cell>
          <table:table-cell office:value-type="float" office:value="41885" calcext:value-type="float">
            <text:p>41885</text:p>
          </table:table-cell>
          <table:table-cell office:value-type="string" calcext:value-type="string">
            <text:p>A</text:p>
          </table:table-cell>
          <table:table-cell table:formula="of:=[.C156]/[.C$4]" office:value-type="percentage" office:value="0.693460264900662" calcext:value-type="percentage">
            <text:p>69.35%</text:p>
          </table:table-cell>
          <table:table-cell table:formula="of:=([.C156]-[.C157])/[.C157]" office:value-type="percentage" office:value="0.0514094936867736" calcext:value-type="percentage">
            <text:p>5.14%</text:p>
          </table:table-cell>
          <table:table-cell/>
        </table:table-row>
        <table:table-row table:style-name="ro1">
          <table:table-cell office:value-type="string" calcext:value-type="string">
            <text:p>2007-06</text:p>
          </table:table-cell>
          <table:table-cell table:formula="of:=INT(RIGHT([.A157];2))" office:value-type="float" office:value="6" calcext:value-type="float">
            <text:p>6</text:p>
          </table:table-cell>
          <table:table-cell office:value-type="float" office:value="39837" calcext:value-type="float">
            <text:p>39837</text:p>
          </table:table-cell>
          <table:table-cell office:value-type="string" calcext:value-type="string">
            <text:p>A</text:p>
          </table:table-cell>
          <table:table-cell table:formula="of:=[.C157]/[.C$4]" office:value-type="percentage" office:value="0.65955298013245" calcext:value-type="percentage">
            <text:p>65.96%</text:p>
          </table:table-cell>
          <table:table-cell table:formula="of:=([.C157]-[.C158])/[.C158]" office:value-type="percentage" office:value="-0.0310128429655575" calcext:value-type="percentage">
            <text:p>-3.10%</text:p>
          </table:table-cell>
          <table:table-cell/>
        </table:table-row>
        <table:table-row table:style-name="ro1">
          <table:table-cell office:value-type="string" calcext:value-type="string">
            <text:p>2007-05</text:p>
          </table:table-cell>
          <table:table-cell table:formula="of:=INT(RIGHT([.A158];2))" office:value-type="float" office:value="5" calcext:value-type="float">
            <text:p>5</text:p>
          </table:table-cell>
          <table:table-cell office:value-type="float" office:value="41112" calcext:value-type="float">
            <text:p>41112</text:p>
          </table:table-cell>
          <table:table-cell office:value-type="string" calcext:value-type="string">
            <text:p>A</text:p>
          </table:table-cell>
          <table:table-cell table:formula="of:=[.C158]/[.C$4]" office:value-type="percentage" office:value="0.680662251655629" calcext:value-type="percentage">
            <text:p>68.07%</text:p>
          </table:table-cell>
          <table:table-cell table:formula="of:=([.C158]-[.C159])/[.C159]" office:value-type="percentage" office:value="-0.0290491710358509" calcext:value-type="percentage">
            <text:p>-2.90%</text:p>
          </table:table-cell>
          <table:table-cell/>
        </table:table-row>
        <table:table-row table:style-name="ro1">
          <table:table-cell office:value-type="string" calcext:value-type="string">
            <text:p>2007-04</text:p>
          </table:table-cell>
          <table:table-cell table:formula="of:=INT(RIGHT([.A159];2))" office:value-type="float" office:value="4" calcext:value-type="float">
            <text:p>4</text:p>
          </table:table-cell>
          <table:table-cell office:value-type="float" office:value="42342" calcext:value-type="float">
            <text:p>42342</text:p>
          </table:table-cell>
          <table:table-cell office:value-type="string" calcext:value-type="string">
            <text:p>A</text:p>
          </table:table-cell>
          <table:table-cell table:formula="of:=[.C159]/[.C$4]" office:value-type="percentage" office:value="0.701026490066225" calcext:value-type="percentage">
            <text:p>70.10%</text:p>
          </table:table-cell>
          <table:table-cell table:formula="of:=([.C159]-[.C160])/[.C160]" office:value-type="percentage" office:value="-0.0673773705424991" calcext:value-type="percentage">
            <text:p>-6.74%</text:p>
          </table:table-cell>
          <table:table-cell/>
        </table:table-row>
        <table:table-row table:style-name="ro1">
          <table:table-cell office:value-type="string" calcext:value-type="string">
            <text:p>2007-03</text:p>
          </table:table-cell>
          <table:table-cell table:formula="of:=INT(RIGHT([.A160];2))" office:value-type="float" office:value="3" calcext:value-type="float">
            <text:p>3</text:p>
          </table:table-cell>
          <table:table-cell office:value-type="float" office:value="45401" calcext:value-type="float">
            <text:p>45401</text:p>
          </table:table-cell>
          <table:table-cell office:value-type="string" calcext:value-type="string">
            <text:p>A</text:p>
          </table:table-cell>
          <table:table-cell table:formula="of:=[.C160]/[.C$4]" office:value-type="percentage" office:value="0.751672185430464" calcext:value-type="percentage">
            <text:p>75.17%</text:p>
          </table:table-cell>
          <table:table-cell table:formula="of:=([.C160]-[.C161])/[.C161]" office:value-type="percentage" office:value="0.0264984512423975" calcext:value-type="percentage">
            <text:p>2.65%</text:p>
          </table:table-cell>
          <table:table-cell/>
        </table:table-row>
        <table:table-row table:style-name="ro1">
          <table:table-cell office:value-type="string" calcext:value-type="string">
            <text:p>2007-02</text:p>
          </table:table-cell>
          <table:table-cell table:formula="of:=INT(RIGHT([.A161];2))" office:value-type="float" office:value="2" calcext:value-type="float">
            <text:p>2</text:p>
          </table:table-cell>
          <table:table-cell office:value-type="float" office:value="44229" calcext:value-type="float">
            <text:p>44229</text:p>
          </table:table-cell>
          <table:table-cell office:value-type="string" calcext:value-type="string">
            <text:p>A</text:p>
          </table:table-cell>
          <table:table-cell table:formula="of:=[.C161]/[.C$4]" office:value-type="percentage" office:value="0.73226821192053" calcext:value-type="percentage">
            <text:p>73.23%</text:p>
          </table:table-cell>
          <table:table-cell table:formula="of:=([.C161]-[.C162])/[.C162]" office:value-type="percentage" office:value="-0.101493143727781" calcext:value-type="percentage">
            <text:p>-10.15%</text:p>
          </table:table-cell>
          <table:table-cell/>
        </table:table-row>
        <table:table-row table:style-name="ro1">
          <table:table-cell office:value-type="string" calcext:value-type="string">
            <text:p>2007-01</text:p>
          </table:table-cell>
          <table:table-cell table:formula="of:=INT(RIGHT([.A162];2))" office:value-type="float" office:value="1" calcext:value-type="float">
            <text:p>1</text:p>
          </table:table-cell>
          <table:table-cell office:value-type="float" office:value="49225" calcext:value-type="float">
            <text:p>49225</text:p>
          </table:table-cell>
          <table:table-cell office:value-type="string" calcext:value-type="string">
            <text:p>A</text:p>
          </table:table-cell>
          <table:table-cell table:formula="of:=[.C162]/[.C$4]" office:value-type="percentage" office:value="0.814983443708609" calcext:value-type="percentage">
            <text:p>81.50%</text:p>
          </table:table-cell>
          <table:table-cell table:formula="of:=([.C162]-[.C163])/[.C163]" office:value-type="percentage" office:value="0.0781007030377363" calcext:value-type="percentage">
            <text:p>7.81%</text:p>
          </table:table-cell>
          <table:table-cell/>
        </table:table-row>
        <table:table-row table:style-name="ro1">
          <table:table-cell office:value-type="string" calcext:value-type="string">
            <text:p>2006-12</text:p>
          </table:table-cell>
          <table:table-cell table:formula="of:=INT(RIGHT([.A163];2))" office:value-type="float" office:value="12" calcext:value-type="float">
            <text:p>12</text:p>
          </table:table-cell>
          <table:table-cell office:value-type="float" office:value="45659" calcext:value-type="float">
            <text:p>45659</text:p>
          </table:table-cell>
          <table:table-cell office:value-type="string" calcext:value-type="string">
            <text:p>A</text:p>
          </table:table-cell>
          <table:table-cell table:formula="of:=[.C163]/[.C$4]" office:value-type="percentage" office:value="0.755943708609272" calcext:value-type="percentage">
            <text:p>75.59%</text:p>
          </table:table-cell>
          <table:table-cell table:formula="of:=([.C163]-[.C164])/[.C164]" office:value-type="percentage" office:value="0.0816079973468518" calcext:value-type="percentage">
            <text:p>8.16%</text:p>
          </table:table-cell>
          <table:table-cell/>
        </table:table-row>
        <table:table-row table:style-name="ro1">
          <table:table-cell office:value-type="string" calcext:value-type="string">
            <text:p>2006-11</text:p>
          </table:table-cell>
          <table:table-cell table:formula="of:=INT(RIGHT([.A164];2))" office:value-type="float" office:value="11" calcext:value-type="float">
            <text:p>11</text:p>
          </table:table-cell>
          <table:table-cell office:value-type="float" office:value="42214" calcext:value-type="float">
            <text:p>42214</text:p>
          </table:table-cell>
          <table:table-cell office:value-type="string" calcext:value-type="string">
            <text:p>A</text:p>
          </table:table-cell>
          <table:table-cell table:formula="of:=[.C164]/[.C$4]" office:value-type="percentage" office:value="0.698907284768212" calcext:value-type="percentage">
            <text:p>69.89%</text:p>
          </table:table-cell>
          <table:table-cell table:formula="of:=([.C164]-[.C165])/[.C165]" office:value-type="percentage" office:value="-0.00672941176470588" calcext:value-type="percentage">
            <text:p>-0.67%</text:p>
          </table:table-cell>
          <table:table-cell/>
        </table:table-row>
        <table:table-row table:style-name="ro1">
          <table:table-cell office:value-type="string" calcext:value-type="string">
            <text:p>2006-10</text:p>
          </table:table-cell>
          <table:table-cell table:formula="of:=INT(RIGHT([.A165];2))" office:value-type="float" office:value="10" calcext:value-type="float">
            <text:p>10</text:p>
          </table:table-cell>
          <table:table-cell office:value-type="float" office:value="42500" calcext:value-type="float">
            <text:p>42500</text:p>
          </table:table-cell>
          <table:table-cell office:value-type="string" calcext:value-type="string">
            <text:p>A</text:p>
          </table:table-cell>
          <table:table-cell table:formula="of:=[.C165]/[.C$4]" office:value-type="percentage" office:value="0.70364238410596" calcext:value-type="percentage">
            <text:p>70.36%</text:p>
          </table:table-cell>
          <table:table-cell table:formula="of:=([.C165]-[.C166])/[.C166]" office:value-type="percentage" office:value="0.0544859071059944" calcext:value-type="percentage">
            <text:p>5.45%</text:p>
          </table:table-cell>
          <table:table-cell/>
        </table:table-row>
        <table:table-row table:style-name="ro1">
          <table:table-cell office:value-type="string" calcext:value-type="string">
            <text:p>2006-09</text:p>
          </table:table-cell>
          <table:table-cell table:formula="of:=INT(RIGHT([.A166];2))" office:value-type="float" office:value="9" calcext:value-type="float">
            <text:p>9</text:p>
          </table:table-cell>
          <table:table-cell office:value-type="float" office:value="40304" calcext:value-type="float">
            <text:p>40304</text:p>
          </table:table-cell>
          <table:table-cell office:value-type="string" calcext:value-type="string">
            <text:p>A</text:p>
          </table:table-cell>
          <table:table-cell table:formula="of:=[.C166]/[.C$4]" office:value-type="percentage" office:value="0.66728476821192" calcext:value-type="percentage">
            <text:p>66.73%</text:p>
          </table:table-cell>
          <table:table-cell table:formula="of:=([.C166]-[.C167])/[.C167]" office:value-type="percentage" office:value="0.00368562605837235" calcext:value-type="percentage">
            <text:p>0.37%</text:p>
          </table:table-cell>
          <table:table-cell/>
        </table:table-row>
        <table:table-row table:style-name="ro1">
          <table:table-cell office:value-type="string" calcext:value-type="string">
            <text:p>2006-08</text:p>
          </table:table-cell>
          <table:table-cell table:formula="of:=INT(RIGHT([.A167];2))" office:value-type="float" office:value="8" calcext:value-type="float">
            <text:p>8</text:p>
          </table:table-cell>
          <table:table-cell office:value-type="float" office:value="40156" calcext:value-type="float">
            <text:p>40156</text:p>
          </table:table-cell>
          <table:table-cell office:value-type="string" calcext:value-type="string">
            <text:p>A</text:p>
          </table:table-cell>
          <table:table-cell table:formula="of:=[.C167]/[.C$4]" office:value-type="percentage" office:value="0.664834437086093" calcext:value-type="percentage">
            <text:p>66.48%</text:p>
          </table:table-cell>
          <table:table-cell table:formula="of:=([.C167]-[.C168])/[.C168]" office:value-type="percentage" office:value="-0.0701400949403728" calcext:value-type="percentage">
            <text:p>-7.01%</text:p>
          </table:table-cell>
          <table:table-cell/>
        </table:table-row>
        <table:table-row table:style-name="ro1">
          <table:table-cell office:value-type="string" calcext:value-type="string">
            <text:p>2006-07</text:p>
          </table:table-cell>
          <table:table-cell table:formula="of:=INT(RIGHT([.A168];2))" office:value-type="float" office:value="7" calcext:value-type="float">
            <text:p>7</text:p>
          </table:table-cell>
          <table:table-cell office:value-type="float" office:value="43185" calcext:value-type="float">
            <text:p>43185</text:p>
          </table:table-cell>
          <table:table-cell office:value-type="string" calcext:value-type="string">
            <text:p>A</text:p>
          </table:table-cell>
          <table:table-cell table:formula="of:=[.C168]/[.C$4]" office:value-type="percentage" office:value="0.714983443708609" calcext:value-type="percentage">
            <text:p>71.50%</text:p>
          </table:table-cell>
          <table:table-cell table:formula="of:=([.C168]-[.C169])/[.C169]" office:value-type="percentage" office:value="0.0590788699234844" calcext:value-type="percentage">
            <text:p>5.91%</text:p>
          </table:table-cell>
          <table:table-cell/>
        </table:table-row>
        <table:table-row table:style-name="ro1">
          <table:table-cell office:value-type="string" calcext:value-type="string">
            <text:p>2006-06</text:p>
          </table:table-cell>
          <table:table-cell table:formula="of:=INT(RIGHT([.A169];2))" office:value-type="float" office:value="6" calcext:value-type="float">
            <text:p>6</text:p>
          </table:table-cell>
          <table:table-cell office:value-type="float" office:value="40776" calcext:value-type="float">
            <text:p>40776</text:p>
          </table:table-cell>
          <table:table-cell office:value-type="string" calcext:value-type="string">
            <text:p>A</text:p>
          </table:table-cell>
          <table:table-cell table:formula="of:=[.C169]/[.C$4]" office:value-type="percentage" office:value="0.675099337748344" calcext:value-type="percentage">
            <text:p>67.51%</text:p>
          </table:table-cell>
          <table:table-cell table:formula="of:=([.C169]-[.C170])/[.C170]" office:value-type="percentage" office:value="-0.018935110555061" calcext:value-type="percentage">
            <text:p>-1.89%</text:p>
          </table:table-cell>
          <table:table-cell/>
        </table:table-row>
        <table:table-row table:style-name="ro1">
          <table:table-cell office:value-type="string" calcext:value-type="string">
            <text:p>2006-05</text:p>
          </table:table-cell>
          <table:table-cell table:formula="of:=INT(RIGHT([.A170];2))" office:value-type="float" office:value="5" calcext:value-type="float">
            <text:p>5</text:p>
          </table:table-cell>
          <table:table-cell office:value-type="float" office:value="41563" calcext:value-type="float">
            <text:p>41563</text:p>
          </table:table-cell>
          <table:table-cell office:value-type="string" calcext:value-type="string">
            <text:p>A</text:p>
          </table:table-cell>
          <table:table-cell table:formula="of:=[.C170]/[.C$4]" office:value-type="percentage" office:value="0.688129139072848" calcext:value-type="percentage">
            <text:p>68.81%</text:p>
          </table:table-cell>
          <table:table-cell table:formula="of:=([.C170]-[.C171])/[.C171]" office:value-type="percentage" office:value="0.000939215875156536" calcext:value-type="percentage">
            <text:p>0.09%</text:p>
          </table:table-cell>
          <table:table-cell/>
        </table:table-row>
        <table:table-row table:style-name="ro1">
          <table:table-cell office:value-type="string" calcext:value-type="string">
            <text:p>2006-04</text:p>
          </table:table-cell>
          <table:table-cell table:formula="of:=INT(RIGHT([.A171];2))" office:value-type="float" office:value="4" calcext:value-type="float">
            <text:p>4</text:p>
          </table:table-cell>
          <table:table-cell office:value-type="float" office:value="41524" calcext:value-type="float">
            <text:p>41524</text:p>
          </table:table-cell>
          <table:table-cell office:value-type="string" calcext:value-type="string">
            <text:p>A</text:p>
          </table:table-cell>
          <table:table-cell table:formula="of:=[.C171]/[.C$4]" office:value-type="percentage" office:value="0.687483443708609" calcext:value-type="percentage">
            <text:p>68.75%</text:p>
          </table:table-cell>
          <table:table-cell table:formula="of:=([.C171]-[.C172])/[.C172]" office:value-type="percentage" office:value="-0.0970884341907848" calcext:value-type="percentage">
            <text:p>-9.71%</text:p>
          </table:table-cell>
          <table:table-cell/>
        </table:table-row>
        <table:table-row table:style-name="ro1">
          <table:table-cell office:value-type="string" calcext:value-type="string">
            <text:p>2006-03</text:p>
          </table:table-cell>
          <table:table-cell table:formula="of:=INT(RIGHT([.A172];2))" office:value-type="float" office:value="3" calcext:value-type="float">
            <text:p>3</text:p>
          </table:table-cell>
          <table:table-cell office:value-type="float" office:value="45989" calcext:value-type="float">
            <text:p>45989</text:p>
          </table:table-cell>
          <table:table-cell office:value-type="string" calcext:value-type="string">
            <text:p>A</text:p>
          </table:table-cell>
          <table:table-cell table:formula="of:=[.C172]/[.C$4]" office:value-type="percentage" office:value="0.761407284768212" calcext:value-type="percentage">
            <text:p>76.14%</text:p>
          </table:table-cell>
          <table:table-cell table:formula="of:=([.C172]-[.C173])/[.C173]" office:value-type="percentage" office:value="0.0601429230059935" calcext:value-type="percentage">
            <text:p>6.01%</text:p>
          </table:table-cell>
          <table:table-cell/>
        </table:table-row>
        <table:table-row table:style-name="ro1">
          <table:table-cell office:value-type="string" calcext:value-type="string">
            <text:p>2006-02</text:p>
          </table:table-cell>
          <table:table-cell table:formula="of:=INT(RIGHT([.A173];2))" office:value-type="float" office:value="2" calcext:value-type="float">
            <text:p>2</text:p>
          </table:table-cell>
          <table:table-cell office:value-type="float" office:value="43380" calcext:value-type="float">
            <text:p>43380</text:p>
          </table:table-cell>
          <table:table-cell office:value-type="string" calcext:value-type="string">
            <text:p>A</text:p>
          </table:table-cell>
          <table:table-cell table:formula="of:=[.C173]/[.C$4]" office:value-type="percentage" office:value="0.718211920529801" calcext:value-type="percentage">
            <text:p>71.82%</text:p>
          </table:table-cell>
          <table:table-cell table:formula="of:=([.C173]-[.C174])/[.C174]" office:value-type="percentage" office:value="-0.117682951633242" calcext:value-type="percentage">
            <text:p>-11.77%</text:p>
          </table:table-cell>
          <table:table-cell/>
        </table:table-row>
        <table:table-row table:style-name="ro1">
          <table:table-cell office:value-type="string" calcext:value-type="string">
            <text:p>2006-01</text:p>
          </table:table-cell>
          <table:table-cell table:formula="of:=INT(RIGHT([.A174];2))" office:value-type="float" office:value="1" calcext:value-type="float">
            <text:p>1</text:p>
          </table:table-cell>
          <table:table-cell office:value-type="float" office:value="49166" calcext:value-type="float">
            <text:p>49166</text:p>
          </table:table-cell>
          <table:table-cell office:value-type="string" calcext:value-type="string">
            <text:p>A</text:p>
          </table:table-cell>
          <table:table-cell table:formula="of:=[.C174]/[.C$4]" office:value-type="percentage" office:value="0.814006622516556" calcext:value-type="percentage">
            <text:p>81.40%</text:p>
          </table:table-cell>
          <table:table-cell table:formula="of:=([.C174]-[.C175])/[.C175]" office:value-type="percentage" office:value="0.0472660659893071" calcext:value-type="percentage">
            <text:p>4.73%</text:p>
          </table:table-cell>
          <table:table-cell/>
        </table:table-row>
        <table:table-row table:style-name="ro1">
          <table:table-cell office:value-type="string" calcext:value-type="string">
            <text:p>2005-12</text:p>
          </table:table-cell>
          <table:table-cell table:formula="of:=INT(RIGHT([.A175];2))" office:value-type="float" office:value="12" calcext:value-type="float">
            <text:p>12</text:p>
          </table:table-cell>
          <table:table-cell office:value-type="float" office:value="46947" calcext:value-type="float">
            <text:p>46947</text:p>
          </table:table-cell>
          <table:table-cell office:value-type="string" calcext:value-type="string">
            <text:p>A</text:p>
          </table:table-cell>
          <table:table-cell table:formula="of:=[.C175]/[.C$4]" office:value-type="percentage" office:value="0.77726821192053" calcext:value-type="percentage">
            <text:p>77.73%</text:p>
          </table:table-cell>
          <table:table-cell table:formula="of:=([.C175]-[.C176])/[.C176]" office:value-type="percentage" office:value="0.118025291133814" calcext:value-type="percentage">
            <text:p>11.80%</text:p>
          </table:table-cell>
          <table:table-cell/>
        </table:table-row>
        <table:table-row table:style-name="ro1">
          <table:table-cell office:value-type="string" calcext:value-type="string">
            <text:p>2005-11</text:p>
          </table:table-cell>
          <table:table-cell table:formula="of:=INT(RIGHT([.A176];2))" office:value-type="float" office:value="11" calcext:value-type="float">
            <text:p>11</text:p>
          </table:table-cell>
          <table:table-cell office:value-type="float" office:value="41991" calcext:value-type="float">
            <text:p>41991</text:p>
          </table:table-cell>
          <table:table-cell office:value-type="string" calcext:value-type="string">
            <text:p>A</text:p>
          </table:table-cell>
          <table:table-cell table:formula="of:=[.C176]/[.C$4]" office:value-type="percentage" office:value="0.695215231788079" calcext:value-type="percentage">
            <text:p>69.52%</text:p>
          </table:table-cell>
          <table:table-cell table:formula="of:=([.C176]-[.C177])/[.C177]" office:value-type="percentage" office:value="-0.0131606777749054" calcext:value-type="percentage">
            <text:p>-1.32%</text:p>
          </table:table-cell>
          <table:table-cell/>
        </table:table-row>
        <table:table-row table:style-name="ro1">
          <table:table-cell office:value-type="string" calcext:value-type="string">
            <text:p>2005-10</text:p>
          </table:table-cell>
          <table:table-cell table:formula="of:=INT(RIGHT([.A177];2))" office:value-type="float" office:value="10" calcext:value-type="float">
            <text:p>10</text:p>
          </table:table-cell>
          <table:table-cell office:value-type="float" office:value="42551" calcext:value-type="float">
            <text:p>42551</text:p>
          </table:table-cell>
          <table:table-cell office:value-type="string" calcext:value-type="string">
            <text:p>A</text:p>
          </table:table-cell>
          <table:table-cell table:formula="of:=[.C177]/[.C$4]" office:value-type="percentage" office:value="0.704486754966887" calcext:value-type="percentage">
            <text:p>70.45%</text:p>
          </table:table-cell>
          <table:table-cell table:formula="of:=([.C177]-[.C178])/[.C178]" office:value-type="percentage" office:value="0.0918071485387319" calcext:value-type="percentage">
            <text:p>9.18%</text:p>
          </table:table-cell>
          <table:table-cell/>
        </table:table-row>
        <table:table-row table:style-name="ro1">
          <table:table-cell office:value-type="string" calcext:value-type="string">
            <text:p>2005-09</text:p>
          </table:table-cell>
          <table:table-cell table:formula="of:=INT(RIGHT([.A178];2))" office:value-type="float" office:value="9" calcext:value-type="float">
            <text:p>9</text:p>
          </table:table-cell>
          <table:table-cell office:value-type="float" office:value="38973" calcext:value-type="float">
            <text:p>38973</text:p>
          </table:table-cell>
          <table:table-cell office:value-type="string" calcext:value-type="string">
            <text:p>A</text:p>
          </table:table-cell>
          <table:table-cell table:formula="of:=[.C178]/[.C$4]" office:value-type="percentage" office:value="0.645248344370861" calcext:value-type="percentage">
            <text:p>64.52%</text:p>
          </table:table-cell>
          <table:table-cell table:formula="of:=([.C178]-[.C179])/[.C179]" office:value-type="percentage" office:value="0.00264985850270131" calcext:value-type="percentage">
            <text:p>0.26%</text:p>
          </table:table-cell>
          <table:table-cell/>
        </table:table-row>
        <table:table-row table:style-name="ro1">
          <table:table-cell office:value-type="string" calcext:value-type="string">
            <text:p>2005-08</text:p>
          </table:table-cell>
          <table:table-cell table:formula="of:=INT(RIGHT([.A179];2))" office:value-type="float" office:value="8" calcext:value-type="float">
            <text:p>8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A</text:p>
          </table:table-cell>
          <table:table-cell table:formula="of:=[.C179]/[.C$4]" office:value-type="percentage" office:value="0.643543046357616" calcext:value-type="percentage">
            <text:p>64.35%</text:p>
          </table:table-cell>
          <table:table-cell table:formula="of:=([.C179]-[.C180])/[.C180]" office:value-type="percentage" office:value="-0.022875816993464" calcext:value-type="percentage">
            <text:p>-2.29%</text:p>
          </table:table-cell>
          <table:table-cell/>
        </table:table-row>
        <table:table-row table:style-name="ro1">
          <table:table-cell office:value-type="string" calcext:value-type="string">
            <text:p>2005-07</text:p>
          </table:table-cell>
          <table:table-cell table:formula="of:=INT(RIGHT([.A180];2))" office:value-type="float" office:value="7" calcext:value-type="float">
            <text:p>7</text:p>
          </table:table-cell>
          <table:table-cell office:value-type="float" office:value="39780" calcext:value-type="float">
            <text:p>39780</text:p>
          </table:table-cell>
          <table:table-cell office:value-type="string" calcext:value-type="string">
            <text:p>A</text:p>
          </table:table-cell>
          <table:table-cell table:formula="of:=[.C180]/[.C$4]" office:value-type="percentage" office:value="0.658609271523179" calcext:value-type="percentage">
            <text:p>65.86%</text:p>
          </table:table-cell>
          <table:table-cell table:formula="of:=([.C180]-[.C181])/[.C181]" office:value-type="percentage" office:value="-0.0228925132639025" calcext:value-type="percentage">
            <text:p>-2.29%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table:formula="of:=INT(RIGHT([.A181];2))" office:value-type="float" office:value="6" calcext:value-type="float">
            <text:p>6</text:p>
          </table:table-cell>
          <table:table-cell office:value-type="float" office:value="40712" calcext:value-type="float">
            <text:p>40712</text:p>
          </table:table-cell>
          <table:table-cell office:value-type="string" calcext:value-type="string">
            <text:p>A</text:p>
          </table:table-cell>
          <table:table-cell table:formula="of:=[.C181]/[.C$4]" office:value-type="percentage" office:value="0.674039735099338" calcext:value-type="percentage">
            <text:p>67.40%</text:p>
          </table:table-cell>
          <table:table-cell table:formula="of:=([.C181]-[.C182])/[.C182]" office:value-type="percentage" office:value="-0.0405580562298211" calcext:value-type="percentage">
            <text:p>-4.06%</text:p>
          </table:table-cell>
          <table:table-cell/>
        </table:table-row>
        <table:table-row table:style-name="ro1">
          <table:table-cell office:value-type="string" calcext:value-type="string">
            <text:p>2005-05</text:p>
          </table:table-cell>
          <table:table-cell table:formula="of:=INT(RIGHT([.A182];2))" office:value-type="float" office:value="5" calcext:value-type="float">
            <text:p>5</text:p>
          </table:table-cell>
          <table:table-cell office:value-type="float" office:value="42433" calcext:value-type="float">
            <text:p>42433</text:p>
          </table:table-cell>
          <table:table-cell office:value-type="string" calcext:value-type="string">
            <text:p>A</text:p>
          </table:table-cell>
          <table:table-cell table:formula="of:=[.C182]/[.C$4]" office:value-type="percentage" office:value="0.702533112582781" calcext:value-type="percentage">
            <text:p>70.25%</text:p>
          </table:table-cell>
          <table:table-cell table:formula="of:=([.C182]-[.C183])/[.C183]" office:value-type="percentage" office:value="-0.0214919866251585" calcext:value-type="percentage">
            <text:p>-2.15%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table:formula="of:=INT(RIGHT([.A183];2))" office:value-type="float" office:value="4" calcext:value-type="float">
            <text:p>4</text:p>
          </table:table-cell>
          <table:table-cell office:value-type="float" office:value="43365" calcext:value-type="float">
            <text:p>43365</text:p>
          </table:table-cell>
          <table:table-cell office:value-type="string" calcext:value-type="string">
            <text:p>A</text:p>
          </table:table-cell>
          <table:table-cell table:formula="of:=[.C183]/[.C$4]" office:value-type="percentage" office:value="0.71796357615894" calcext:value-type="percentage">
            <text:p>71.80%</text:p>
          </table:table-cell>
          <table:table-cell table:formula="of:=([.C183]-[.C184])/[.C184]" office:value-type="percentage" office:value="-0.187936555495215" calcext:value-type="percentage">
            <text:p>-18.79%</text:p>
          </table:table-cell>
          <table:table-cell/>
        </table:table-row>
        <table:table-row table:style-name="ro1">
          <table:table-cell office:value-type="string" calcext:value-type="string">
            <text:p>2005-03</text:p>
          </table:table-cell>
          <table:table-cell table:formula="of:=INT(RIGHT([.A184];2))" office:value-type="float" office:value="3" calcext:value-type="float">
            <text:p>3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A</text:p>
          </table:table-cell>
          <table:table-cell table:formula="of:=[.C184]/[.C$4]" office:value-type="percentage" office:value="0.884122516556291" calcext:value-type="percentage">
            <text:p>88.41%</text:p>
          </table:table-cell>
          <table:table-cell table:formula="of:=([.C184]-[.C185])/[.C185]" office:value-type="percentage" office:value="0.0611437882521262" calcext:value-type="percentage">
            <text:p>6.11%</text:p>
          </table:table-cell>
          <table:table-cell/>
        </table:table-row>
        <table:table-row table:style-name="ro1">
          <table:table-cell office:value-type="string" calcext:value-type="string">
            <text:p>2005-02</text:p>
          </table:table-cell>
          <table:table-cell table:formula="of:=INT(RIGHT([.A185];2))" office:value-type="float" office:value="2" calcext:value-type="float">
            <text:p>2</text:p>
          </table:table-cell>
          <table:table-cell office:value-type="float" office:value="50324" calcext:value-type="float">
            <text:p>50324</text:p>
          </table:table-cell>
          <table:table-cell office:value-type="string" calcext:value-type="string">
            <text:p>A</text:p>
          </table:table-cell>
          <table:table-cell table:formula="of:=[.C185]/[.C$4]" office:value-type="percentage" office:value="0.83317880794702" calcext:value-type="percentage">
            <text:p>83.32%</text:p>
          </table:table-cell>
          <table:table-cell table:formula="of:=([.C185]-[.C186])/[.C186]" office:value-type="percentage" office:value="0.0443697339476196" calcext:value-type="percentage">
            <text:p>4.44%</text:p>
          </table:table-cell>
          <table:table-cell/>
        </table:table-row>
        <table:table-row table:style-name="ro1">
          <table:table-cell office:value-type="string" calcext:value-type="string">
            <text:p>2005-01</text:p>
          </table:table-cell>
          <table:table-cell table:formula="of:=INT(RIGHT([.A186];2))" office:value-type="float" office:value="1" calcext:value-type="float">
            <text:p>1</text:p>
          </table:table-cell>
          <table:table-cell office:value-type="float" office:value="48186" calcext:value-type="float">
            <text:p>48186</text:p>
          </table:table-cell>
          <table:table-cell office:value-type="string" calcext:value-type="string">
            <text:p>A</text:p>
          </table:table-cell>
          <table:table-cell table:formula="of:=[.C186]/[.C$4]" office:value-type="percentage" office:value="0.797781456953642" calcext:value-type="percentage">
            <text:p>79.78%</text:p>
          </table:table-cell>
          <table:table-cell table:formula="of:=([.C186]-[.C187])/[.C187]" office:value-type="percentage" office:value="0.043551705468327" calcext:value-type="percentage">
            <text:p>4.36%</text:p>
          </table:table-cell>
          <table:table-cell/>
        </table:table-row>
        <table:table-row table:style-name="ro1">
          <table:table-cell office:value-type="string" calcext:value-type="string">
            <text:p>2004-12</text:p>
          </table:table-cell>
          <table:table-cell table:formula="of:=INT(RIGHT([.A187];2))" office:value-type="float" office:value="12" calcext:value-type="float">
            <text:p>12</text:p>
          </table:table-cell>
          <table:table-cell office:value-type="float" office:value="46175" calcext:value-type="float">
            <text:p>46175</text:p>
          </table:table-cell>
          <table:table-cell office:value-type="string" calcext:value-type="string">
            <text:p>A</text:p>
          </table:table-cell>
          <table:table-cell table:formula="of:=[.C187]/[.C$4]" office:value-type="percentage" office:value="0.764486754966887" calcext:value-type="percentage">
            <text:p>76.45%</text:p>
          </table:table-cell>
          <table:table-cell table:formula="of:=([.C187]-[.C188])/[.C188]" office:value-type="percentage" office:value="0.111846857693234" calcext:value-type="percentage">
            <text:p>11.18%</text:p>
          </table:table-cell>
          <table:table-cell/>
        </table:table-row>
        <table:table-row table:style-name="ro1">
          <table:table-cell office:value-type="string" calcext:value-type="string">
            <text:p>2004-11</text:p>
          </table:table-cell>
          <table:table-cell table:formula="of:=INT(RIGHT([.A188];2))" office:value-type="float" office:value="11" calcext:value-type="float">
            <text:p>11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A</text:p>
          </table:table-cell>
          <table:table-cell table:formula="of:=[.C188]/[.C$4]" office:value-type="percentage" office:value="0.687582781456954" calcext:value-type="percentage">
            <text:p>68.76%</text:p>
          </table:table-cell>
          <table:table-cell table:formula="of:=([.C188]-[.C189])/[.C189]" office:value-type="percentage" office:value="-0.026488513830286" calcext:value-type="percentage">
            <text:p>-2.65%</text:p>
          </table:table-cell>
          <table:table-cell/>
        </table:table-row>
        <table:table-row table:style-name="ro1">
          <table:table-cell office:value-type="string" calcext:value-type="string">
            <text:p>2004-10</text:p>
          </table:table-cell>
          <table:table-cell table:formula="of:=INT(RIGHT([.A189];2))" office:value-type="float" office:value="10" calcext:value-type="float">
            <text:p>10</text:p>
          </table:table-cell>
          <table:table-cell office:value-type="float" office:value="42660" calcext:value-type="float">
            <text:p>42660</text:p>
          </table:table-cell>
          <table:table-cell office:value-type="string" calcext:value-type="string">
            <text:p>A</text:p>
          </table:table-cell>
          <table:table-cell table:formula="of:=[.C189]/[.C$4]" office:value-type="percentage" office:value="0.706291390728477" calcext:value-type="percentage">
            <text:p>70.63%</text:p>
          </table:table-cell>
          <table:table-cell table:formula="of:=([.C189]-[.C190])/[.C190]" office:value-type="percentage" office:value="0.0838414634146342" calcext:value-type="percentage">
            <text:p>8.38%</text:p>
          </table:table-cell>
          <table:table-cell/>
        </table:table-row>
        <table:table-row table:style-name="ro1">
          <table:table-cell office:value-type="string" calcext:value-type="string">
            <text:p>2004-09</text:p>
          </table:table-cell>
          <table:table-cell table:formula="of:=INT(RIGHT([.A190];2))" office:value-type="float" office:value="9" calcext:value-type="float">
            <text:p>9</text:p>
          </table:table-cell>
          <table:table-cell office:value-type="float" office:value="39360" calcext:value-type="float">
            <text:p>39360</text:p>
          </table:table-cell>
          <table:table-cell office:value-type="string" calcext:value-type="string">
            <text:p>A</text:p>
          </table:table-cell>
          <table:table-cell table:formula="of:=[.C190]/[.C$4]" office:value-type="percentage" office:value="0.651655629139073" calcext:value-type="percentage">
            <text:p>65.17%</text:p>
          </table:table-cell>
          <table:table-cell table:formula="of:=([.C190]-[.C191])/[.C191]" office:value-type="percentage" office:value="0.00688137934562943" calcext:value-type="percentage">
            <text:p>0.69%</text:p>
          </table:table-cell>
          <table:table-cell/>
        </table:table-row>
        <table:table-row table:style-name="ro1">
          <table:table-cell office:value-type="string" calcext:value-type="string">
            <text:p>2004-08</text:p>
          </table:table-cell>
          <table:table-cell table:formula="of:=INT(RIGHT([.A191];2))" office:value-type="float" office:value="8" calcext:value-type="float">
            <text:p>8</text:p>
          </table:table-cell>
          <table:table-cell office:value-type="float" office:value="39091" calcext:value-type="float">
            <text:p>39091</text:p>
          </table:table-cell>
          <table:table-cell office:value-type="string" calcext:value-type="string">
            <text:p>A</text:p>
          </table:table-cell>
          <table:table-cell table:formula="of:=[.C191]/[.C$4]" office:value-type="percentage" office:value="0.647201986754967" calcext:value-type="percentage">
            <text:p>64.72%</text:p>
          </table:table-cell>
          <table:table-cell table:formula="of:=([.C191]-[.C192])/[.C192]" office:value-type="percentage" office:value="-0.0221138211382114" calcext:value-type="percentage">
            <text:p>-2.21%</text:p>
          </table:table-cell>
          <table:table-cell/>
        </table:table-row>
        <table:table-row table:style-name="ro1">
          <table:table-cell office:value-type="string" calcext:value-type="string">
            <text:p>2004-07</text:p>
          </table:table-cell>
          <table:table-cell table:formula="of:=INT(RIGHT([.A192];2))" office:value-type="float" office:value="7" calcext:value-type="float">
            <text:p>7</text:p>
          </table:table-cell>
          <table:table-cell office:value-type="float" office:value="39975" calcext:value-type="float">
            <text:p>39975</text:p>
          </table:table-cell>
          <table:table-cell office:value-type="string" calcext:value-type="string">
            <text:p>A</text:p>
          </table:table-cell>
          <table:table-cell table:formula="of:=[.C192]/[.C$4]" office:value-type="percentage" office:value="0.661837748344371" calcext:value-type="percentage">
            <text:p>66.18%</text:p>
          </table:table-cell>
          <table:table-cell table:formula="of:=([.C192]-[.C193])/[.C193]" office:value-type="percentage" office:value="0.0244483739524871" calcext:value-type="percentage">
            <text:p>2.44%</text:p>
          </table:table-cell>
          <table:table-cell/>
        </table:table-row>
        <table:table-row table:style-name="ro1">
          <table:table-cell office:value-type="string" calcext:value-type="string">
            <text:p>2004-06</text:p>
          </table:table-cell>
          <table:table-cell table:formula="of:=INT(RIGHT([.A193];2))" office:value-type="float" office:value="6" calcext:value-type="float">
            <text:p>6</text:p>
          </table:table-cell>
          <table:table-cell office:value-type="float" office:value="39021" calcext:value-type="float">
            <text:p>39021</text:p>
          </table:table-cell>
          <table:table-cell office:value-type="string" calcext:value-type="string">
            <text:p>A</text:p>
          </table:table-cell>
          <table:table-cell table:formula="of:=[.C193]/[.C$4]" office:value-type="percentage" office:value="0.646043046357616" calcext:value-type="percentage">
            <text:p>64.60%</text:p>
          </table:table-cell>
          <table:table-cell table:formula="of:=([.C193]-[.C194])/[.C194]" office:value-type="percentage" office:value="-0.0560272879018797" calcext:value-type="percentage">
            <text:p>-5.60%</text:p>
          </table:table-cell>
          <table:table-cell/>
        </table:table-row>
        <table:table-row table:style-name="ro1">
          <table:table-cell office:value-type="string" calcext:value-type="string">
            <text:p>2004-05</text:p>
          </table:table-cell>
          <table:table-cell table:formula="of:=INT(RIGHT([.A194];2))" office:value-type="float" office:value="5" calcext:value-type="float">
            <text:p>5</text:p>
          </table:table-cell>
          <table:table-cell office:value-type="float" office:value="41337" calcext:value-type="float">
            <text:p>41337</text:p>
          </table:table-cell>
          <table:table-cell office:value-type="string" calcext:value-type="string">
            <text:p>A</text:p>
          </table:table-cell>
          <table:table-cell table:formula="of:=[.C194]/[.C$4]" office:value-type="percentage" office:value="0.684387417218543" calcext:value-type="percentage">
            <text:p>68.44%</text:p>
          </table:table-cell>
          <table:table-cell table:formula="of:=([.C194]-[.C195])/[.C195]" office:value-type="percentage" office:value="-0.00306289793555856" calcext:value-type="percentage">
            <text:p>-0.31%</text:p>
          </table:table-cell>
          <table:table-cell/>
        </table:table-row>
        <table:table-row table:style-name="ro1">
          <table:table-cell office:value-type="string" calcext:value-type="string">
            <text:p>2004-04</text:p>
          </table:table-cell>
          <table:table-cell table:formula="of:=INT(RIGHT([.A195];2))" office:value-type="float" office:value="4" calcext:value-type="float">
            <text:p>4</text:p>
          </table:table-cell>
          <table:table-cell office:value-type="float" office:value="41464" calcext:value-type="float">
            <text:p>41464</text:p>
          </table:table-cell>
          <table:table-cell office:value-type="string" calcext:value-type="string">
            <text:p>A</text:p>
          </table:table-cell>
          <table:table-cell table:formula="of:=[.C195]/[.C$4]" office:value-type="percentage" office:value="0.686490066225166" calcext:value-type="percentage">
            <text:p>68.65%</text:p>
          </table:table-cell>
          <table:table-cell table:formula="of:=([.C195]-[.C196])/[.C196]" office:value-type="percentage" office:value="-0.0784344231324873" calcext:value-type="percentage">
            <text:p>-7.84%</text:p>
          </table:table-cell>
          <table:table-cell/>
        </table:table-row>
        <table:table-row table:style-name="ro1">
          <table:table-cell office:value-type="string" calcext:value-type="string">
            <text:p>2004-03</text:p>
          </table:table-cell>
          <table:table-cell table:formula="of:=INT(RIGHT([.A196];2))" office:value-type="float" office:value="3" calcext:value-type="float">
            <text:p>3</text:p>
          </table:table-cell>
          <table:table-cell office:value-type="float" office:value="44993" calcext:value-type="float">
            <text:p>44993</text:p>
          </table:table-cell>
          <table:table-cell office:value-type="string" calcext:value-type="string">
            <text:p>A</text:p>
          </table:table-cell>
          <table:table-cell table:formula="of:=[.C196]/[.C$4]" office:value-type="percentage" office:value="0.744917218543046" calcext:value-type="percentage">
            <text:p>74.49%</text:p>
          </table:table-cell>
          <table:table-cell table:formula="of:=([.C196]-[.C197])/[.C197]" office:value-type="percentage" office:value="0.035607420706164" calcext:value-type="percentage">
            <text:p>3.56%</text:p>
          </table:table-cell>
          <table:table-cell/>
        </table:table-row>
        <table:table-row table:style-name="ro1">
          <table:table-cell office:value-type="string" calcext:value-type="string">
            <text:p>2004-02</text:p>
          </table:table-cell>
          <table:table-cell table:formula="of:=INT(RIGHT([.A197];2))" office:value-type="float" office:value="2" calcext:value-type="float">
            <text:p>2</text:p>
          </table:table-cell>
          <table:table-cell office:value-type="float" office:value="43446" calcext:value-type="float">
            <text:p>43446</text:p>
          </table:table-cell>
          <table:table-cell office:value-type="string" calcext:value-type="string">
            <text:p>A</text:p>
          </table:table-cell>
          <table:table-cell table:formula="of:=[.C197]/[.C$4]" office:value-type="percentage" office:value="0.719304635761589" calcext:value-type="percentage">
            <text:p>71.93%</text:p>
          </table:table-cell>
          <table:table-cell table:formula="of:=([.C197]-[.C198])/[.C198]" office:value-type="percentage" office:value="-0.137582626992477" calcext:value-type="percentage">
            <text:p>-13.76%</text:p>
          </table:table-cell>
          <table:table-cell/>
        </table:table-row>
        <table:table-row table:style-name="ro1">
          <table:table-cell office:value-type="string" calcext:value-type="string">
            <text:p>2004-01</text:p>
          </table:table-cell>
          <table:table-cell table:formula="of:=INT(RIGHT([.A198];2))" office:value-type="float" office:value="1" calcext:value-type="float">
            <text:p>1</text:p>
          </table:table-cell>
          <table:table-cell office:value-type="float" office:value="50377" calcext:value-type="float">
            <text:p>50377</text:p>
          </table:table-cell>
          <table:table-cell office:value-type="string" calcext:value-type="string">
            <text:p>A</text:p>
          </table:table-cell>
          <table:table-cell table:formula="of:=[.C198]/[.C$4]" office:value-type="percentage" office:value="0.834056291390728" calcext:value-type="percentage">
            <text:p>83.41%</text:p>
          </table:table-cell>
          <table:table-cell table:formula="of:=([.C198]-[.C199])/[.C199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2003-12</text:p>
          </table:table-cell>
          <table:table-cell table:formula="of:=INT(RIGHT([.A199];2))" office:value-type="float" office:value="12" calcext:value-type="float">
            <text:p>12</text:p>
          </table:table-cell>
          <table:table-cell office:value-type="float" office:value="50377" calcext:value-type="float">
            <text:p>50377</text:p>
          </table:table-cell>
          <table:table-cell office:value-type="string" calcext:value-type="string">
            <text:p>A</text:p>
          </table:table-cell>
          <table:table-cell table:formula="of:=[.C199]/[.C$4]" office:value-type="percentage" office:value="0.834056291390728" calcext:value-type="percentage">
            <text:p>83.41%</text:p>
          </table:table-cell>
          <table:table-cell table:formula="of:=([.C199]-[.C200])/[.C200]" office:value-type="percentage" office:value="0.146130045047095" calcext:value-type="percentage">
            <text:p>14.61%</text:p>
          </table:table-cell>
          <table:table-cell/>
        </table:table-row>
        <table:table-row table:style-name="ro1">
          <table:table-cell office:value-type="string" calcext:value-type="string">
            <text:p>2003-11</text:p>
          </table:table-cell>
          <table:table-cell table:formula="of:=INT(RIGHT([.A200];2))" office:value-type="float" office:value="11" calcext:value-type="float">
            <text:p>11</text:p>
          </table:table-cell>
          <table:table-cell office:value-type="float" office:value="43954" calcext:value-type="float">
            <text:p>43954</text:p>
          </table:table-cell>
          <table:table-cell office:value-type="string" calcext:value-type="string">
            <text:p>A</text:p>
          </table:table-cell>
          <table:table-cell table:formula="of:=[.C200]/[.C$4]" office:value-type="percentage" office:value="0.727715231788079" calcext:value-type="percentage">
            <text:p>72.77%</text:p>
          </table:table-cell>
          <table:table-cell table:formula="of:=([.C200]-[.C201])/[.C201]" office:value-type="percentage" office:value="0.00383684282647422" calcext:value-type="percentage">
            <text:p>0.38%</text:p>
          </table:table-cell>
          <table:table-cell/>
        </table:table-row>
        <table:table-row table:style-name="ro1">
          <table:table-cell office:value-type="string" calcext:value-type="string">
            <text:p>2003-10</text:p>
          </table:table-cell>
          <table:table-cell table:formula="of:=INT(RIGHT([.A201];2))" office:value-type="float" office:value="10" calcext:value-type="float">
            <text:p>10</text:p>
          </table:table-cell>
          <table:table-cell office:value-type="float" office:value="43786" calcext:value-type="float">
            <text:p>43786</text:p>
          </table:table-cell>
          <table:table-cell office:value-type="string" calcext:value-type="string">
            <text:p>A</text:p>
          </table:table-cell>
          <table:table-cell table:formula="of:=[.C201]/[.C$4]" office:value-type="percentage" office:value="0.724933774834437" calcext:value-type="percentage">
            <text:p>72.49%</text:p>
          </table:table-cell>
          <table:table-cell table:formula="of:=([.C201]-[.C202])/[.C202]" office:value-type="percentage" office:value="0.0643945839511875" calcext:value-type="percentage">
            <text:p>6.44%</text:p>
          </table:table-cell>
          <table:table-cell/>
        </table:table-row>
        <table:table-row table:style-name="ro1">
          <table:table-cell office:value-type="string" calcext:value-type="string">
            <text:p>2003-09</text:p>
          </table:table-cell>
          <table:table-cell table:formula="of:=INT(RIGHT([.A202];2))" office:value-type="float" office:value="9" calcext:value-type="float">
            <text:p>9</text:p>
          </table:table-cell>
          <table:table-cell office:value-type="float" office:value="41137" calcext:value-type="float">
            <text:p>41137</text:p>
          </table:table-cell>
          <table:table-cell office:value-type="string" calcext:value-type="string">
            <text:p>A</text:p>
          </table:table-cell>
          <table:table-cell table:formula="of:=[.C202]/[.C$4]" office:value-type="percentage" office:value="0.681076158940397" calcext:value-type="percentage">
            <text:p>68.11%</text:p>
          </table:table-cell>
          <table:table-cell table:formula="of:=([.C202]-[.C203])/[.C203]" office:value-type="percentage" office:value="-0.272555260831123" calcext:value-type="percentage">
            <text:p>-27.26%</text:p>
          </table:table-cell>
          <table:table-cell/>
        </table:table-row>
        <table:table-row table:style-name="ro1">
          <table:table-cell office:value-type="string" calcext:value-type="string">
            <text:p>2003-08</text:p>
          </table:table-cell>
          <table:table-cell table:formula="of:=INT(RIGHT([.A203];2))" office:value-type="float" office:value="8" calcext:value-type="float">
            <text:p>8</text:p>
          </table:table-cell>
          <table:table-cell office:value-type="float" office:value="56550" calcext:value-type="float">
            <text:p>56550</text:p>
          </table:table-cell>
          <table:table-cell office:value-type="string" calcext:value-type="string">
            <text:p>A</text:p>
          </table:table-cell>
          <table:table-cell table:formula="of:=[.C203]/[.C$4]" office:value-type="percentage" office:value="0.936258278145695" calcext:value-type="percentage">
            <text:p>93.63%</text:p>
          </table:table-cell>
          <table:table-cell table:formula="of:=([.C203]-[.C204])/[.C204]" office:value-type="percentage" office:value="0.2922760511883" calcext:value-type="percentage">
            <text:p>29.23%</text:p>
          </table:table-cell>
          <table:table-cell/>
        </table:table-row>
        <table:table-row table:style-name="ro1">
          <table:table-cell office:value-type="string" calcext:value-type="string">
            <text:p>2003-07</text:p>
          </table:table-cell>
          <table:table-cell table:formula="of:=INT(RIGHT([.A204];2))" office:value-type="float" office:value="7" calcext:value-type="float">
            <text:p>7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A</text:p>
          </table:table-cell>
          <table:table-cell table:formula="of:=[.C204]/[.C$4]" office:value-type="percentage" office:value="0.724503311258278" calcext:value-type="percentage">
            <text:p>72.45%</text:p>
          </table:table-cell>
          <table:table-cell table:formula="of:=([.C204]-[.C205])/[.C205]" office:value-type="percentage" office:value="0.0271336024786405" calcext:value-type="percentage">
            <text:p>2.71%</text:p>
          </table:table-cell>
          <table:table-cell/>
        </table:table-row>
        <table:table-row table:style-name="ro1">
          <table:table-cell office:value-type="string" calcext:value-type="string">
            <text:p>2003-06</text:p>
          </table:table-cell>
          <table:table-cell table:formula="of:=INT(RIGHT([.A205];2))" office:value-type="float" office:value="6" calcext:value-type="float">
            <text:p>6</text:p>
          </table:table-cell>
          <table:table-cell office:value-type="float" office:value="42604" calcext:value-type="float">
            <text:p>42604</text:p>
          </table:table-cell>
          <table:table-cell office:value-type="string" calcext:value-type="string">
            <text:p>A</text:p>
          </table:table-cell>
          <table:table-cell table:formula="of:=[.C205]/[.C$4]" office:value-type="percentage" office:value="0.705364238410596" calcext:value-type="percentage">
            <text:p>70.54%</text:p>
          </table:table-cell>
          <table:table-cell table:formula="of:=([.C205]-[.C206])/[.C206]" office:value-type="percentage" office:value="-0.00754752143123369" calcext:value-type="percentage">
            <text:p>-0.75%</text:p>
          </table:table-cell>
          <table:table-cell/>
        </table:table-row>
        <table:table-row table:style-name="ro1">
          <table:table-cell office:value-type="string" calcext:value-type="string">
            <text:p>2003-05</text:p>
          </table:table-cell>
          <table:table-cell table:formula="of:=INT(RIGHT([.A206];2))" office:value-type="float" office:value="5" calcext:value-type="float">
            <text:p>5</text:p>
          </table:table-cell>
          <table:table-cell office:value-type="float" office:value="42928" calcext:value-type="float">
            <text:p>42928</text:p>
          </table:table-cell>
          <table:table-cell office:value-type="string" calcext:value-type="string">
            <text:p>A</text:p>
          </table:table-cell>
          <table:table-cell table:formula="of:=[.C206]/[.C$4]" office:value-type="percentage" office:value="0.710728476821192" calcext:value-type="percentage">
            <text:p>71.07%</text:p>
          </table:table-cell>
          <table:table-cell table:formula="of:=([.C206]-[.C207])/[.C207]" office:value-type="percentage" office:value="-0.0348703882731176" calcext:value-type="percentage">
            <text:p>-3.49%</text:p>
          </table:table-cell>
          <table:table-cell/>
        </table:table-row>
        <table:table-row table:style-name="ro1">
          <table:table-cell office:value-type="string" calcext:value-type="string">
            <text:p>2003-04</text:p>
          </table:table-cell>
          <table:table-cell table:formula="of:=INT(RIGHT([.A207];2))" office:value-type="float" office:value="4" calcext:value-type="float">
            <text:p>4</text:p>
          </table:table-cell>
          <table:table-cell office:value-type="float" office:value="44479" calcext:value-type="float">
            <text:p>44479</text:p>
          </table:table-cell>
          <table:table-cell office:value-type="string" calcext:value-type="string">
            <text:p>A</text:p>
          </table:table-cell>
          <table:table-cell table:formula="of:=[.C207]/[.C$4]" office:value-type="percentage" office:value="0.736407284768212" calcext:value-type="percentage">
            <text:p>73.64%</text:p>
          </table:table-cell>
          <table:table-cell table:formula="of:=([.C207]-[.C208])/[.C208]" office:value-type="percentage" office:value="-0.0571888844140153" calcext:value-type="percentage">
            <text:p>-5.72%</text:p>
          </table:table-cell>
          <table:table-cell/>
        </table:table-row>
        <table:table-row table:style-name="ro1">
          <table:table-cell office:value-type="string" calcext:value-type="string">
            <text:p>2003-03</text:p>
          </table:table-cell>
          <table:table-cell table:formula="of:=INT(RIGHT([.A208];2))" office:value-type="float" office:value="3" calcext:value-type="float">
            <text:p>3</text:p>
          </table:table-cell>
          <table:table-cell office:value-type="float" office:value="47177" calcext:value-type="float">
            <text:p>47177</text:p>
          </table:table-cell>
          <table:table-cell office:value-type="string" calcext:value-type="string">
            <text:p>A</text:p>
          </table:table-cell>
          <table:table-cell table:formula="of:=[.C208]/[.C$4]" office:value-type="percentage" office:value="0.781076158940397" calcext:value-type="percentage">
            <text:p>78.11%</text:p>
          </table:table-cell>
          <table:table-cell table:formula="of:=([.C208]-[.C209])/[.C209]" office:value-type="percentage" office:value="0.0561936104954441" calcext:value-type="percentage">
            <text:p>5.62%</text:p>
          </table:table-cell>
          <table:table-cell/>
        </table:table-row>
        <table:table-row table:style-name="ro1">
          <table:table-cell office:value-type="string" calcext:value-type="string">
            <text:p>2003-02</text:p>
          </table:table-cell>
          <table:table-cell table:formula="of:=INT(RIGHT([.A209];2))" office:value-type="float" office:value="2" calcext:value-type="float">
            <text:p>2</text:p>
          </table:table-cell>
          <table:table-cell office:value-type="float" office:value="44667" calcext:value-type="float">
            <text:p>44667</text:p>
          </table:table-cell>
          <table:table-cell office:value-type="string" calcext:value-type="string">
            <text:p>A</text:p>
          </table:table-cell>
          <table:table-cell table:formula="of:=[.C209]/[.C$4]" office:value-type="percentage" office:value="0.739519867549669" calcext:value-type="percentage">
            <text:p>73.95%</text:p>
          </table:table-cell>
          <table:table-cell table:formula="of:=([.C209]-[.C210])/[.C210]" office:value-type="percentage" office:value="-0.122800471327573" calcext:value-type="percentage">
            <text:p>-12.28%</text:p>
          </table:table-cell>
          <table:table-cell/>
        </table:table-row>
        <table:table-row table:style-name="ro1">
          <table:table-cell office:value-type="string" calcext:value-type="string">
            <text:p>2003-01</text:p>
          </table:table-cell>
          <table:table-cell table:formula="of:=INT(RIGHT([.A210];2))" office:value-type="float" office:value="1" calcext:value-type="float">
            <text:p>1</text:p>
          </table:table-cell>
          <table:table-cell office:value-type="float" office:value="50920" calcext:value-type="float">
            <text:p>50920</text:p>
          </table:table-cell>
          <table:table-cell office:value-type="string" calcext:value-type="string">
            <text:p>A</text:p>
          </table:table-cell>
          <table:table-cell table:formula="of:=[.C210]/[.C$4]" office:value-type="percentage" office:value="0.843046357615894" calcext:value-type="percentage">
            <text:p>84.30%</text:p>
          </table:table-cell>
          <table:table-cell table:formula="of:=([.C210]-[.C211])/[.C211]" office:value-type="percentage" office:value="0.0783109567574436" calcext:value-type="percentage">
            <text:p>7.83%</text:p>
          </table:table-cell>
          <table:table-cell/>
        </table:table-row>
        <table:table-row table:style-name="ro1">
          <table:table-cell office:value-type="string" calcext:value-type="string">
            <text:p>2002-12</text:p>
          </table:table-cell>
          <table:table-cell table:formula="of:=INT(RIGHT([.A211];2))" office:value-type="float" office:value="12" calcext:value-type="float">
            <text:p>12</text:p>
          </table:table-cell>
          <table:table-cell office:value-type="float" office:value="47222" calcext:value-type="float">
            <text:p>47222</text:p>
          </table:table-cell>
          <table:table-cell office:value-type="string" calcext:value-type="string">
            <text:p>A</text:p>
          </table:table-cell>
          <table:table-cell table:formula="of:=[.C211]/[.C$4]" office:value-type="percentage" office:value="0.78182119205298" calcext:value-type="percentage">
            <text:p>78.18%</text:p>
          </table:table-cell>
          <table:table-cell table:formula="of:=([.C211]-[.C212])/[.C212]" office:value-type="percentage" office:value="0.0939628411249595" calcext:value-type="percentage">
            <text:p>9.40%</text:p>
          </table:table-cell>
          <table:table-cell/>
        </table:table-row>
        <table:table-row table:style-name="ro1">
          <table:table-cell office:value-type="string" calcext:value-type="string">
            <text:p>2002-11</text:p>
          </table:table-cell>
          <table:table-cell table:formula="of:=INT(RIGHT([.A212];2))" office:value-type="float" office:value="11" calcext:value-type="float">
            <text:p>11</text:p>
          </table:table-cell>
          <table:table-cell office:value-type="float" office:value="43166" calcext:value-type="float">
            <text:p>43166</text:p>
          </table:table-cell>
          <table:table-cell office:value-type="string" calcext:value-type="string">
            <text:p>A</text:p>
          </table:table-cell>
          <table:table-cell table:formula="of:=[.C212]/[.C$4]" office:value-type="percentage" office:value="0.714668874172185" calcext:value-type="percentage">
            <text:p>71.47%</text:p>
          </table:table-cell>
          <table:table-cell table:formula="of:=([.C212]-[.C213])/[.C213]" office:value-type="percentage" office:value="-0.0243428338946274" calcext:value-type="percentage">
            <text:p>-2.43%</text:p>
          </table:table-cell>
          <table:table-cell/>
        </table:table-row>
        <table:table-row table:style-name="ro1">
          <table:table-cell office:value-type="string" calcext:value-type="string">
            <text:p>2002-10</text:p>
          </table:table-cell>
          <table:table-cell table:formula="of:=INT(RIGHT([.A213];2))" office:value-type="float" office:value="10" calcext:value-type="float">
            <text:p>10</text:p>
          </table:table-cell>
          <table:table-cell office:value-type="float" office:value="44243" calcext:value-type="float">
            <text:p>44243</text:p>
          </table:table-cell>
          <table:table-cell office:value-type="string" calcext:value-type="string">
            <text:p>A</text:p>
          </table:table-cell>
          <table:table-cell table:formula="of:=[.C213]/[.C$4]" office:value-type="percentage" office:value="0.7325" calcext:value-type="percentage">
            <text:p>73.25%</text:p>
          </table:table-cell>
          <table:table-cell table:formula="of:=([.C213]-[.C214])/[.C214]" office:value-type="percentage" office:value="0.0972422002876841" calcext:value-type="percentage">
            <text:p>9.72%</text:p>
          </table:table-cell>
          <table:table-cell/>
        </table:table-row>
        <table:table-row table:style-name="ro1">
          <table:table-cell office:value-type="string" calcext:value-type="string">
            <text:p>2002-09</text:p>
          </table:table-cell>
          <table:table-cell table:formula="of:=INT(RIGHT([.A214];2))" office:value-type="float" office:value="9" calcext:value-type="float">
            <text:p>9</text:p>
          </table:table-cell>
          <table:table-cell office:value-type="float" office:value="40322" calcext:value-type="float">
            <text:p>40322</text:p>
          </table:table-cell>
          <table:table-cell office:value-type="string" calcext:value-type="string">
            <text:p>A</text:p>
          </table:table-cell>
          <table:table-cell table:formula="of:=[.C214]/[.C$4]" office:value-type="percentage" office:value="0.667582781456954" calcext:value-type="percentage">
            <text:p>66.76%</text:p>
          </table:table-cell>
          <table:table-cell table:formula="of:=([.C214]-[.C215])/[.C215]" office:value-type="percentage" office:value="-0.00343540693507328" calcext:value-type="percentage">
            <text:p>-0.34%</text:p>
          </table:table-cell>
          <table:table-cell/>
        </table:table-row>
        <table:table-row table:style-name="ro1">
          <table:table-cell office:value-type="string" calcext:value-type="string">
            <text:p>2002-08</text:p>
          </table:table-cell>
          <table:table-cell table:formula="of:=INT(RIGHT([.A215];2))" office:value-type="float" office:value="8" calcext:value-type="float">
            <text:p>8</text:p>
          </table:table-cell>
          <table:table-cell office:value-type="float" office:value="40461" calcext:value-type="float">
            <text:p>40461</text:p>
          </table:table-cell>
          <table:table-cell office:value-type="string" calcext:value-type="string">
            <text:p>A</text:p>
          </table:table-cell>
          <table:table-cell table:formula="of:=[.C215]/[.C$4]" office:value-type="percentage" office:value="0.669884105960265" calcext:value-type="percentage">
            <text:p>66.99%</text:p>
          </table:table-cell>
          <table:table-cell table:formula="of:=([.C215]-[.C216])/[.C216]" office:value-type="percentage" office:value="-0.0439046291263971" calcext:value-type="percentage">
            <text:p>-4.39%</text:p>
          </table:table-cell>
          <table:table-cell/>
        </table:table-row>
        <table:table-row table:style-name="ro1">
          <table:table-cell office:value-type="string" calcext:value-type="string">
            <text:p>2002-07</text:p>
          </table:table-cell>
          <table:table-cell table:formula="of:=INT(RIGHT([.A216];2))" office:value-type="float" office:value="7" calcext:value-type="float">
            <text:p>7</text:p>
          </table:table-cell>
          <table:table-cell office:value-type="float" office:value="42319" calcext:value-type="float">
            <text:p>42319</text:p>
          </table:table-cell>
          <table:table-cell office:value-type="string" calcext:value-type="string">
            <text:p>A</text:p>
          </table:table-cell>
          <table:table-cell table:formula="of:=[.C216]/[.C$4]" office:value-type="percentage" office:value="0.700645695364238" calcext:value-type="percentage">
            <text:p>70.06%</text:p>
          </table:table-cell>
          <table:table-cell table:formula="of:=([.C216]-[.C217])/[.C217]" office:value-type="percentage" office:value="0.00443843159593658" calcext:value-type="percentage">
            <text:p>0.44%</text:p>
          </table:table-cell>
          <table:table-cell/>
        </table:table-row>
        <table:table-row table:style-name="ro1">
          <table:table-cell office:value-type="string" calcext:value-type="string">
            <text:p>2002-06</text:p>
          </table:table-cell>
          <table:table-cell table:formula="of:=INT(RIGHT([.A217];2))" office:value-type="float" office:value="6" calcext:value-type="float">
            <text:p>6</text:p>
          </table:table-cell>
          <table:table-cell office:value-type="float" office:value="42132" calcext:value-type="float">
            <text:p>42132</text:p>
          </table:table-cell>
          <table:table-cell office:value-type="string" calcext:value-type="string">
            <text:p>A</text:p>
          </table:table-cell>
          <table:table-cell table:formula="of:=[.C217]/[.C$4]" office:value-type="percentage" office:value="0.697549668874172" calcext:value-type="percentage">
            <text:p>69.75%</text:p>
          </table:table-cell>
          <table:table-cell table:formula="of:=([.C217]-[.C218])/[.C218]" office:value-type="percentage" office:value="-0.0195704279431271" calcext:value-type="percentage">
            <text:p>-1.96%</text:p>
          </table:table-cell>
          <table:table-cell/>
        </table:table-row>
        <table:table-row table:style-name="ro1">
          <table:table-cell office:value-type="string" calcext:value-type="string">
            <text:p>2002-05</text:p>
          </table:table-cell>
          <table:table-cell table:formula="of:=INT(RIGHT([.A218];2))" office:value-type="float" office:value="5" calcext:value-type="float">
            <text:p>5</text:p>
          </table:table-cell>
          <table:table-cell office:value-type="float" office:value="42973" calcext:value-type="float">
            <text:p>42973</text:p>
          </table:table-cell>
          <table:table-cell office:value-type="string" calcext:value-type="string">
            <text:p>A</text:p>
          </table:table-cell>
          <table:table-cell table:formula="of:=[.C218]/[.C$4]" office:value-type="percentage" office:value="0.711473509933775" calcext:value-type="percentage">
            <text:p>71.15%</text:p>
          </table:table-cell>
          <table:table-cell table:formula="of:=([.C218]-[.C219])/[.C219]" office:value-type="percentage" office:value="-0.0235406394146652" calcext:value-type="percentage">
            <text:p>-2.35%</text:p>
          </table:table-cell>
          <table:table-cell/>
        </table:table-row>
        <table:table-row table:style-name="ro1">
          <table:table-cell office:value-type="string" calcext:value-type="string">
            <text:p>2002-04</text:p>
          </table:table-cell>
          <table:table-cell table:formula="of:=INT(RIGHT([.A219];2))" office:value-type="float" office:value="4" calcext:value-type="float">
            <text:p>4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A</text:p>
          </table:table-cell>
          <table:table-cell table:formula="of:=[.C219]/[.C$4]" office:value-type="percentage" office:value="0.72862582781457" calcext:value-type="percentage">
            <text:p>72.86%</text:p>
          </table:table-cell>
          <table:table-cell table:formula="of:=([.C219]-[.C220])/[.C220]" office:value-type="percentage" office:value="-0.0593352570268248" calcext:value-type="percentage">
            <text:p>-5.93%</text:p>
          </table:table-cell>
          <table:table-cell/>
        </table:table-row>
        <table:table-row table:style-name="ro1">
          <table:table-cell office:value-type="string" calcext:value-type="string">
            <text:p>2002-03</text:p>
          </table:table-cell>
          <table:table-cell table:formula="of:=INT(RIGHT([.A220];2))" office:value-type="float" office:value="3" calcext:value-type="float">
            <text:p>3</text:p>
          </table:table-cell>
          <table:table-cell office:value-type="float" office:value="46785" calcext:value-type="float">
            <text:p>46785</text:p>
          </table:table-cell>
          <table:table-cell office:value-type="string" calcext:value-type="string">
            <text:p>A</text:p>
          </table:table-cell>
          <table:table-cell table:formula="of:=[.C220]/[.C$4]" office:value-type="percentage" office:value="0.774586092715232" calcext:value-type="percentage">
            <text:p>77.46%</text:p>
          </table:table-cell>
          <table:table-cell table:formula="of:=([.C220]-[.C221])/[.C221]" office:value-type="percentage" office:value="0.020414840018321" calcext:value-type="percentage">
            <text:p>2.04%</text:p>
          </table:table-cell>
          <table:table-cell/>
        </table:table-row>
        <table:table-row table:style-name="ro1">
          <table:table-cell office:value-type="string" calcext:value-type="string">
            <text:p>2002-02</text:p>
          </table:table-cell>
          <table:table-cell table:formula="of:=INT(RIGHT([.A221];2))" office:value-type="float" office:value="2" calcext:value-type="float">
            <text:p>2</text:p>
          </table:table-cell>
          <table:table-cell office:value-type="float" office:value="45849" calcext:value-type="float">
            <text:p>45849</text:p>
          </table:table-cell>
          <table:table-cell office:value-type="string" calcext:value-type="string">
            <text:p>A</text:p>
          </table:table-cell>
          <table:table-cell table:formula="of:=[.C221]/[.C$4]" office:value-type="percentage" office:value="0.75908940397351" calcext:value-type="percentage">
            <text:p>75.91%</text:p>
          </table:table-cell>
          <table:table-cell table:formula="of:=([.C221]-[.C222])/[.C222]" office:value-type="percentage" office:value="-0.176311014497961" calcext:value-type="percentage">
            <text:p>-17.63%</text:p>
          </table:table-cell>
          <table:table-cell/>
        </table:table-row>
        <table:table-row table:style-name="ro1">
          <table:table-cell office:value-type="string" calcext:value-type="string">
            <text:p>2002-01</text:p>
          </table:table-cell>
          <table:table-cell table:formula="of:=INT(RIGHT([.A222];2))" office:value-type="float" office:value="1" calcext:value-type="float">
            <text:p>1</text:p>
          </table:table-cell>
          <table:table-cell office:value-type="float" office:value="55663" calcext:value-type="float">
            <text:p>55663</text:p>
          </table:table-cell>
          <table:table-cell office:value-type="string" calcext:value-type="string">
            <text:p>A</text:p>
          </table:table-cell>
          <table:table-cell table:formula="of:=[.C222]/[.C$4]" office:value-type="percentage" office:value="0.921572847682119" calcext:value-type="percentage">
            <text:p>92.16%</text:p>
          </table:table-cell>
          <table:table-cell table:formula="of:=([.C222]-[.C223])/[.C223]" office:value-type="percentage" office:value="0.14040155705798" calcext:value-type="percentage">
            <text:p>14.04%</text:p>
          </table:table-cell>
          <table:table-cell/>
        </table:table-row>
        <table:table-row table:style-name="ro1">
          <table:table-cell office:value-type="string" calcext:value-type="string">
            <text:p>2001-12</text:p>
          </table:table-cell>
          <table:table-cell table:formula="of:=INT(RIGHT([.A223];2))" office:value-type="float" office:value="12" calcext:value-type="float">
            <text:p>12</text:p>
          </table:table-cell>
          <table:table-cell office:value-type="float" office:value="48810" calcext:value-type="float">
            <text:p>48810</text:p>
          </table:table-cell>
          <table:table-cell office:value-type="string" calcext:value-type="string">
            <text:p>A</text:p>
          </table:table-cell>
          <table:table-cell table:formula="of:=[.C223]/[.C$4]" office:value-type="percentage" office:value="0.808112582781457" calcext:value-type="percentage">
            <text:p>80.81%</text:p>
          </table:table-cell>
          <table:table-cell table:formula="of:=([.C223]-[.C224])/[.C224]" office:value-type="percentage" office:value="0.0948119238274679" calcext:value-type="percentage">
            <text:p>9.48%</text:p>
          </table:table-cell>
          <table:table-cell/>
        </table:table-row>
        <table:table-row table:style-name="ro1">
          <table:table-cell office:value-type="string" calcext:value-type="string">
            <text:p>2001-11</text:p>
          </table:table-cell>
          <table:table-cell table:formula="of:=INT(RIGHT([.A224];2))" office:value-type="float" office:value="11" calcext:value-type="float">
            <text:p>11</text:p>
          </table:table-cell>
          <table:table-cell office:value-type="float" office:value="44583" calcext:value-type="float">
            <text:p>44583</text:p>
          </table:table-cell>
          <table:table-cell office:value-type="string" calcext:value-type="string">
            <text:p>A</text:p>
          </table:table-cell>
          <table:table-cell table:formula="of:=[.C224]/[.C$4]" office:value-type="percentage" office:value="0.738129139072848" calcext:value-type="percentage">
            <text:p>73.81%</text:p>
          </table:table-cell>
          <table:table-cell table:formula="of:=([.C224]-[.C225])/[.C225]" office:value-type="percentage" office:value="0.0336409162570713" calcext:value-type="percentage">
            <text:p>3.36%</text:p>
          </table:table-cell>
          <table:table-cell/>
        </table:table-row>
        <table:table-row table:style-name="ro1">
          <table:table-cell office:value-type="string" calcext:value-type="string">
            <text:p>2001-10</text:p>
          </table:table-cell>
          <table:table-cell table:formula="of:=INT(RIGHT([.A225];2))" office:value-type="float" office:value="10" calcext:value-type="float">
            <text:p>10</text:p>
          </table:table-cell>
          <table:table-cell office:value-type="float" office:value="43132" calcext:value-type="float">
            <text:p>43132</text:p>
          </table:table-cell>
          <table:table-cell office:value-type="string" calcext:value-type="string">
            <text:p>A</text:p>
          </table:table-cell>
          <table:table-cell table:formula="of:=[.C225]/[.C$4]" office:value-type="percentage" office:value="0.714105960264901" calcext:value-type="percentage">
            <text:p>71.41%</text:p>
          </table:table-cell>
          <table:table-cell table:formula="of:=([.C225]-[.C226])/[.C226]" office:value-type="percentage" office:value="0.0526932370097381" calcext:value-type="percentage">
            <text:p>5.27%</text:p>
          </table:table-cell>
          <table:table-cell/>
        </table:table-row>
        <table:table-row table:style-name="ro1">
          <table:table-cell office:value-type="string" calcext:value-type="string">
            <text:p>2001-09</text:p>
          </table:table-cell>
          <table:table-cell table:formula="of:=INT(RIGHT([.A226];2))" office:value-type="float" office:value="9" calcext:value-type="float">
            <text:p>9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A</text:p>
          </table:table-cell>
          <table:table-cell table:formula="of:=[.C226]/[.C$4]" office:value-type="percentage" office:value="0.678360927152318" calcext:value-type="percentage">
            <text:p>67.84%</text:p>
          </table:table-cell>
          <table:table-cell table:formula="of:=([.C226]-[.C227])/[.C227]" office:value-type="percentage" office:value="-0.036337551154805" calcext:value-type="percentage">
            <text:p>-3.63%</text:p>
          </table:table-cell>
          <table:table-cell/>
        </table:table-row>
        <table:table-row table:style-name="ro1">
          <table:table-cell office:value-type="string" calcext:value-type="string">
            <text:p>2001-08</text:p>
          </table:table-cell>
          <table:table-cell table:formula="of:=INT(RIGHT([.A227];2))" office:value-type="float" office:value="8" calcext:value-type="float">
            <text:p>8</text:p>
          </table:table-cell>
          <table:table-cell office:value-type="float" office:value="42518" calcext:value-type="float">
            <text:p>42518</text:p>
          </table:table-cell>
          <table:table-cell office:value-type="string" calcext:value-type="string">
            <text:p>A</text:p>
          </table:table-cell>
          <table:table-cell table:formula="of:=[.C227]/[.C$4]" office:value-type="percentage" office:value="0.703940397350993" calcext:value-type="percentage">
            <text:p>70.39%</text:p>
          </table:table-cell>
          <table:table-cell table:formula="of:=([.C227]-[.C228])/[.C228]" office:value-type="percentage" office:value="-0.01647004395096" calcext:value-type="percentage">
            <text:p>-1.65%</text:p>
          </table:table-cell>
          <table:table-cell/>
        </table:table-row>
        <table:table-row table:style-name="ro1">
          <table:table-cell office:value-type="string" calcext:value-type="string">
            <text:p>2001-07</text:p>
          </table:table-cell>
          <table:table-cell table:formula="of:=INT(RIGHT([.A228];2))" office:value-type="float" office:value="7" calcext:value-type="float">
            <text:p>7</text:p>
          </table:table-cell>
          <table:table-cell office:value-type="float" office:value="43230" calcext:value-type="float">
            <text:p>43230</text:p>
          </table:table-cell>
          <table:table-cell office:value-type="string" calcext:value-type="string">
            <text:p>A</text:p>
          </table:table-cell>
          <table:table-cell table:formula="of:=[.C228]/[.C$4]" office:value-type="percentage" office:value="0.715728476821192" calcext:value-type="percentage">
            <text:p>71.57%</text:p>
          </table:table-cell>
          <table:table-cell table:formula="of:=([.C228]-[.C229])/[.C229]" office:value-type="percentage" office:value="0.0330736510060699" calcext:value-type="percentage">
            <text:p>3.31%</text:p>
          </table:table-cell>
          <table:table-cell/>
        </table:table-row>
        <table:table-row table:style-name="ro1">
          <table:table-cell office:value-type="string" calcext:value-type="string">
            <text:p>2001-06</text:p>
          </table:table-cell>
          <table:table-cell table:formula="of:=INT(RIGHT([.A229];2))" office:value-type="float" office:value="6" calcext:value-type="float">
            <text:p>6</text:p>
          </table:table-cell>
          <table:table-cell office:value-type="float" office:value="41846" calcext:value-type="float">
            <text:p>41846</text:p>
          </table:table-cell>
          <table:table-cell office:value-type="string" calcext:value-type="string">
            <text:p>A</text:p>
          </table:table-cell>
          <table:table-cell table:formula="of:=[.C229]/[.C$4]" office:value-type="percentage" office:value="0.692814569536424" calcext:value-type="percentage">
            <text:p>69.28%</text:p>
          </table:table-cell>
          <table:table-cell table:formula="of:=([.C229]-[.C230])/[.C230]" office:value-type="percentage" office:value="-0.0535148828372388" calcext:value-type="percentage">
            <text:p>-5.35%</text:p>
          </table:table-cell>
          <table:table-cell/>
        </table:table-row>
        <table:table-row table:style-name="ro1">
          <table:table-cell office:value-type="string" calcext:value-type="string">
            <text:p>2001-05</text:p>
          </table:table-cell>
          <table:table-cell table:formula="of:=INT(RIGHT([.A230];2))" office:value-type="float" office:value="5" calcext:value-type="float">
            <text:p>5</text:p>
          </table:table-cell>
          <table:table-cell office:value-type="float" office:value="44212" calcext:value-type="float">
            <text:p>44212</text:p>
          </table:table-cell>
          <table:table-cell office:value-type="string" calcext:value-type="string">
            <text:p>A</text:p>
          </table:table-cell>
          <table:table-cell table:formula="of:=[.C230]/[.C$4]" office:value-type="percentage" office:value="0.731986754966887" calcext:value-type="percentage">
            <text:p>73.20%</text:p>
          </table:table-cell>
          <table:table-cell table:formula="of:=([.C230]-[.C231])/[.C231]" office:value-type="percentage" office:value="0.0141762627884571" calcext:value-type="percentage">
            <text:p>1.42%</text:p>
          </table:table-cell>
          <table:table-cell/>
        </table:table-row>
        <table:table-row table:style-name="ro1">
          <table:table-cell office:value-type="string" calcext:value-type="string">
            <text:p>2001-04</text:p>
          </table:table-cell>
          <table:table-cell table:formula="of:=INT(RIGHT([.A231];2))" office:value-type="float" office:value="4" calcext:value-type="float">
            <text:p>4</text:p>
          </table:table-cell>
          <table:table-cell office:value-type="float" office:value="43594" calcext:value-type="float">
            <text:p>43594</text:p>
          </table:table-cell>
          <table:table-cell office:value-type="string" calcext:value-type="string">
            <text:p>A</text:p>
          </table:table-cell>
          <table:table-cell table:formula="of:=[.C231]/[.C$4]" office:value-type="percentage" office:value="0.721754966887417" calcext:value-type="percentage">
            <text:p>72.18%</text:p>
          </table:table-cell>
          <table:table-cell table:formula="of:=([.C231]-[.C232])/[.C232]" office:value-type="percentage" office:value="-0.0550365248303817" calcext:value-type="percentage">
            <text:p>-5.50%</text:p>
          </table:table-cell>
          <table:table-cell/>
        </table:table-row>
        <table:table-row table:style-name="ro1">
          <table:table-cell office:value-type="string" calcext:value-type="string">
            <text:p>2001-03</text:p>
          </table:table-cell>
          <table:table-cell table:formula="of:=INT(RIGHT([.A232];2))" office:value-type="float" office:value="3" calcext:value-type="float">
            <text:p>3</text:p>
          </table:table-cell>
          <table:table-cell office:value-type="float" office:value="46133" calcext:value-type="float">
            <text:p>46133</text:p>
          </table:table-cell>
          <table:table-cell office:value-type="string" calcext:value-type="string">
            <text:p>A</text:p>
          </table:table-cell>
          <table:table-cell table:formula="of:=[.C232]/[.C$4]" office:value-type="percentage" office:value="0.763791390728477" calcext:value-type="percentage">
            <text:p>76.38%</text:p>
          </table:table-cell>
          <table:table-cell table:formula="of:=([.C232]-[.C233])/[.C233]" office:value-type="percentage" office:value="0.085150424576012" calcext:value-type="percentage">
            <text:p>8.52%</text:p>
          </table:table-cell>
          <table:table-cell/>
        </table:table-row>
        <table:table-row table:style-name="ro1">
          <table:table-cell office:value-type="string" calcext:value-type="string">
            <text:p>2001-02</text:p>
          </table:table-cell>
          <table:table-cell table:formula="of:=INT(RIGHT([.A233];2))" office:value-type="float" office:value="2" calcext:value-type="float">
            <text:p>2</text:p>
          </table:table-cell>
          <table:table-cell office:value-type="float" office:value="42513" calcext:value-type="float">
            <text:p>42513</text:p>
          </table:table-cell>
          <table:table-cell office:value-type="string" calcext:value-type="string">
            <text:p>A</text:p>
          </table:table-cell>
          <table:table-cell table:formula="of:=[.C233]/[.C$4]" office:value-type="percentage" office:value="0.70385761589404" calcext:value-type="percentage">
            <text:p>70.39%</text:p>
          </table:table-cell>
          <table:table-cell table:formula="of:=([.C233]-[.C234])/[.C234]" office:value-type="percentage" office:value="-0.141654384300107" calcext:value-type="percentage">
            <text:p>-14.17%</text:p>
          </table:table-cell>
          <table:table-cell/>
        </table:table-row>
        <table:table-row table:style-name="ro1">
          <table:table-cell office:value-type="string" calcext:value-type="string">
            <text:p>2001-01</text:p>
          </table:table-cell>
          <table:table-cell table:formula="of:=INT(RIGHT([.A234];2))" office:value-type="float" office:value="1" calcext:value-type="float">
            <text:p>1</text:p>
          </table:table-cell>
          <table:table-cell office:value-type="float" office:value="49529" calcext:value-type="float">
            <text:p>49529</text:p>
          </table:table-cell>
          <table:table-cell office:value-type="string" calcext:value-type="string">
            <text:p>A</text:p>
          </table:table-cell>
          <table:table-cell table:formula="of:=[.C234]/[.C$4]" office:value-type="percentage" office:value="0.820016556291391" calcext:value-type="percentage">
            <text:p>82.00%</text:p>
          </table:table-cell>
          <table:table-cell table:formula="of:=([.C234]-[.C235])/[.C235]" office:value-type="percentage" office:value="0.0854957482247743" calcext:value-type="percentage">
            <text:p>8.55%</text:p>
          </table:table-cell>
          <table:table-cell/>
        </table:table-row>
        <table:table-row table:style-name="ro1">
          <table:table-cell office:value-type="string" calcext:value-type="string">
            <text:p>2000-12</text:p>
          </table:table-cell>
          <table:table-cell table:formula="of:=INT(RIGHT([.A235];2))" office:value-type="float" office:value="12" calcext:value-type="float">
            <text:p>12</text:p>
          </table:table-cell>
          <table:table-cell office:value-type="float" office:value="45628" calcext:value-type="float">
            <text:p>45628</text:p>
          </table:table-cell>
          <table:table-cell office:value-type="string" calcext:value-type="string">
            <text:p>A</text:p>
          </table:table-cell>
          <table:table-cell table:formula="of:=[.C235]/[.C$4]" office:value-type="percentage" office:value="0.755430463576159" calcext:value-type="percentage">
            <text:p>75.54%</text:p>
          </table:table-cell>
          <table:table-cell table:formula="of:=([.C235]-[.C236])/[.C236]" office:value-type="percentage" office:value="0.0615359560756578" calcext:value-type="percentage">
            <text:p>6.15%</text:p>
          </table:table-cell>
          <table:table-cell/>
        </table:table-row>
        <table:table-row table:style-name="ro1">
          <table:table-cell office:value-type="string" calcext:value-type="string">
            <text:p>2000-11</text:p>
          </table:table-cell>
          <table:table-cell table:formula="of:=INT(RIGHT([.A236];2))" office:value-type="float" office:value="11" calcext:value-type="float">
            <text:p>11</text:p>
          </table:table-cell>
          <table:table-cell office:value-type="float" office:value="42983" calcext:value-type="float">
            <text:p>42983</text:p>
          </table:table-cell>
          <table:table-cell office:value-type="string" calcext:value-type="string">
            <text:p>A</text:p>
          </table:table-cell>
          <table:table-cell table:formula="of:=[.C236]/[.C$4]" office:value-type="percentage" office:value="0.711639072847682" calcext:value-type="percentage">
            <text:p>71.16%</text:p>
          </table:table-cell>
          <table:table-cell table:formula="of:=([.C236]-[.C237])/[.C237]" office:value-type="percentage" office:value="-0.0099960844830366" calcext:value-type="percentage">
            <text:p>-1.00%</text:p>
          </table:table-cell>
          <table:table-cell/>
        </table:table-row>
        <table:table-row table:style-name="ro1">
          <table:table-cell office:value-type="string" calcext:value-type="string">
            <text:p>2000-10</text:p>
          </table:table-cell>
          <table:table-cell table:formula="of:=INT(RIGHT([.A237];2))" office:value-type="float" office:value="10" calcext:value-type="float">
            <text:p>10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A</text:p>
          </table:table-cell>
          <table:table-cell table:formula="of:=[.C237]/[.C$4]" office:value-type="percentage" office:value="0.718824503311258" calcext:value-type="percentage">
            <text:p>71.88%</text:p>
          </table:table-cell>
          <table:table-cell table:formula="of:=([.C237]-[.C238])/[.C238]" office:value-type="percentage" office:value="0.10153494862362" calcext:value-type="percentage">
            <text:p>10.15%</text:p>
          </table:table-cell>
          <table:table-cell/>
        </table:table-row>
        <table:table-row table:style-name="ro1">
          <table:table-cell office:value-type="string" calcext:value-type="string">
            <text:p>2000-09</text:p>
          </table:table-cell>
          <table:table-cell table:formula="of:=INT(RIGHT([.A238];2))" office:value-type="float" office:value="9" calcext:value-type="float">
            <text:p>9</text:p>
          </table:table-cell>
          <table:table-cell office:value-type="float" office:value="39415" calcext:value-type="float">
            <text:p>39415</text:p>
          </table:table-cell>
          <table:table-cell office:value-type="string" calcext:value-type="string">
            <text:p>A</text:p>
          </table:table-cell>
          <table:table-cell table:formula="of:=[.C238]/[.C$4]" office:value-type="percentage" office:value="0.652566225165563" calcext:value-type="percentage">
            <text:p>65.26%</text:p>
          </table:table-cell>
          <table:table-cell table:formula="of:=([.C238]-[.C239])/[.C239]" office:value-type="percentage" office:value="-0.0428141240468211" calcext:value-type="percentage">
            <text:p>-4.28%</text:p>
          </table:table-cell>
          <table:table-cell/>
        </table:table-row>
        <table:table-row table:style-name="ro1">
          <table:table-cell office:value-type="string" calcext:value-type="string">
            <text:p>2000-08</text:p>
          </table:table-cell>
          <table:table-cell table:formula="of:=INT(RIGHT([.A239];2))" office:value-type="float" office:value="8" calcext:value-type="float">
            <text:p>8</text:p>
          </table:table-cell>
          <table:table-cell office:value-type="float" office:value="41178" calcext:value-type="float">
            <text:p>41178</text:p>
          </table:table-cell>
          <table:table-cell office:value-type="string" calcext:value-type="string">
            <text:p>A</text:p>
          </table:table-cell>
          <table:table-cell table:formula="of:=[.C239]/[.C$4]" office:value-type="percentage" office:value="0.681754966887417" calcext:value-type="percentage">
            <text:p>68.18%</text:p>
          </table:table-cell>
          <table:table-cell table:formula="of:=([.C239]-[.C240])/[.C240]" office:value-type="percentage" office:value="-0.0080219700802197" calcext:value-type="percentage">
            <text:p>-0.80%</text:p>
          </table:table-cell>
          <table:table-cell/>
        </table:table-row>
        <table:table-row table:style-name="ro1">
          <table:table-cell office:value-type="string" calcext:value-type="string">
            <text:p>2000-07</text:p>
          </table:table-cell>
          <table:table-cell table:formula="of:=INT(RIGHT([.A240];2))" office:value-type="float" office:value="7" calcext:value-type="float">
            <text:p>7</text:p>
          </table:table-cell>
          <table:table-cell office:value-type="float" office:value="41511" calcext:value-type="float">
            <text:p>41511</text:p>
          </table:table-cell>
          <table:table-cell office:value-type="string" calcext:value-type="string">
            <text:p>A</text:p>
          </table:table-cell>
          <table:table-cell table:formula="of:=[.C240]/[.C$4]" office:value-type="percentage" office:value="0.68726821192053" calcext:value-type="percentage">
            <text:p>68.73%</text:p>
          </table:table-cell>
          <table:table-cell table:formula="of:=([.C240]-[.C241])/[.C241]" office:value-type="percentage" office:value="0.0232449221060935" calcext:value-type="percentage">
            <text:p>2.32%</text:p>
          </table:table-cell>
          <table:table-cell/>
        </table:table-row>
        <table:table-row table:style-name="ro1">
          <table:table-cell office:value-type="string" calcext:value-type="string">
            <text:p>2000-06</text:p>
          </table:table-cell>
          <table:table-cell table:formula="of:=INT(RIGHT([.A241];2))" office:value-type="float" office:value="6" calcext:value-type="float">
            <text:p>6</text:p>
          </table:table-cell>
          <table:table-cell office:value-type="float" office:value="40568" calcext:value-type="float">
            <text:p>40568</text:p>
          </table:table-cell>
          <table:table-cell office:value-type="string" calcext:value-type="string">
            <text:p>A</text:p>
          </table:table-cell>
          <table:table-cell table:formula="of:=[.C241]/[.C$4]" office:value-type="percentage" office:value="0.671655629139073" calcext:value-type="percentage">
            <text:p>67.17%</text:p>
          </table:table-cell>
          <table:table-cell table:formula="of:=([.C241]-[.C242])/[.C242]" office:value-type="percentage" office:value="-0.0276592684914434" calcext:value-type="percentage">
            <text:p>-2.77%</text:p>
          </table:table-cell>
          <table:table-cell/>
        </table:table-row>
        <table:table-row table:style-name="ro1">
          <table:table-cell office:value-type="string" calcext:value-type="string">
            <text:p>2000-05</text:p>
          </table:table-cell>
          <table:table-cell table:formula="of:=INT(RIGHT([.A242];2))" office:value-type="float" office:value="5" calcext:value-type="float">
            <text:p>5</text:p>
          </table:table-cell>
          <table:table-cell office:value-type="float" office:value="41722" calcext:value-type="float">
            <text:p>41722</text:p>
          </table:table-cell>
          <table:table-cell office:value-type="string" calcext:value-type="string">
            <text:p>A</text:p>
          </table:table-cell>
          <table:table-cell table:formula="of:=[.C242]/[.C$4]" office:value-type="percentage" office:value="0.690761589403973" calcext:value-type="percentage">
            <text:p>69.08%</text:p>
          </table:table-cell>
          <table:table-cell table:formula="of:=([.C242]-[.C243])/[.C243]" office:value-type="percentage" office:value="-0.0219419569600075" calcext:value-type="percentage">
            <text:p>-2.19%</text:p>
          </table:table-cell>
          <table:table-cell/>
        </table:table-row>
        <table:table-row table:style-name="ro1">
          <table:table-cell office:value-type="string" calcext:value-type="string">
            <text:p>2000-04</text:p>
          </table:table-cell>
          <table:table-cell table:formula="of:=INT(RIGHT([.A243];2))" office:value-type="float" office:value="4" calcext:value-type="float">
            <text:p>4</text:p>
          </table:table-cell>
          <table:table-cell office:value-type="float" office:value="42658" calcext:value-type="float">
            <text:p>42658</text:p>
          </table:table-cell>
          <table:table-cell office:value-type="string" calcext:value-type="string">
            <text:p>A</text:p>
          </table:table-cell>
          <table:table-cell table:formula="of:=[.C243]/[.C$4]" office:value-type="percentage" office:value="0.706258278145695" calcext:value-type="percentage">
            <text:p>70.63%</text:p>
          </table:table-cell>
          <table:table-cell table:formula="of:=([.C243]-[.C244])/[.C244]" office:value-type="percentage" office:value="-0.0541043948733869" calcext:value-type="percentage">
            <text:p>-5.41%</text:p>
          </table:table-cell>
          <table:table-cell/>
        </table:table-row>
        <table:table-row table:style-name="ro1">
          <table:table-cell office:value-type="string" calcext:value-type="string">
            <text:p>2000-03</text:p>
          </table:table-cell>
          <table:table-cell table:formula="of:=INT(RIGHT([.A244];2))" office:value-type="float" office:value="3" calcext:value-type="float">
            <text:p>3</text:p>
          </table:table-cell>
          <table:table-cell office:value-type="float" office:value="45098" calcext:value-type="float">
            <text:p>45098</text:p>
          </table:table-cell>
          <table:table-cell office:value-type="string" calcext:value-type="string">
            <text:p>A</text:p>
          </table:table-cell>
          <table:table-cell table:formula="of:=[.C244]/[.C$4]" office:value-type="percentage" office:value="0.746655629139073" calcext:value-type="percentage">
            <text:p>74.67%</text:p>
          </table:table-cell>
          <table:table-cell table:formula="of:=([.C244]-[.C245])/[.C245]" office:value-type="percentage" office:value="-0.0554799254403418" calcext:value-type="percentage">
            <text:p>-5.55%</text:p>
          </table:table-cell>
          <table:table-cell/>
        </table:table-row>
        <table:table-row table:style-name="ro1">
          <table:table-cell office:value-type="string" calcext:value-type="string">
            <text:p>2000-02</text:p>
          </table:table-cell>
          <table:table-cell table:formula="of:=INT(RIGHT([.A245];2))" office:value-type="float" office:value="2" calcext:value-type="float">
            <text:p>2</text:p>
          </table:table-cell>
          <table:table-cell office:value-type="float" office:value="47747" calcext:value-type="float">
            <text:p>47747</text:p>
          </table:table-cell>
          <table:table-cell office:value-type="string" calcext:value-type="string">
            <text:p>A</text:p>
          </table:table-cell>
          <table:table-cell table:formula="of:=[.C245]/[.C$4]" office:value-type="percentage" office:value="0.790513245033113" calcext:value-type="percentage">
            <text:p>79.05%</text:p>
          </table:table-cell>
          <table:table-cell table:formula="of:=([.C245]-[.C246])/[.C246]" office:value-type="percentage" office:value="-0.189891243489031" calcext:value-type="percentage">
            <text:p>-18.99%</text:p>
          </table:table-cell>
          <table:table-cell/>
        </table:table-row>
        <table:table-row table:style-name="ro1">
          <table:table-cell office:value-type="string" calcext:value-type="string">
            <text:p>2000-01</text:p>
          </table:table-cell>
          <table:table-cell table:formula="of:=INT(RIGHT([.A246];2))" office:value-type="float" office:value="1" calcext:value-type="float">
            <text:p>1</text:p>
          </table:table-cell>
          <table:table-cell office:value-type="float" office:value="58939" calcext:value-type="float">
            <text:p>58939</text:p>
          </table:table-cell>
          <table:table-cell office:value-type="string" calcext:value-type="string">
            <text:p>A</text:p>
          </table:table-cell>
          <table:table-cell table:formula="of:=[.C246]/[.C$4]" office:value-type="percentage" office:value="0.975811258278146" calcext:value-type="percentage">
            <text:p>97.58%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8T15:08:30.347000000</dc:date>
    <meta:editing-duration>PT39M30S</meta:editing-duration>
    <meta:editing-cycles>4</meta:editing-cycles>
    <meta:generator>LibreOffice/6.3.2.2$Windows_X86_64 LibreOffice_project/98b30e735bda24bc04ab42594c85f7fd8be07b9c</meta:generator>
    <meta:document-statistic meta:table-count="1" meta:cell-count="146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aca6" draw:fill-color="#81aca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end" svg:x="13.653cm" svg:y="3.954cm" style:legend-expansion="high" chart:style-name="ch2"/>
        <chart:plot-area chart:style-name="ch3" table:cell-range-address="valeurs_mensuelles.E3:valeurs_mensuelles.E3 valeurs_mensuelles.B4:valeurs_mensuelles.C6 valeurs_mensuelles.F1:valeurs_mensuelles.G1 valeurs_mensuelles.C7:valeurs_mensuelles.C246" chart:data-source-has-labels="both" svg:x="1.33cm" svg:y="0.18cm" svg:width="12.004cm" svg:height="7.664cm">
          <chartooo:coordinate-region svg:x="2.507cm" svg:y="0.379cm" svg:width="10.64cm" svg:height="6.818cm"/>
          <chart:axis chart:dimension="x" chart:name="primary-x" chart:style-name="ch4" chartooo:axis-type="auto">
            <chart:title svg:x="6.931cm" svg:y="8.024cm" chart:style-name="ch5">
              <text:p>Mois</text:p>
            </chart:title>
            <chart:categories table:cell-range-address="valeurs_mensuelles.E3:valeurs_mensuelles.E3"/>
          </chart:axis>
          <chart:axis chart:dimension="y" chart:name="primary-y" chart:style-name="ch4">
            <chart:title svg:x="0.451cm" svg:y="8.344cm" chart:style-name="ch6">
              <text:p>Démographie - Nombre de décès - France métropolitaine</text:p>
            </chart:title>
            <chart:grid chart:style-name="ch7" chart:class="major"/>
          </chart:axis>
          <chart:series chart:style-name="ch8" chart:values-cell-range-address="valeurs_mensuelles.C4:valeurs_mensuelles.C6" chart:label-cell-address="valeurs_mensuelles.G1:valeurs_mensuelles.G1" chart:class="chart:scatter">
            <chart:domain table:cell-range-address="valeurs_mensuelles.B4:valeurs_mensuelles.B6"/>
            <chart:data-point chart:repeated="3"/>
          </chart:series>
          <chart:series chart:style-name="ch9" chart:values-cell-range-address="valeurs_mensuelles.C7:valeurs_mensuelles.C246" chart:label-cell-address="valeurs_mensuelles.F1:valeurs_mensuelles.F1" chart:class="chart:scatter">
            <chart:domain table:cell-range-address="valeurs_mensuelles.B7:valeurs_mensuelles.B246"/>
            <chart:data-point chart:repeated="79"/>
            <chart:data-point chart:style-name="ch10"/>
            <chart:data-point chart:repeated="59"/>
            <chart:data-point chart:style-name="ch10"/>
            <chart:data-point chart:repeated="25"/>
            <chart:data-point chart:style-name="ch10"/>
            <chart:data-point chart:repeated="12"/>
            <chart:data-point chart:style-name="ch10"/>
            <chart:data-point chart:repeated="28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020</text:p>
                <draw:g>
                  <svg:desc>valeurs_mensuelles.G1:valeurs_mensuelles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0-2019</text:p>
                <draw:g>
                  <svg:desc>valeurs_mensuelles.F1:valeurs_mensuell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urcentage / Mars 2020</text:p>
                <draw:g>
                  <svg:desc>valeurs_mensuelles.E3:valeurs_mensuelles.E3</svg:desc>
                </draw:g>
              </table:table-cell>
              <table:table-cell office:value-type="float" office:value="3">
                <text:p>3</text:p>
                <draw:g>
                  <svg:desc>valeurs_mensuelles.B4:valeurs_mensuelles.B6</svg:desc>
                </draw:g>
              </table:table-cell>
              <table:table-cell office:value-type="float" office:value="60400">
                <text:p>60400</text:p>
                <draw:g>
                  <svg:desc>valeurs_mensuelles.C4:valeurs_mensuelles.C6</svg:desc>
                </draw:g>
              </table:table-cell>
              <table:table-cell office:value-type="float" office:value="12">
                <text:p>12</text:p>
                <draw:g>
                  <svg:desc>valeurs_mensuelles.B7:valeurs_mensuelles.B246</svg:desc>
                </draw:g>
              </table:table-cell>
              <table:table-cell office:value-type="float" office:value="53800">
                <text:p>53800</text:p>
                <draw:g>
                  <svg:desc>valeurs_mensuelles.C7:valeurs_mensuelles.C24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0100">
                <text:p>50100</text:p>
              </table:table-cell>
              <table:table-cell office:value-type="float" office:value="11">
                <text:p>11</text:p>
              </table:table-cell>
              <table:table-cell office:value-type="float" office:value="50800">
                <text:p>5080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5900">
                <text:p>55900</text:p>
              </table:table-cell>
              <table:table-cell office:value-type="float" office:value="10">
                <text:p>10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5100">
                <text:p>45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2400">
                <text:p>52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4800">
                <text:p>54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1902">
                <text:p>51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8718">
                <text:p>48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8866">
                <text:p>48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4716">
                <text:p>44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6096">
                <text:p>46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7213">
                <text:p>4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3940">
                <text:p>439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6748">
                <text:p>46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9372">
                <text:p>4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9233">
                <text:p>59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1137">
                <text:p>51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8611">
                <text:p>58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5876">
                <text:p>5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8981">
                <text:p>48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8336">
                <text:p>48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5067">
                <text:p>45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5556">
                <text:p>4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5263">
                <text:p>45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3399">
                <text:p>4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7327">
                <text:p>47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6089">
                <text:p>46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9159">
                <text:p>49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1563">
                <text:p>51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6990">
                <text:p>669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6223">
                <text:p>56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8742">
                <text:p>4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9297">
                <text:p>49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3805">
                <text:p>43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649">
                <text:p>44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5648">
                <text:p>45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3412">
                <text:p>4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6957">
                <text:p>46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7746">
                <text:p>47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3090">
                <text:p>530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8480">
                <text:p>484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3024">
                <text:p>53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9659">
                <text:p>4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5689">
                <text:p>45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9110">
                <text:p>491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3639">
                <text:p>43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737">
                <text:p>4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5428">
                <text:p>45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3637">
                <text:p>4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5286">
                <text:p>45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6769">
                <text:p>46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3931">
                <text:p>53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6432">
                <text:p>56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7453">
                <text:p>57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5979">
                <text:p>4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5419">
                <text:p>4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2544">
                <text:p>4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3057">
                <text:p>43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3465">
                <text:p>43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2107">
                <text:p>42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4467">
                <text:p>44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4466">
                <text:p>4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8298">
                <text:p>48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5757">
                <text:p>45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0125">
                <text:p>5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9392">
                <text:p>49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4452">
                <text:p>44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5063">
                <text:p>45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1986">
                <text:p>41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1622">
                <text:p>4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4145">
                <text:p>44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2324">
                <text:p>42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4410">
                <text:p>444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6036">
                <text:p>4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3241">
                <text:p>5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0603">
                <text:p>50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5134">
                <text:p>55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0376">
                <text:p>5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5771">
                <text:p>45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6174">
                <text:p>46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1282">
                <text:p>41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2258">
                <text:p>42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2923">
                <text:p>42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1724">
                <text:p>41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4999">
                <text:p>44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2871">
                <text:p>52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3590">
                <text:p>535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1396">
                <text:p>5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8538">
                <text:p>48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4274">
                <text:p>44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4935">
                <text:p>4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1188">
                <text:p>41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1861">
                <text:p>41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1824">
                <text:p>41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1391">
                <text:p>41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3325">
                <text:p>4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6906">
                <text:p>46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5390">
                <text:p>453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2088">
                <text:p>52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0525">
                <text:p>50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4264">
                <text:p>4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6043">
                <text:p>46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1743">
                <text:p>41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1487">
                <text:p>41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2727">
                <text:p>42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1654">
                <text:p>41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3824">
                <text:p>43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3782">
                <text:p>43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7555">
                <text:p>47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5770">
                <text:p>457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1095">
                <text:p>51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8324">
                <text:p>48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3238">
                <text:p>43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4885">
                <text:p>4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0033">
                <text:p>4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1066">
                <text:p>41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0796">
                <text:p>40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2818">
                <text:p>42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3550">
                <text:p>435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6407">
                <text:p>4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6677">
                <text:p>46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8938">
                <text:p>58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9445">
                <text:p>4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2763">
                <text:p>4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4280">
                <text:p>442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0232">
                <text:p>40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455">
                <text:p>4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1940">
                <text:p>419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0723">
                <text:p>40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3007">
                <text:p>43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4595">
                <text:p>44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6964">
                <text:p>46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5865">
                <text:p>45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1862">
                <text:p>51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8223">
                <text:p>48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4549">
                <text:p>44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4448">
                <text:p>4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9721">
                <text:p>39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044">
                <text:p>4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1885">
                <text:p>41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9837">
                <text:p>3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1112">
                <text:p>41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2342">
                <text:p>42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5401">
                <text:p>45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4229">
                <text:p>44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9225">
                <text:p>4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5659">
                <text:p>4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2214">
                <text:p>42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0304">
                <text:p>40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156">
                <text:p>4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3185">
                <text:p>43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0776">
                <text:p>40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1563">
                <text:p>41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1524">
                <text:p>41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5989">
                <text:p>45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3380">
                <text:p>433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9166">
                <text:p>49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6947">
                <text:p>4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1991">
                <text:p>41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2551">
                <text:p>42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8973">
                <text:p>3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8870">
                <text:p>388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9780">
                <text:p>397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2433">
                <text:p>42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3365">
                <text:p>43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3401">
                <text:p>53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0324">
                <text:p>5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8186">
                <text:p>48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6175">
                <text:p>46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1530">
                <text:p>415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2660">
                <text:p>426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9091">
                <text:p>39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9975">
                <text:p>39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9021">
                <text:p>3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1337">
                <text:p>41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1464">
                <text:p>41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4993">
                <text:p>44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3446">
                <text:p>43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0377">
                <text:p>5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0377">
                <text:p>5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3954">
                <text:p>43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3786">
                <text:p>4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1137">
                <text:p>41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6550">
                <text:p>565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3760">
                <text:p>43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2604">
                <text:p>42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2928">
                <text:p>42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4479">
                <text:p>44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7177">
                <text:p>47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4667">
                <text:p>44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0920">
                <text:p>509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7222">
                <text:p>47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3166">
                <text:p>43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4243">
                <text:p>44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0322">
                <text:p>40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461">
                <text:p>40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2319">
                <text:p>42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2132">
                <text:p>42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2973">
                <text:p>4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4009">
                <text:p>44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6785">
                <text:p>46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5849">
                <text:p>45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5663">
                <text:p>55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8810">
                <text:p>488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4583">
                <text:p>44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3132">
                <text:p>4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2518">
                <text:p>42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3230">
                <text:p>432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1846">
                <text:p>41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4212">
                <text:p>4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3594">
                <text:p>43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6133">
                <text:p>46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9529">
                <text:p>49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5628">
                <text:p>45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2983">
                <text:p>4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43417">
                <text:p>4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9415">
                <text:p>39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1178">
                <text:p>4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1511">
                <text:p>4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1722">
                <text:p>41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2658">
                <text:p>42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5098">
                <text:p>45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7747">
                <text:p>47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8939">
                <text:p>5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aca6" draw:fill-color="#81aca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005cm" xlink:href=".." xlink:type="simple" chart:class="chart:scatter" chart:style-name="ch1">
        <chart:legend chart:legend-position="end" svg:x="14.049cm" svg:y="3.954cm" style:legend-expansion="high" chart:style-name="ch2"/>
        <chart:plot-area chart:style-name="ch3" table:cell-range-address="valeurs_mensuelles.B4:valeurs_mensuelles.B6 valeurs_mensuelles.F1:valeurs_mensuelles.G1 valeurs_mensuelles.E4:valeurs_mensuelles.E246" chart:data-source-has-labels="row" svg:x="1.338cm" svg:y="0.18cm" svg:width="12.384cm" svg:height="7.664cm">
          <chartooo:coordinate-region svg:x="2.753cm" svg:y="0.38cm" svg:width="10.597cm" svg:height="6.817cm"/>
          <chart:axis chart:dimension="x" chart:name="primary-x" chart:style-name="ch4">
            <chart:title svg:x="7.129cm" svg:y="8.024cm" chart:style-name="ch5">
              <text:p>Mois</text:p>
            </chart:title>
          </chart:axis>
          <chart:axis chart:dimension="y" chart:name="primary-y" chart:style-name="ch4">
            <chart:title svg:x="0.451cm" svg:y="5.882cm" chart:style-name="ch6">
              <text:p>Pourcentage / Mars 2020</text:p>
            </chart:title>
            <chart:grid chart:style-name="ch7" chart:class="major"/>
          </chart:axis>
          <chart:series chart:style-name="ch8" chart:values-cell-range-address="valeurs_mensuelles.E4:valeurs_mensuelles.E6" chart:label-cell-address="valeurs_mensuelles.G1:valeurs_mensuelles.G1" chart:class="chart:scatter">
            <chart:domain table:cell-range-address="valeurs_mensuelles.B4:valeurs_mensuelles.B6"/>
            <chart:data-point chart:repeated="3"/>
          </chart:series>
          <chart:series chart:style-name="ch9" chart:values-cell-range-address="valeurs_mensuelles.E7:valeurs_mensuelles.E246" chart:label-cell-address="valeurs_mensuelles.F1:valeurs_mensuelles.F1" chart:class="chart:scatter">
            <chart:domain table:cell-range-address="valeurs_mensuelles.B7:valeurs_mensuelles.B246"/>
            <chart:data-point chart:repeated="79"/>
            <chart:data-point chart:style-name="ch10"/>
            <chart:data-point chart:repeated="59"/>
            <chart:data-point chart:style-name="ch10"/>
            <chart:data-point chart:repeated="16"/>
            <chart:data-point chart:style-name="ch10"/>
            <chart:data-point chart:repeated="8"/>
            <chart:data-point chart:style-name="ch10"/>
            <chart:data-point chart:repeated="12"/>
            <chart:data-point chart:style-name="ch10"/>
            <chart:data-point chart:repeated="5"/>
            <chart:data-point chart:style-name="ch10"/>
            <chart:data-point chart:repeated="22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020</text:p>
                <draw:g>
                  <svg:desc>valeurs_mensuelles.G1:valeurs_mensuelles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0-2019</text:p>
                <draw:g>
                  <svg:desc>valeurs_mensuelles.F1:valeurs_mensuell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valeurs_mensuelles.B4:valeurs_mensuelles.B6</svg:desc>
                </draw:g>
              </table:table-cell>
              <table:table-cell office:value-type="float" office:value="1">
                <text:p>1</text:p>
                <draw:g>
                  <svg:desc>valeurs_mensuelles.E4:valeurs_mensuelles.E6</svg:desc>
                </draw:g>
              </table:table-cell>
              <table:table-cell office:value-type="float" office:value="12">
                <text:p>12</text:p>
                <draw:g>
                  <svg:desc>valeurs_mensuelles.B7:valeurs_mensuelles.B246</svg:desc>
                </draw:g>
              </table:table-cell>
              <table:table-cell office:value-type="float" office:value="0.890728476821192">
                <text:p>0.890728476821192</text:p>
                <draw:g>
                  <svg:desc>valeurs_mensuelles.E7:valeurs_mensuelles.E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9470198675497">
                <text:p>0.829470198675497</text:p>
              </table:table-cell>
              <table:table-cell office:value-type="float" office:value="11">
                <text:p>11</text:p>
              </table:table-cell>
              <table:table-cell office:value-type="float" office:value="0.841059602649007">
                <text:p>0.841059602649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25496688741722">
                <text:p>0.925496688741722</text:p>
              </table:table-cell>
              <table:table-cell office:value-type="float" office:value="10">
                <text:p>10</text:p>
              </table:table-cell>
              <table:table-cell office:value-type="float" office:value="0.814569536423841">
                <text:p>0.814569536423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46688741721854">
                <text:p>0.74668874172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59933774834437">
                <text:p>0.759933774834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74834437086093">
                <text:p>0.77483443708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94701986754967">
                <text:p>0.794701986754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635761589404">
                <text:p>0.7963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67549668874172">
                <text:p>0.86754966887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907284768211921">
                <text:p>0.907284768211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80132450331126">
                <text:p>0.980132450331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59304635761589">
                <text:p>0.85930463576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80658940397351">
                <text:p>0.8065894039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09039735099338">
                <text:p>0.809039735099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40331125827815">
                <text:p>0.740331125827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6317880794702">
                <text:p>0.7631788079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81672185430464">
                <text:p>0.781672185430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27483443708609">
                <text:p>0.72748344370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73973509933775">
                <text:p>0.773973509933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17417218543046">
                <text:p>0.817417218543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98067880794702">
                <text:p>0.9806788079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46639072847682">
                <text:p>0.84663907284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70380794701987">
                <text:p>0.970380794701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925099337748344">
                <text:p>0.925099337748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810943708609272">
                <text:p>0.81094370860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00264900662252">
                <text:p>0.80026490066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4614238410596">
                <text:p>0.7461423841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54238410596027">
                <text:p>0.754238410596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49387417218543">
                <text:p>0.74938741721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8526490066225">
                <text:p>0.71852649006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83559602649007">
                <text:p>0.783559602649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63062913907285">
                <text:p>0.763062913907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13890728476821">
                <text:p>0.813890728476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53692052980132">
                <text:p>0.853692052980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1091059602649">
                <text:p>1.109105960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930844370860927">
                <text:p>0.930844370860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806986754966887">
                <text:p>0.80698675496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16175496688742">
                <text:p>0.81617549668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5248344370861">
                <text:p>0.7252483443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39221854304636">
                <text:p>0.739221854304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55761589403974">
                <text:p>0.755761589403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8741721854305">
                <text:p>0.718741721854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77433774834437">
                <text:p>0.777433774834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0496688741722">
                <text:p>0.790496688741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78973509933775">
                <text:p>0.878973509933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02649006622517">
                <text:p>0.80264900662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77880794701987">
                <text:p>0.877880794701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22168874172185">
                <text:p>0.822168874172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56440397350993">
                <text:p>0.756440397350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13079470198676">
                <text:p>0.813079470198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25">
                <text:p>0.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4067880794702">
                <text:p>0.7406788079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52119205298013">
                <text:p>0.752119205298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22466887417219">
                <text:p>0.72246688741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4976821192053">
                <text:p>0.7497682119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7432119205298">
                <text:p>0.77432119205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92897350993377">
                <text:p>0.892897350993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934304635761589">
                <text:p>0.93430463576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51208609271523">
                <text:p>0.95120860927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49652317880795">
                <text:p>0.849652317880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61241721854305">
                <text:p>0.761241721854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51970198675497">
                <text:p>0.751970198675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04370860927152">
                <text:p>0.70437086092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12864238410596">
                <text:p>0.71286423841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19619205298013">
                <text:p>0.719619205298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97135761589404">
                <text:p>0.69713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36208609271523">
                <text:p>0.73620860927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36192052980132">
                <text:p>0.736192052980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99635761589404">
                <text:p>0.79963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57566225165563">
                <text:p>0.757566225165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29884105960265">
                <text:p>0.829884105960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17748344370861">
                <text:p>0.8177483443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35960264900662">
                <text:p>0.735960264900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46076158940397">
                <text:p>0.74607615894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95132450331126">
                <text:p>0.695132450331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89105960264901">
                <text:p>0.689105960264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30877483443709">
                <text:p>0.730877483443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00728476821192">
                <text:p>0.7007284768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35264900662252">
                <text:p>0.73526490066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62185430463576">
                <text:p>0.76218543046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81473509933775">
                <text:p>0.881473509933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37798013245033">
                <text:p>0.83779801324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12814569536424">
                <text:p>0.912814569536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34039735099338">
                <text:p>0.834039735099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57798013245033">
                <text:p>0.75779801324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64470198675497">
                <text:p>0.764470198675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83476821192053">
                <text:p>0.68347682119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99635761589404">
                <text:p>0.69963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10645695364238">
                <text:p>0.71064569536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90794701986755">
                <text:p>0.69079470198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45016556291391">
                <text:p>0.745016556291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5932119205298">
                <text:p>0.75932119205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75347682119205">
                <text:p>0.87534768211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87251655629139">
                <text:p>0.88725165562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50927152317881">
                <text:p>0.8509271523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03609271523179">
                <text:p>0.80360927152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33013245033113">
                <text:p>0.733013245033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43956953642384">
                <text:p>0.74395695364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81920529801324">
                <text:p>0.681920529801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93062913907285">
                <text:p>0.693062913907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92450331125828">
                <text:p>0.692450331125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85281456953642">
                <text:p>0.68528145695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17301324503311">
                <text:p>0.71730132450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13162251655629">
                <text:p>0.71316225165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7658940397351">
                <text:p>0.7765894039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51490066225166">
                <text:p>0.751490066225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62384105960265">
                <text:p>0.862384105960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36506622516556">
                <text:p>0.836506622516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32847682119205">
                <text:p>0.73284768211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62301324503311">
                <text:p>0.76230132450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91109271523179">
                <text:p>0.69110927152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86870860927152">
                <text:p>0.68687086092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07400662251656">
                <text:p>0.707400662251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89635761589404">
                <text:p>0.68963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25562913907285">
                <text:p>0.725562913907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24867549668874">
                <text:p>0.724867549668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87334437086093">
                <text:p>0.78733443708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57781456953642">
                <text:p>0.75778145695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45943708609271">
                <text:p>0.84594370860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00066225165563">
                <text:p>0.800066225165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15860927152318">
                <text:p>0.715860927152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43129139072848">
                <text:p>0.74312913907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62798013245033">
                <text:p>0.66279801324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79900662251656">
                <text:p>0.679900662251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85165562913907">
                <text:p>0.685165562913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5430463576159">
                <text:p>0.67543046357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08907284768212">
                <text:p>0.7089072847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21026490066225">
                <text:p>0.72102649006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68327814569537">
                <text:p>0.768327814569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72798013245033">
                <text:p>0.772798013245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75794701986755">
                <text:p>0.97579470198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18625827814569">
                <text:p>0.818625827814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07996688741722">
                <text:p>0.707996688741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33112582781457">
                <text:p>0.73311258278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66092715231788">
                <text:p>0.666092715231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69784768211921">
                <text:p>0.669784768211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94370860927152">
                <text:p>0.69437086092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4221854304636">
                <text:p>0.674221854304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1203642384106">
                <text:p>0.71203642384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38327814569536">
                <text:p>0.738327814569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77549668874172">
                <text:p>0.77754966887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59354304635762">
                <text:p>0.759354304635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5864238410596">
                <text:p>0.8586423841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98394039735099">
                <text:p>0.79839403973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37566225165563">
                <text:p>0.737566225165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35894039735099">
                <text:p>0.73589403973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57632450331126">
                <text:p>0.657632450331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62980132450331">
                <text:p>0.662980132450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93460264900662">
                <text:p>0.693460264900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5955298013245">
                <text:p>0.65955298013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80662251655629">
                <text:p>0.68066225165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01026490066225">
                <text:p>0.70102649006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51672185430464">
                <text:p>0.751672185430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3226821192053">
                <text:p>0.7322682119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14983443708609">
                <text:p>0.81498344370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55943708609272">
                <text:p>0.75594370860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698907284768212">
                <text:p>0.6989072847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0364238410596">
                <text:p>0.7036423841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6728476821192">
                <text:p>0.667284768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64834437086093">
                <text:p>0.66483443708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14983443708609">
                <text:p>0.71498344370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5099337748344">
                <text:p>0.675099337748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88129139072848">
                <text:p>0.68812913907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687483443708609">
                <text:p>0.687483443708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61407284768212">
                <text:p>0.7614072847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18211920529801">
                <text:p>0.71821192052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14006622516556">
                <text:p>0.814006622516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7726821192053">
                <text:p>0.7772682119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695215231788079">
                <text:p>0.695215231788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04486754966887">
                <text:p>0.70448675496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45248344370861">
                <text:p>0.64524834437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43543046357616">
                <text:p>0.643543046357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58609271523179">
                <text:p>0.65860927152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4039735099338">
                <text:p>0.674039735099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02533112582781">
                <text:p>0.702533112582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1796357615894">
                <text:p>0.71796357615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884122516556291">
                <text:p>0.884122516556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3317880794702">
                <text:p>0.8331788079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797781456953642">
                <text:p>0.79778145695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64486754966887">
                <text:p>0.76448675496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687582781456954">
                <text:p>0.687582781456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06291390728477">
                <text:p>0.706291390728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51655629139073">
                <text:p>0.651655629139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47201986754967">
                <text:p>0.647201986754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61837748344371">
                <text:p>0.661837748344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46043046357616">
                <text:p>0.646043046357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84387417218543">
                <text:p>0.684387417218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686490066225166">
                <text:p>0.686490066225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44917218543046">
                <text:p>0.744917218543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19304635761589">
                <text:p>0.71930463576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34056291390728">
                <text:p>0.83405629139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34056291390728">
                <text:p>0.834056291390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27715231788079">
                <text:p>0.727715231788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24933774834437">
                <text:p>0.724933774834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81076158940397">
                <text:p>0.68107615894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36258278145695">
                <text:p>0.936258278145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24503311258278">
                <text:p>0.724503311258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05364238410596">
                <text:p>0.705364238410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10728476821192">
                <text:p>0.7107284768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36407284768212">
                <text:p>0.73640728476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81076158940397">
                <text:p>0.78107615894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39519867549669">
                <text:p>0.739519867549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43046357615894">
                <text:p>0.843046357615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8182119205298">
                <text:p>0.78182119205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14668874172185">
                <text:p>0.714668874172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67582781456954">
                <text:p>0.667582781456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69884105960265">
                <text:p>0.669884105960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00645695364238">
                <text:p>0.70064569536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97549668874172">
                <text:p>0.69754966887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11473509933775">
                <text:p>0.711473509933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2862582781457">
                <text:p>0.7286258278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74586092715232">
                <text:p>0.774586092715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5908940397351">
                <text:p>0.7590894039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21572847682119">
                <text:p>0.921572847682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808112582781457">
                <text:p>0.80811258278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38129139072848">
                <text:p>0.738129139072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14105960264901">
                <text:p>0.714105960264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78360927152318">
                <text:p>0.678360927152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03940397350993">
                <text:p>0.703940397350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715728476821192">
                <text:p>0.7157284768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92814569536424">
                <text:p>0.692814569536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31986754966887">
                <text:p>0.731986754966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21754966887417">
                <text:p>0.721754966887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63791390728477">
                <text:p>0.763791390728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0385761589404">
                <text:p>0.70385761589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20016556291391">
                <text:p>0.820016556291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755430463576159">
                <text:p>0.75543046357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11639072847682">
                <text:p>0.71163907284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718824503311258">
                <text:p>0.718824503311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52566225165563">
                <text:p>0.652566225165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681754966887417">
                <text:p>0.681754966887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8726821192053">
                <text:p>0.68726821192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1655629139073">
                <text:p>0.671655629139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690761589403973">
                <text:p>0.690761589403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06258278145695">
                <text:p>0.706258278145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746655629139073">
                <text:p>0.746655629139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790513245033113">
                <text:p>0.790513245033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75811258278146">
                <text:p>0.975811258278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aca6" draw:fill-color="#81aca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3cm" svg:height="9.006cm" xlink:href=".." xlink:type="simple" chart:class="chart:scatter" chart:style-name="ch1">
        <chart:legend chart:legend-position="end" svg:x="14.01cm" svg:y="3.955cm" style:legend-expansion="high" chart:style-name="ch2"/>
        <chart:plot-area chart:style-name="ch3" table:cell-range-address="valeurs_mensuelles.B4:valeurs_mensuelles.B6 valeurs_mensuelles.F1:valeurs_mensuelles.G1 valeurs_mensuelles.F4:valeurs_mensuelles.F245" chart:data-source-has-labels="row" svg:x="1.338cm" svg:y="0.18cm" svg:width="12.345cm" svg:height="7.665cm">
          <chartooo:coordinate-region svg:x="2.859cm" svg:y="0.379cm" svg:width="10.637cm" svg:height="7.267cm"/>
          <chart:axis chart:dimension="x" chart:name="primary-x" chart:style-name="ch4">
            <chart:title svg:x="7.109cm" svg:y="8.025cm" chart:style-name="ch5">
              <text:p>Mois</text:p>
            </chart:title>
          </chart:axis>
          <chart:axis chart:dimension="y" chart:name="primary-y" chart:style-name="ch4">
            <chart:title svg:x="0.451cm" svg:y="7.284cm" chart:style-name="ch6">
              <text:p>Pourcentage différence avec mois précédent</text:p>
            </chart:title>
            <chart:grid chart:style-name="ch7" chart:class="major"/>
          </chart:axis>
          <chart:series chart:style-name="ch8" chart:values-cell-range-address="valeurs_mensuelles.F4:valeurs_mensuelles.F6" chart:label-cell-address="valeurs_mensuelles.G1:valeurs_mensuelles.G1" chart:class="chart:scatter">
            <chart:domain table:cell-range-address="valeurs_mensuelles.B4:valeurs_mensuelles.B6"/>
            <chart:data-point chart:repeated="3"/>
          </chart:series>
          <chart:series chart:style-name="ch9" chart:values-cell-range-address="valeurs_mensuelles.F7:valeurs_mensuelles.F245" chart:label-cell-address="valeurs_mensuelles.F1:valeurs_mensuelles.F1" chart:class="chart:scatter">
            <chart:domain table:cell-range-address="valeurs_mensuelles.B7:valeurs_mensuelles.B245"/>
            <chart:data-point chart:repeated="79"/>
            <chart:data-point chart:style-name="ch10"/>
            <chart:data-point chart:repeated="59"/>
            <chart:data-point chart:style-name="ch10"/>
            <chart:data-point chart:repeated="16"/>
            <chart:data-point chart:style-name="ch10"/>
            <chart:data-point chart:repeated="8"/>
            <chart:data-point chart:style-name="ch10"/>
            <chart:data-point chart:repeated="12"/>
            <chart:data-point chart:style-name="ch10"/>
            <chart:data-point chart:repeated="5"/>
            <chart:data-point chart:style-name="ch10"/>
            <chart:data-point chart:repeated="22"/>
            <chart:data-point chart:style-name="ch10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020</text:p>
                <draw:g>
                  <svg:desc>valeurs_mensuelles.G1:valeurs_mensuelles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00-2019</text:p>
                <draw:g>
                  <svg:desc>valeurs_mensuelles.F1:valeurs_mensuell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valeurs_mensuelles.B4:valeurs_mensuelles.B6</svg:desc>
                </draw:g>
              </table:table-cell>
              <table:table-cell office:value-type="float" office:value="0.205588822355289">
                <text:p>0.205588822355289</text:p>
                <draw:g>
                  <svg:desc>valeurs_mensuelles.F4:valeurs_mensuelles.F6</svg:desc>
                </draw:g>
              </table:table-cell>
              <table:table-cell office:value-type="float" office:value="12">
                <text:p>12</text:p>
                <draw:g>
                  <svg:desc>valeurs_mensuelles.B7:valeurs_mensuelles.B245</svg:desc>
                </draw:g>
              </table:table-cell>
              <table:table-cell office:value-type="float" office:value="0.0590551181102362">
                <text:p>0.0590551181102362</text:p>
                <draw:g>
                  <svg:desc>valeurs_mensuelles.F7:valeurs_mensuelles.F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03756708407871">
                <text:p>-0.103756708407871</text:p>
              </table:table-cell>
              <table:table-cell office:value-type="float" office:value="11">
                <text:p>11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90334572490706">
                <text:p>0.0390334572490706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174291938997821">
                <text:p>-0.017429193899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192307692307692">
                <text:p>-0.019230769230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5625">
                <text:p>-0.0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0207900207900208">
                <text:p>-0.00207900207900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820610687022901">
                <text:p>-0.0820610687022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437956204379562">
                <text:p>-0.0437956204379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0743243243243243">
                <text:p>-0.0743243243243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0611151786058">
                <text:p>0.140611151786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653557206781888">
                <text:p>0.0653557206781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030286907051938">
                <text:p>-0.0030286907051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928079434654262">
                <text:p>0.0928079434654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299375216938563">
                <text:p>-0.029937521693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236587380594328">
                <text:p>-0.023658738059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744879380974056">
                <text:p>0.0744879380974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600667408231368">
                <text:p>-0.0600667408231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531475330146642">
                <text:p>-0.053147533014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66478145628282">
                <text:p>-0.166478145628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58319807575728">
                <text:p>0.1583198075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27518725153981">
                <text:p>-0.12751872515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489476698403608">
                <text:p>0.0489476698403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40768869561667">
                <text:p>0.140768869561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133440913604767">
                <text:p>0.0133440913604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725364457363481">
                <text:p>0.072536445736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107340416191062">
                <text:p>-0.010734041619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00647327839515719">
                <text:p>0.00647327839515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429502983939722">
                <text:p>0.0429502983939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829970207281256">
                <text:p>-0.0829970207281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268610731410966">
                <text:p>0.0268610731410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624504159970707">
                <text:p>-0.0624504159970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466225782053023">
                <text:p>-0.046622578205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230288102701896">
                <text:p>-0.2302881027018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91505255856144">
                <text:p>0.191505255856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53481596980017">
                <text:p>0.153481596980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112582915796093">
                <text:p>-0.011258291579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25373815774455">
                <text:p>0.125373815774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189029989473448">
                <text:p>-0.0189029989473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21884858044164">
                <text:p>-0.021884858044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515064958997512">
                <text:p>0.051506495899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754946014438742">
                <text:p>-0.075494601443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165249444979684">
                <text:p>-0.0165249444979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00659257864005">
                <text:p>-0.100659257864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950907590759076">
                <text:p>0.0950907590759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0856970428485214">
                <text:p>-0.0856970428485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677621377796573">
                <text:p>0.0677621377796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86891812033531">
                <text:p>0.086891812033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696599470576257">
                <text:p>-0.0696599470576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25369508925502">
                <text:p>0.125369508925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24543442787849">
                <text:p>-0.024543442787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15210883155763">
                <text:p>-0.015210883155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410431514540413">
                <text:p>0.0410431514540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364130194762178">
                <text:p>-0.0364130194762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317090380380166">
                <text:p>-0.0317090380380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32799317646623">
                <text:p>-0.132799317646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443188261979019">
                <text:p>-0.044318826197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0177710476389397">
                <text:p>-0.0177710476389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19526880882324">
                <text:p>0.119526880882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16139976945997">
                <text:p>0.11613997694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123296417798719">
                <text:p>0.0123296417798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67577096652877">
                <text:p>0.067577096652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119144389994658">
                <text:p>-0.0119144389994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0938686299321293">
                <text:p>-0.00938686299321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322511696392524">
                <text:p>0.032251169639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530730654192997">
                <text:p>-0.0530730654192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00224890927899968">
                <text:p>0.0000224890927899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793407594517371">
                <text:p>-0.0793407594517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555324868326158">
                <text:p>0.055532486832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087142144638404">
                <text:p>-0.08714214463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8404599935212">
                <text:p>0.014840459993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11131107711689">
                <text:p>0.111131107711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13558795464128">
                <text:p>-0.013558795464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732863335397513">
                <text:p>0.0732863335397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0874537504204507">
                <text:p>0.00874537504204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571525654094461">
                <text:p>-0.0571525654094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430252339098384">
                <text:p>0.0430252339098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469714028371988">
                <text:p>-0.0469714028371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353201842036667">
                <text:p>-0.035320184203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35328036663474">
                <text:p>-0.13532803666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521312965634449">
                <text:p>0.052131296563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0821815939347771">
                <text:p>-0.0821815939347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944497379704621">
                <text:p>0.0944497379704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00609556269253">
                <text:p>0.100609556269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0872785550309698">
                <text:p>-0.00872785550309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8502010561504">
                <text:p>0.11850201056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230962184675091">
                <text:p>-0.0230962184675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154928593061995">
                <text:p>-0.015492859306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87364586329211">
                <text:p>0.0287364586329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727793950976688">
                <text:p>-0.0727793950976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188387153042758">
                <text:p>-0.0188387153042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32549034442322">
                <text:p>-0.132549034442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134166822168315">
                <text:p>-0.0134166822168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426881469375049">
                <text:p>0.042688146937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88817009353496">
                <text:p>0.0588817009353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963093463432263">
                <text:p>0.0963093463432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147101368643596">
                <text:p>-0.0147101368643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909730989608624">
                <text:p>0.0909730989608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160770167936743">
                <text:p>-0.0160770167936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000884659525631217">
                <text:p>0.000884659525631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104612113744534">
                <text:p>0.0104612113744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446393537218696">
                <text:p>-0.0446393537218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580383052814858">
                <text:p>0.00580383052814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816739862704132">
                <text:p>-0.0816739862704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33399427186605">
                <text:p>0.033399427186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28590078328982">
                <text:p>-0.128590078328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309351806036616">
                <text:p>0.0309351806036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41446773902042">
                <text:p>0.141446773902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386377951045762">
                <text:p>-0.0386377951045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03011283328941">
                <text:p>0.103011283328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0617060766023092">
                <text:p>0.00617060766023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290214618391181">
                <text:p>-0.0290214618391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57598309886205">
                <text:p>0.0257598309886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495162468054034">
                <text:p>-0.0495162468054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0959298341784295">
                <text:p>0.000959298341784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793397119125223">
                <text:p>-0.0793397119125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389993445488311">
                <text:p>0.0389993445488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04217633819356">
                <text:p>-0.104217633819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7342107441437">
                <text:p>0.057342107441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17628012396503">
                <text:p>0.117628012396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366937729753815">
                <text:p>-0.0366937729753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21200009991757">
                <text:p>0.12120000999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251546291335898">
                <text:p>-0.0251546291335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076841291320317">
                <text:p>-0.0076841291320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144131777625257">
                <text:p>0.0144131777625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472231304591527">
                <text:p>-0.047223130459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168082663605052">
                <text:p>-0.016808266360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615639881914366">
                <text:p>-0.0615639881914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0578443344687962">
                <text:p>-0.00578443344687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208032169398351">
                <text:p>-0.208032169398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91991101223582">
                <text:p>0.19199110122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56256576947361">
                <text:p>0.156256576947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342592592592593">
                <text:p>-0.034259259259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00616424736528">
                <text:p>0.100616424736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0551229761463354">
                <text:p>-0.00551229761463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354077253218884">
                <text:p>-0.0354077253218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9884831667608">
                <text:p>0.029884831667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531076336410352">
                <text:p>-0.0531076336410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35609373248122">
                <text:p>-0.035609373248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504428924282429">
                <text:p>-0.0504428924282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239616265125913">
                <text:p>0.0239616265125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15633797385369">
                <text:p>-0.115633797385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754619165128673">
                <text:p>0.0754619165128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824709870030753">
                <text:p>0.0824709870030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0227231821454284">
                <text:p>0.00227231821454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19005060295562">
                <text:p>0.119005060295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0806612726001399">
                <text:p>-0.00806612726001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439536827026382">
                <text:p>-0.0439536827026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514094936867736">
                <text:p>0.0514094936867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310128429655575">
                <text:p>-0.0310128429655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290491710358509">
                <text:p>-0.0290491710358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673773705424991">
                <text:p>-0.0673773705424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264984512423975">
                <text:p>0.0264984512423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01493143727781">
                <text:p>-0.10149314372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781007030377363">
                <text:p>0.078100703037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816079973468518">
                <text:p>0.0816079973468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0672941176470588">
                <text:p>-0.0067294117647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544859071059944">
                <text:p>0.0544859071059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0368562605837235">
                <text:p>0.00368562605837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701400949403728">
                <text:p>-0.0701400949403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590788699234844">
                <text:p>0.059078869923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18935110555061">
                <text:p>-0.018935110555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00939215875156536">
                <text:p>0.00093921587515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970884341907848">
                <text:p>-0.0970884341907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601429230059935">
                <text:p>0.0601429230059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17682951633242">
                <text:p>-0.117682951633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472660659893071">
                <text:p>0.0472660659893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18025291133814">
                <text:p>0.118025291133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131606777749054">
                <text:p>-0.0131606777749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918071485387319">
                <text:p>0.0918071485387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0264985850270131">
                <text:p>0.00264985850270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22875816993464">
                <text:p>-0.022875816993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0.0228925132639025">
                <text:p>-0.022892513263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405580562298211">
                <text:p>-0.0405580562298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214919866251585">
                <text:p>-0.0214919866251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187936555495215">
                <text:p>-0.187936555495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611437882521262">
                <text:p>0.061143788252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443697339476196">
                <text:p>0.044369733947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43551705468327">
                <text:p>0.043551705468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11846857693234">
                <text:p>0.111846857693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26488513830286">
                <text:p>-0.026488513830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838414634146342">
                <text:p>0.0838414634146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0688137934562943">
                <text:p>0.00688137934562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221138211382114">
                <text:p>-0.0221138211382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44483739524871">
                <text:p>0.0244483739524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560272879018797">
                <text:p>-0.0560272879018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0306289793555856">
                <text:p>-0.00306289793555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784344231324873">
                <text:p>-0.0784344231324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35607420706164">
                <text:p>0.035607420706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37582626992477">
                <text:p>-0.137582626992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146130045047095">
                <text:p>0.146130045047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0383684282647422">
                <text:p>0.00383684282647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643945839511875">
                <text:p>0.064394583951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272555260831123">
                <text:p>-0.272555260831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922760511883">
                <text:p>0.2922760511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71336024786405">
                <text:p>0.0271336024786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0754752143123369">
                <text:p>-0.00754752143123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348703882731176">
                <text:p>-0.0348703882731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571888844140153">
                <text:p>-0.0571888844140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561936104954441">
                <text:p>0.056193610495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22800471327573">
                <text:p>-0.12280047132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783109567574436">
                <text:p>0.0783109567574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939628411249595">
                <text:p>0.0939628411249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243428338946274">
                <text:p>-0.024342833894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972422002876841">
                <text:p>0.0972422002876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0343540693507328">
                <text:p>-0.00343540693507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439046291263971">
                <text:p>-0.0439046291263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0443843159593658">
                <text:p>0.00443843159593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195704279431271">
                <text:p>-0.0195704279431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235406394146652">
                <text:p>-0.023540639414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593352570268248">
                <text:p>-0.0593352570268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20414840018321">
                <text:p>0.020414840018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76311014497961">
                <text:p>-0.17631101449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040155705798">
                <text:p>0.14040155705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948119238274679">
                <text:p>0.0948119238274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0336409162570713">
                <text:p>0.0336409162570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526932370097381">
                <text:p>0.052693237009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36337551154805">
                <text:p>-0.036337551154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1647004395096">
                <text:p>-0.0164700439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330736510060699">
                <text:p>0.033073651006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535148828372388">
                <text:p>-0.053514882837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141762627884571">
                <text:p>0.0141762627884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550365248303817">
                <text:p>-0.0550365248303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85150424576012">
                <text:p>0.08515042457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41654384300107">
                <text:p>-0.141654384300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854957482247743">
                <text:p>0.0854957482247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0615359560756578">
                <text:p>0.0615359560756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0.0099960844830366">
                <text:p>-0.009996084483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10153494862362">
                <text:p>0.10153494862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0.0428141240468211">
                <text:p>-0.0428141240468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0.0080219700802197">
                <text:p>-0.0080219700802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232449221060935">
                <text:p>0.0232449221060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0.0276592684914434">
                <text:p>-0.0276592684914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0.0219419569600075">
                <text:p>-0.021941956960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541043948733869">
                <text:p>-0.054104394873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0.0554799254403418">
                <text:p>-0.055479925440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0.189891243489031">
                <text:p>-0.189891243489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